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1.596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9cm" fo:min-width="21.389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7.058cm" loext:decorative="false"/>
      <style:paragraph-properties style:writing-mode="lr-tb"/>
    </style:style>
    <style:style style:name="pr1" style:family="presentation" style:parent-style-name="DNA-subtitle">
      <style:graphic-properties draw:fill-color="#ffffff" fo:min-height="10cm" loext:decorative="false"/>
      <style:paragraph-properties style:writing-mode="lr-tb"/>
    </style:style>
    <style:style style:name="pr2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DNA_5f_-subtitle">
      <style:graphic-properties draw:fill-color="#ffffff" fo:min-height="12.056cm" loext:decorative="false"/>
      <style:paragraph-properties style:writing-mode="lr-tb"/>
    </style:style>
    <style:style style:name="pr4" style:family="presentation" style:parent-style-name="DNA_5f_-notes">
      <style:graphic-properties draw:fill-color="#ffffff" fo:min-height="14cm" loext:decorative="false"/>
      <style:paragraph-properties style:writing-mode="lr-tb"/>
    </style:style>
    <style:style style:name="pr5" style:family="presentation" style:parent-style-name="DNA-title">
      <style:graphic-properties fo:min-height="2.6cm" loext:decorative="false"/>
      <style:paragraph-properties style:writing-mode="lr-tb"/>
    </style:style>
    <style:style style:name="pr6" style:family="presentation" style:parent-style-name="DNA-outline1">
      <style:graphic-properties fo:min-height="9.135cm" loext:decorative="false"/>
      <style:paragraph-properties style:writing-mode="lr-tb"/>
    </style:style>
    <style:style style:name="pr7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r8" style:family="presentation" style:parent-style-name="Default6-title">
      <style:graphic-properties draw:auto-grow-height="true" fo:min-height="2.6cm" loext:decorative="false"/>
      <style:paragraph-properties style:writing-mode="lr-tb"/>
    </style:style>
    <style:style style:name="pr9" style:family="presentation" style:parent-style-name="Default6-outline1">
      <style:graphic-properties fo:min-height="10.001cm" loext:decorative="false"/>
      <style:paragraph-properties style:writing-mode="lr-tb"/>
    </style:style>
    <style:style style:name="pr10" style:family="presentation" style:parent-style-name="Default6-notes">
      <style:graphic-properties draw:fill-color="#ffffff" draw:auto-grow-height="true" fo:min-height="14cm" loext:decorative="false"/>
      <style:paragraph-properties style:writing-mode="lr-tb"/>
    </style:style>
    <style:style style:name="pr11" style:family="presentation" style:parent-style-name="Default6-title">
      <style:graphic-properties fo:min-height="2.6cm" loext:decorative="false"/>
      <style:paragraph-properties style:writing-mode="lr-tb"/>
    </style:style>
    <style:style style:name="pr12" style:family="presentation" style:parent-style-name="Default6-outline1">
      <style:graphic-properties fo:min-height="9.135cm" loext:decorative="false"/>
      <style:paragraph-properties style:writing-mode="lr-tb"/>
    </style:style>
    <style:style style:name="pr13" style:family="presentation" style:parent-style-name="Default6-notes">
      <style:graphic-properties draw:fill-color="#ffffff" fo:min-height="14cm" loext:decorative="false"/>
      <style:paragraph-properties style:writing-mode="lr-tb"/>
    </style:style>
    <style:style style:name="pr14" style:family="presentation" style:parent-style-name="Default6-outline1">
      <style:graphic-properties fo:min-height="4.357cm" loext:decorative="false"/>
      <style:paragraph-properties style:writing-mode="lr-tb"/>
    </style:style>
    <style:style style:name="pr15" style:family="presentation" style:parent-style-name="DNA-subtitle">
      <style:graphic-properties draw:fill-color="#ffffff" fo:min-height="12.056cm" loext:decorative="false"/>
      <style:paragraph-properties style:writing-mode="lr-tb"/>
    </style:style>
    <style:style style:name="pr16" style:family="presentation" style:parent-style-name="Default4_5f_-title">
      <style:graphic-properties fo:min-height="1.75cm" loext:decorative="false"/>
      <style:paragraph-properties style:writing-mode="lr-tb"/>
    </style:style>
    <style:style style:name="pr17" style:family="presentation" style:parent-style-name="Default4_5f_-outline1">
      <style:graphic-properties fo:min-height="10.001cm" loext:decorative="false"/>
      <style:paragraph-properties style:writing-mode="lr-tb"/>
    </style:style>
    <style:style style:name="pr18" style:family="presentation" style:parent-style-name="Default4_5f_-notes">
      <style:graphic-properties draw:fill-color="#ffffff" draw:auto-grow-height="true" fo:min-height="14cm" loext:decorative="false"/>
      <style:paragraph-properties style:writing-mode="lr-tb"/>
    </style:style>
    <style:style style:name="pr19" style:family="presentation" style:parent-style-name="Default5_5f_-title">
      <style:graphic-properties fo:min-height="1.75cm" loext:decorative="false"/>
      <style:paragraph-properties style:writing-mode="lr-tb"/>
    </style:style>
    <style:style style:name="pr20" style:family="presentation" style:parent-style-name="Default5_5f_-outline1">
      <style:graphic-properties fo:min-height="10.001cm" loext:decorative="false"/>
      <style:paragraph-properties style:writing-mode="lr-tb"/>
    </style:style>
    <style:style style:name="pr21" style:family="presentation" style:parent-style-name="Default5_5f_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  <style:text-properties fo:color="#000000" loext:opacity="100%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9.3999996185303pt"/>
    </style:style>
    <style:style style:name="P4" style:family="paragraph">
      <style:paragraph-properties fo:margin-left="0cm" fo:margin-right="0cm" fo:margin-top="0cm" fo:margin-bottom="0.374cm" fo:text-indent="0cm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text-properties fo:color="#000000" loext:opacity="100%"/>
    </style:style>
    <style:style style:name="P10" style:family="paragraph">
      <style:paragraph-properties fo:margin-left="0cm" fo:margin-right="0cm" fo:margin-top="0cm" fo:margin-bottom="0.299cm" fo:text-indent="0cm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paragraph-properties fo:margin-left="0cm" fo:margin-right="0cm" fo:margin-top="0cm" fo:margin-bottom="0.298cm" fo:text-indent="0cm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18pt" style:font-size-asian="18pt" style:font-size-complex="18pt"/>
    </style:style>
    <style:style style:name="T3" style:family="text">
      <style:text-properties fo:color="#00a933" loext:opacity="100%"/>
    </style:style>
    <style:style style:name="T4" style:family="text">
      <style:text-properties fo:color="#00a933" loext:opacity="100%" fo:font-weight="normal" style:font-weight-asian="normal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c9211e" loext:opacity="100%"/>
    </style:style>
    <style:style style:name="T9" style:family="text">
      <style:text-properties fo:color="#000000" loext:opacity="100%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color="#000000" loext:opacity="100%" fo:font-style="italic" style:font-style-asian="italic" style:font-style-complex="italic"/>
    </style:style>
    <style:style style:name="T11" style:family="text">
      <style:text-properties fo:color="#000000" loext:opacity="100%" fo:font-weight="bold" style:font-weight-asian="bold" style:font-weight-complex="bold"/>
    </style:style>
    <style:style style:name="T12" style:family="text">
      <style:text-properties fo:color="#050505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color="#000000" loext:opacity="100%" style:text-underline-style="solid" style:text-underline-width="auto" style:text-underline-color="font-color"/>
    </style:style>
    <style:style style:name="T17" style:family="text">
      <style:text-properties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imitris Tsirmpas</presentation:footer-decl>
      <presentation:date-time-decl presentation:name="dtd1" presentation:source="current-date" style:data-style-name="D3"/>
      <draw:page draw:name="page1" draw:style-name="dp1" draw:master-page-name="DNA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1.42cm" svg:height="10cm" svg:x="5.25cm" svg:y="2.54cm" presentation:class="subtitle" presentation:user-transformed="true">
          <draw:text-box>
            <text:p><text:span text:style-name="T1">Feasibility of using LLMs to define LLM facilitator policy </text:span></text:p>
            <text:p><text:span text:style-name="T1"/></text:p>
            <text:p><text:span text:style-name="T2">Dimitris Tsirmpas</text:span></text:p>
            <text:p><text:span text:style-name="T2">7/10/2024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_5f_" presentation:presentation-page-layout-name="AL2T32" presentation:use-footer-name="ftr1" presentation:use-date-time-name="dtd1">
        <office:forms form:automatic-focus="false" form:apply-design-mode="false"/>
        <draw:frame presentation:style-name="pr3" draw:text-style-name="P2" draw:layer="layout" svg:width="22.5cm" svg:height="12.056cm" svg:x="4.5cm" svg:y="0.6cm" presentation:class="subtitle">
          <draw:text-box>
            <text:p>What is a “policy”?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DNA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2.5cm" svg:height="2.6cm" svg:x="4.5cm" svg:y="0.6cm" presentation:class="title">
          <draw:text-box>
            <text:p>What is a “policy”</text:p>
          </draw:text-box>
        </draw:frame>
        <draw:frame presentation:style-name="pr6" draw:layer="layout" svg:width="22.5cm" svg:height="9.134cm" svg:x="4.5cm" svg:y="3.8cm" presentation:class="outline">
          <draw:text-box>
            <text:list text:style-name="L2">
              <text:list-item>
                <text:p text:style-name="P4">… in the context of AI systems?</text:p>
                <text:list>
                  <text:list-item>
                    <text:p>Formal policy documents; ideological principles by institutions </text:p>
                  </text:list-item>
                  <text:list-item>
                    <text:p>A mapping between situations (states) and actions (RL)</text:p>
                  </text:list-item>
                  <text:list-item>
                    <text:p>Combinations of broad principles (Constitutional AI)</text:p>
                  </text:list-item>
                  <text:list-item>
                    <text:p>…</text:p>
                  </text:list-item>
                  <text:list-item>
                    <text:p>“<text:span text:style-name="T3">A</text:span><text:span text:style-name="T4">ny specification of desired </text:span><text:span text:style-name="T4">model behavior that is actually </text:span><text:span text:style-name="T4">used to shape the behavior of </text:span><text:span text:style-name="T4">a model</text:span>”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2.096cm" svg:height="0.645cm" svg:x="5.209cm" svg:y="13.325cm">
          <draw:text-box>
            <text:p text:style-name="P5"><text:span text:style-name="T5">Lam, Michelle S., et al. "AI Policy Projector: Grounding LLM Policy Design in Iterative Mapmaking." arXiv preprint arXiv:2409.18203 (2024).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DNA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2.5cm" svg:height="2.6cm" svg:x="4.5cm" svg:y="0.6cm" presentation:class="title">
          <draw:text-box>
            <text:p text:style-name="P7">What is a “policy”</text:p>
          </draw:text-box>
        </draw:frame>
        <draw:frame presentation:style-name="pr6" draw:layer="layout" svg:width="22.154cm" svg:height="9.009cm" svg:x="4.445cm" svg:y="3.81cm" presentation:class="outline" presentation:user-transformed="true">
          <draw:text-box>
            <text:list text:style-name="L2">
              <text:list-item>
                <text:p>In our case this “specification” may relate to two different policies of the LLM facilitator:</text:p>
                <text:list>
                  <text:list-item>
                    <text:p><text:span text:style-name="T6">The Constitution </text:span><text:span text:style-name="T7">(platform </text:span><text:span text:style-name="T7">policy)</text:span>: which behaviors it allows in the conversation</text:p>
                  </text:list-item>
                  <text:list-item>
                    <text:p><text:span text:style-name="T6">The Interventions </text:span><text:span text:style-name="T7">(facilitator </text:span><text:span text:style-name="T7">policy): when and how it </text:span><text:span text:style-name="T7">intervenes when the </text:span><text:span text:style-name="T7">Constitution is violated by a </text:span><text:span text:style-name="T7">user</text:span></text:p>
                  </text:list-item>
                </text:list>
              </text:list-item>
              <text:list-item>
                <text:p><text:span text:style-name="T7">Current research space </text:span><text:span text:style-name="T7">focuses on the former, us on </text:span><text:span text:style-name="T7">the latter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DNA" presentation:presentation-page-layout-name="AL4T3" presentation:use-footer-name="ftr1" presentation:use-date-time-name="dtd1">
        <office:forms form:automatic-focus="false" form:apply-design-mode="false"/>
        <draw:frame presentation:style-name="pr6" draw:layer="layout" svg:width="10.979cm" svg:height="9.134cm" svg:x="4.5cm" svg:y="3.8cm" presentation:class="outline">
          <draw:text-box>
            <text:list text:style-name="L2">
              <text:list-item>
                <text:p>Principle-based approaches </text:p>
                <text:list>
                  <text:list-item>
                    <text:p>Set of natural language rules</text:p>
                  </text:list-item>
                  <text:list-item>
                    <text:p>Defined by policymakers</text:p>
                  </text:list-item>
                  <text:list-item>
                    <text:p><text:span text:style-name="T3">Easy to develop</text:span></text:p>
                  </text:list-item>
                  <text:list-item>
                    <text:p><text:span text:style-name="T8">De facto LLM enforced policy </text:span><text:span text:style-name="T8">may deviate from the selected </text:span><text:span text:style-name="T8">policy</text:span></text:p>
                  </text:list-item>
                </text:list>
              </text:list-item>
            </text:list>
          </draw:text-box>
        </draw:frame>
        <draw:frame presentation:style-name="pr5" draw:layer="layout" svg:width="22.5cm" svg:height="2.6cm" svg:x="4.5cm" svg:y="0.6cm" presentation:class="title" presentation:user-transformed="true">
          <draw:text-box>
            <text:p>Policy creation approaches</text:p>
          </draw:text-box>
        </draw:frame>
        <draw:frame presentation:style-name="pr6" draw:layer="layout" svg:width="10.979cm" svg:height="9.134cm" svg:x="16.029cm" svg:y="3.8cm" presentation:class="outline">
          <draw:text-box>
            <text:list text:style-name="L2">
              <text:list-item>
                <text:p><text:s/>Case-based approaches</text:p>
                <text:list>
                  <text:list-item>
                    <text:p>Inspired by case law</text:p>
                  </text:list-item>
                  <text:list-item>
                    <text:p>Base behavior on previous rulings (precedent)</text:p>
                  </text:list-item>
                  <text:list-item>
                    <text:p><text:span text:style-name="T3">Robust, translates well to </text:span><text:span text:style-name="T3">LLMs</text:span></text:p>
                  </text:list-item>
                  <text:list-item>
                    <text:p><text:span text:style-name="T8">Need large case datasets</text:span></text:p>
                  </text:list-item>
                  <text:list-item>
                    <text:p><text:span text:style-name="T8">May be difficult to generate </text:span><text:span text:style-name="T8">with LLMs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2.096cm" svg:height="0.645cm" svg:x="5.209cm" svg:y="13.326cm">
          <draw:text-box>
            <text:p text:style-name="P5"><text:span text:style-name="T5">Lam, Michelle S., et al. "AI Policy Projector: Grounding LLM Policy Design in Iterative Mapmaking." arXiv preprint arXiv:2409.18203 (2024).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DNA" presentation:presentation-page-layout-name="AL4T3" presentation:use-footer-name="ftr1" presentation:use-date-time-name="dtd1">
        <office:forms form:automatic-focus="false" form:apply-design-mode="false"/>
        <draw:frame presentation:style-name="pr6" draw:layer="layout" svg:width="10.979cm" svg:height="9.134cm" svg:x="4.5cm" svg:y="3.8cm" presentation:class="outline">
          <draw:text-box>
            <text:list text:style-name="L2">
              <text:list-item>
                <text:p><text:span text:style-name="T3">Principle-based approaches </text:span></text:p>
                <text:list>
                  <text:list-item>
                    <text:p>Set of natural language rules</text:p>
                  </text:list-item>
                  <text:list-item>
                    <text:p>Defined by policymakers</text:p>
                  </text:list-item>
                  <text:list-item>
                    <text:p><text:span text:style-name="T3">Easy to develop</text:span></text:p>
                  </text:list-item>
                  <text:list-item>
                    <text:p><text:span text:style-name="T8">De facto LLM enforced policy </text:span><text:span text:style-name="T8">may deviate from the selected </text:span><text:span text:style-name="T8">policy</text:span></text:p>
                  </text:list-item>
                </text:list>
              </text:list-item>
            </text:list>
          </draw:text-box>
        </draw:frame>
        <draw:frame presentation:style-name="pr5" draw:layer="layout" svg:width="22.5cm" svg:height="2.6cm" svg:x="4.5cm" svg:y="0.6cm" presentation:class="title" presentation:user-transformed="true">
          <draw:text-box>
            <text:p>Policy creation approaches</text:p>
          </draw:text-box>
        </draw:frame>
        <draw:frame presentation:style-name="pr6" draw:layer="layout" svg:width="10.979cm" svg:height="9.134cm" svg:x="16.029cm" svg:y="3.8cm" presentation:class="outline">
          <draw:text-box>
            <text:list text:style-name="L2">
              <text:list-item>
                <text:p><text:s/><text:span text:style-name="T8">Case-based approaches</text:span></text:p>
                <text:list>
                  <text:list-item>
                    <text:p>Inspired by case law</text:p>
                  </text:list-item>
                  <text:list-item>
                    <text:p>Base behavior on previous rulings (precedent)</text:p>
                  </text:list-item>
                  <text:list-item>
                    <text:p><text:span text:style-name="T3">Robust, translates well to </text:span><text:span text:style-name="T3">LLMs</text:span></text:p>
                  </text:list-item>
                  <text:list-item>
                    <text:p><text:span text:style-name="T8">Need large case datasets</text:span></text:p>
                  </text:list-item>
                  <text:list-item>
                    <text:p><text:span text:style-name="T8">May be difficult to generate </text:span><text:span text:style-name="T8">with LLMs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2.096cm" svg:height="0.645cm" svg:x="5.209cm" svg:y="13.326cm">
          <draw:text-box>
            <text:p text:style-name="P5"><text:span text:style-name="T5">Lam, Michelle S., et al. "AI Policy Projector: Grounding LLM Policy Design in Iterative Mapmaking." arXiv preprint arXiv:2409.18203 (2024).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_5f_" presentation:presentation-page-layout-name="AL2T32" presentation:use-footer-name="ftr1" presentation:use-date-time-name="dtd1">
        <office:forms form:automatic-focus="false" form:apply-design-mode="false"/>
        <draw:frame presentation:style-name="pr3" draw:text-style-name="P2" draw:layer="layout" svg:width="22.5cm" svg:height="12.056cm" svg:x="4.5cm" svg:y="0.6cm" presentation:class="subtitle">
          <draw:text-box>
            <text:p text:style-name="P8">How do we create a policy?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Default6" presentation:presentation-page-layout-name="AL3T1" presentation:use-footer-name="ftr1" presentation:use-date-time-name="dtd1">
        <office:forms form:automatic-focus="false" form:apply-design-mode="false"/>
        <draw:frame presentation:style-name="pr8" draw:text-style-name="P9" draw:layer="layout" svg:width="22.5cm" svg:height="2.6cm" svg:x="4.5cm" svg:y="0.6cm" presentation:class="title">
          <draw:text-box>
            <text:p><text:span text:style-name="T1">Collective Constitutional AI</text:span></text:p>
          </draw:text-box>
        </draw:frame>
        <draw:frame presentation:style-name="pr9" draw:text-style-name="P9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1">Define the policy using </text:span><text:span text:style-name="T1">aggregated human feedback</text:span></text:p>
                <text:list>
                  <text:list-item>
                    <text:p><text:span text:style-name="T1">Use a deliberation &amp; opinion </text:span><text:span text:style-name="T1">analysis platform (Polis)</text:span></text:p>
                  </text:list-item>
                  <text:list-item>
                    <text:p><text:span text:style-name="T1">Define a superset of rules that </text:span><text:span text:style-name="T1">will make up the </text:span><text:span text:style-name="T9">original policy</text:span></text:p>
                  </text:list-item>
                  <text:list-item>
                    <text:p><text:span text:style-name="T1">Let users submit their own </text:span><text:span text:style-name="T1">rules to the </text:span><text:span text:style-name="T10">original policy</text:span></text:p>
                  </text:list-item>
                  <text:list-item>
                    <text:p><text:span text:style-name="T1">Let users vote and discuss </text:span><text:span text:style-name="T1">each rule</text:span></text:p>
                    <text:list>
                      <text:list-item>
                        <text:p><text:span text:style-name="T1">Rules exhibiting polarization </text:span><text:span text:style-name="T1">are not included in the </text:span><text:span text:style-name="T11">final </text:span><text:span text:style-name="T11">policy</text:span></text:p>
                      </text:list-item>
                      <text:list-item>
                        <text:p><text:span text:style-name="T1">Broadly accepted rules are </text:span><text:span text:style-name="T1">included in the </text:span><text:span text:style-name="T11">final policy</text:span></text:p>
                      </text:list-item>
                    </text:list>
                  </text:list-item>
                  <text:list-item>
                    <text:p><text:span text:style-name="T1">Train model with the same </text:span><text:span text:style-name="T1">procedure as in </text:span><text:span text:style-name="T1">“Constitutional AI”, using the </text:span><text:span text:style-name="T11">final policy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21.889cm" svg:height="1.459cm" svg:x="8.255cm" svg:y="12.934cm">
          <draw:text-box>
            <text:p text:style-name="P5"><text:span text:style-name="T5">Huang, Saffron, et al. "Collective Constitutional AI: Aligning a Language Model with Public Input." </text:span></text:p>
            <text:p text:style-name="P5"><text:span text:style-name="T5">The 2024 ACM Conference on Fairness, Accountability, and Transparency. 2024.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Default6" presentation:presentation-page-layout-name="AL3T1" presentation:use-footer-name="ftr1" presentation:use-date-time-name="dtd1">
        <office:forms form:automatic-focus="false" form:apply-design-mode="false"/>
        <draw:frame presentation:style-name="pr11" draw:layer="layout" svg:width="22.5cm" svg:height="2.6cm" svg:x="4.5cm" svg:y="0.6cm" presentation:class="title">
          <draw:text-box>
            <text:p>How do we create a policy with LLMs?</text:p>
          </draw:text-box>
        </draw:frame>
        <draw:frame presentation:style-name="pr12" draw:layer="layout" svg:width="22.5cm" svg:height="9.134cm" svg:x="4.5cm" svg:y="3.8cm" presentation:class="outline">
          <draw:text-box>
            <text:list text:style-name="L2">
              <text:list-item>
                <text:p text:style-name="P4"><text:span text:style-name="T12">There is currently no paper </text:span><text:span text:style-name="T12">outlining how a LLM can </text:span><text:span text:style-name="T12">create its own policy, or </text:span>adapt it as-it-goes</text:p>
              </text:list-item>
              <text:list-item>
                <text:p>Research currently assumes that a sound <text:span text:style-name="T13">policy exists</text:span>; the research question is <text:span text:style-name="T14">how</text:span> the model can follow that policy</text:p>
              </text:list-item>
              <text:list-item>
                <text:p>Therefore we could innovate by partly or wholly automating the policy-creation task to the LLM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Default6" presentation:presentation-page-layout-name="AL3T1" presentation:use-footer-name="ftr1" presentation:use-date-time-name="dtd1">
        <office:forms form:automatic-focus="false" form:apply-design-mode="false"/>
        <draw:frame presentation:style-name="pr11" draw:layer="layout" svg:width="22.5cm" svg:height="2.6cm" svg:x="4.5cm" svg:y="0.6cm" presentation:class="title">
          <draw:text-box>
            <text:p text:style-name="P7">How do we create a policy with LLMs?</text:p>
          </draw:text-box>
        </draw:frame>
        <draw:frame presentation:style-name="pr12" draw:layer="layout" svg:width="22.5cm" svg:height="9.134cm" svg:x="4.5cm" svg:y="3.8cm" presentation:class="outline">
          <draw:text-box>
            <text:list text:style-name="L2">
              <text:list-item>
                <text:p>Countless possibilities, but we explore three:</text:p>
                <text:list>
                  <text:list-item>
                    <text:p text:style-name="P4"><text:span text:style-name="T1">Argument-quality-based </text:span><text:span text:style-name="T1">policy filtering</text:span></text:p>
                  </text:list-item>
                  <text:list-item>
                    <text:p text:style-name="P4"><text:span text:style-name="T1">Reinforcement Learning</text:span></text:p>
                  </text:list-item>
                  <text:list-item>
                    <text:p text:style-name="P4"><text:span text:style-name="T1">LLM self-correc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Default6" presentation:presentation-page-layout-name="AL3T1" presentation:use-footer-name="ftr1" presentation:use-date-time-name="dtd1">
        <office:forms form:automatic-focus="false" form:apply-design-mode="false"/>
        <draw:frame presentation:style-name="pr11" draw:layer="layout" svg:width="22.5cm" svg:height="2.6cm" svg:x="4.5cm" svg:y="0.6cm" presentation:class="title" presentation:user-transformed="true">
          <draw:text-box>
            <text:p text:style-name="P7">How do we create a policy with LLMs?</text:p>
          </draw:text-box>
        </draw:frame>
        <draw:frame presentation:style-name="pr12" draw:layer="layout" svg:width="22.5cm" svg:height="9.134cm" svg:x="4.5cm" svg:y="3.8cm" presentation:class="outline">
          <draw:text-box>
            <text:list text:style-name="L2">
              <text:list-item>
                <text:p><text:span text:style-name="T1">Argument-quality-based policy </text:span><text:span text:style-name="T1">filtering</text:span></text:p>
                <text:list>
                  <text:list-item>
                    <text:p><text:span text:style-name="T1">Select a number of guidelines </text:span></text:p>
                    <text:list>
                      <text:list-item>
                        <text:p><text:span text:style-name="T1">From ourselves?</text:span></text:p>
                      </text:list-item>
                      <text:list-item>
                        <text:p><text:span text:style-name="T1">From human moderator </text:span><text:span text:style-name="T1">guidelines?</text:span></text:p>
                      </text:list-item>
                      <text:list-item>
                        <text:p><text:span text:style-name="T1">From other sources?</text:span></text:p>
                      </text:list-item>
                    </text:list>
                  </text:list-item>
                  <text:list-item>
                    <text:p><text:span text:style-name="T1">Use self-play to generate </text:span><text:span text:style-name="T1">synthetic conversations with </text:span><text:span text:style-name="T1">policies comprised of </text:span><text:span text:style-name="T1">combinations of the above </text:span><text:span text:style-name="T1">guidelines</text:span></text:p>
                  </text:list-item>
                  <text:list-item>
                    <text:p><text:span text:style-name="T1">Select the ones with the best </text:span><text:span text:style-name="T1">quality (according to automated </text:span><text:span text:style-name="T1">metric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Default6" presentation:presentation-page-layout-name="AL3T1" presentation:use-footer-name="ftr1" presentation:use-date-time-name="dtd1">
        <office:forms form:automatic-focus="false" form:apply-design-mode="false"/>
        <draw:frame presentation:style-name="pr11" draw:layer="layout" svg:width="22.5cm" svg:height="2.6cm" svg:x="4.5cm" svg:y="0.6cm" presentation:class="title">
          <draw:text-box>
            <text:p text:style-name="P7">How do we create a policy?</text:p>
          </draw:text-box>
        </draw:frame>
        <draw:frame presentation:style-name="pr12" draw:layer="layout" svg:width="22.5cm" svg:height="9.134cm" svg:x="4.5cm" svg:y="3.8cm" presentation:class="outline">
          <draw:text-box>
            <text:list text:style-name="L2">
              <text:list-item>
                <text:p text:style-name="P4"><text:span text:style-name="T1">Argument-quality-based </text:span><text:span text:style-name="T1">policy filtering</text:span></text:p>
                <text:list>
                  <text:list-item>
                    <text:p><text:span text:style-name="T3">Very intuitive and easy to </text:span><text:span text:style-name="T3">implement, runs on our own </text:span><text:span text:style-name="T3">framework</text:span></text:p>
                  </text:list-item>
                  <text:list-item>
                    <text:p><text:span text:style-name="T8">Not adaptive, not very </text:span><text:span text:style-name="T8">innovativ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Default6" presentation:presentation-page-layout-name="AL3T1" presentation:use-footer-name="ftr1" presentation:use-date-time-name="dtd1">
        <office:forms form:automatic-focus="false" form:apply-design-mode="false"/>
        <draw:frame presentation:style-name="pr11" draw:layer="layout" svg:width="22.5cm" svg:height="2.6cm" svg:x="4.5cm" svg:y="0.6cm" presentation:class="title">
          <draw:text-box>
            <text:p text:style-name="P7">How do we create a policy with LLMs?</text:p>
          </draw:text-box>
        </draw:frame>
        <draw:frame presentation:style-name="pr12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Reinforcement Learning</text:p>
                <text:list>
                  <text:list-item>
                    <text:p>Superset of guidelines with “importance” weights</text:p>
                  </text:list-item>
                  <text:list-item>
                    <text:p>Use self-play to generate synthetic conversations</text:p>
                  </text:list-item>
                  <text:list-item>
                    <text:p>Use a “signal” to attribute a value to how well the conversation is going</text:p>
                    <text:list>
                      <text:list-item>
                        <text:p>Moderation Game score?</text:p>
                      </text:list-item>
                      <text:list-item>
                        <text:p text:style-name="P10">Conversation quality metric</text:p>
                      </text:list-item>
                    </text:list>
                  </text:list-item>
                  <text:list-item>
                    <text:p>Use that value to change the <text:span text:style-name="T6">policy weights</text:span></text:p>
                  </text:list-item>
                  <text:list-item>
                    <text:p>Essentially Constitutional AI RLAIF, but this time finetuning changes <text:span text:style-name="T14">policy</text:span>, not <text:span text:style-name="T14">model</text:span> weigh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Default6" presentation:presentation-page-layout-name="AL3T1" presentation:use-footer-name="ftr1" presentation:use-date-time-name="dtd1">
        <office:forms form:automatic-focus="false" form:apply-design-mode="false"/>
        <draw:frame presentation:style-name="pr11" draw:layer="layout" svg:width="22.5cm" svg:height="2.6cm" svg:x="4.5cm" svg:y="0.6cm" presentation:class="title">
          <draw:text-box>
            <text:p text:style-name="P7">How do we create a policy?</text:p>
          </draw:text-box>
        </draw:frame>
        <draw:frame presentation:style-name="pr12" draw:layer="layout" svg:width="22.5cm" svg:height="9.134cm" svg:x="4.5cm" svg:y="3.8cm" presentation:class="outline">
          <draw:text-box>
            <text:list text:style-name="L2">
              <text:list-item>
                <text:p text:style-name="P4">Reinforcement Learning</text:p>
                <text:list>
                  <text:list-item>
                    <text:p><text:span text:style-name="T3">Already works on alignment </text:span><text:span text:style-name="T3">task</text:span></text:p>
                  </text:list-item>
                  <text:list-item>
                    <text:p><text:span text:style-name="T3">Can use “Moderation Game” </text:span><text:span text:style-name="T3">prompts</text:span></text:p>
                  </text:list-item>
                  <text:list-item>
                    <text:p><text:span text:style-name="T8">Needs predefined policy </text:span><text:span text:style-name="T8">guidelines which can not be </text:span><text:span text:style-name="T8">modified during/after training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Default6" presentation:presentation-page-layout-name="AL3T1" presentation:use-footer-name="ftr1" presentation:use-date-time-name="dtd1">
        <office:forms form:automatic-focus="false" form:apply-design-mode="false"/>
        <draw:frame presentation:style-name="pr11" draw:layer="layout" svg:width="22.5cm" svg:height="2.6cm" svg:x="4.5cm" svg:y="0.6cm" presentation:class="title">
          <draw:text-box>
            <text:p>How do we create a policy?</text:p>
          </draw:text-box>
        </draw:frame>
        <draw:frame presentation:style-name="pr12" draw:layer="layout" svg:width="22.5cm" svg:height="9.134cm" svg:x="4.5cm" svg:y="3.8cm" presentation:class="outline">
          <draw:text-box>
            <text:list text:style-name="L2">
              <text:list-item>
                <text:p>LLM self-correction</text:p>
                <text:list>
                  <text:list-item>
                    <text:p>Already extensively used to train the model according to a policy</text:p>
                  </text:list-item>
                  <text:list-item>
                    <text:p>Can be trivially expanded to augment a policy using the LLM: </text:p>
                    <text:list>
                      <text:list-item>
                        <text:p>Create a dataset of failed conversations →</text:p>
                      </text:list-item>
                      <text:list-item>
                        <text:p>Ask the model what went wrong in each conversation → </text:p>
                      </text:list-item>
                      <text:list-item>
                        <text:p>Ask the model to create a guideline that would address the problem, if one does not exist →</text:p>
                      </text:list-item>
                      <text:list-item>
                        <text:p>Append it to the current polic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1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Default6" presentation:presentation-page-layout-name="AL3T1" presentation:use-footer-name="ftr1" presentation:use-date-time-name="dtd1">
        <office:forms form:automatic-focus="false" form:apply-design-mode="false"/>
        <draw:frame presentation:style-name="pr11" draw:layer="layout" svg:width="22.5cm" svg:height="2.6cm" svg:x="4.5cm" svg:y="0.6cm" presentation:class="title">
          <draw:text-box>
            <text:p text:style-name="P7">How do we create a policy?</text:p>
          </draw:text-box>
        </draw:frame>
        <draw:frame presentation:style-name="pr12" draw:layer="layout" svg:width="22.5cm" svg:height="9.134cm" svg:x="4.5cm" svg:y="3.8cm" presentation:class="outline">
          <draw:text-box>
            <text:list text:style-name="L2">
              <text:list-item>
                <text:p text:style-name="P4">Self-correction</text:p>
                <text:list>
                  <text:list-item>
                    <text:p><text:span text:style-name="T3">Innovative, fully adaptive, </text:span><text:span text:style-name="T3">fully automated</text:span></text:p>
                  </text:list-item>
                  <text:list-item>
                    <text:p><text:span text:style-name="T8">LLM self-reasoning may </text:span><text:span text:style-name="T8">not work [1] (but self-</text:span><text:span text:style-name="T8">correction does, on </text:span><text:span text:style-name="T8">specific tasks [2])</text:span></text:p>
                  </text:list-item>
                  <text:list-item>
                    <text:p><text:span text:style-name="T8">Positive feedback loop on </text:span><text:span text:style-name="T8">model biases</text:span></text:p>
                  </text:list-item>
                </text:list>
              </text:list-item>
            </text:list>
          </draw:text-box>
        </draw:frame>
        <draw:frame presentation:style-name="pr14" draw:text-style-name="P11" draw:layer="layout" svg:width="21.929cm" svg:height="2.767cm" svg:x="5.08cm" svg:y="10.16cm" presentation:class="outline" presentation:user-transformed="true">
          <draw:text-box>
            <text:list text:style-name="L2">
              <text:list-header>
                <text:p><text:span text:style-name="T15">[1] Huang, Jie, et al. "Large language models cannot </text:span><text:span text:style-name="T15">self-correct reasoning yet." arXiv preprint </text:span><text:span text:style-name="T15">arXiv:2310.01798 (2023).</text:span></text:p>
                <text:p text:style-name="P5"><text:span text:style-name="T15">[2] Madaan, Aman, et al. "Self-refine: Iterative </text:span><text:span text:style-name="T15">refinement with self-feedback." Advances in Neural </text:span><text:span text:style-name="T15">Information Processing Systems 36 (2024)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32" presentation:use-footer-name="ftr1" presentation:use-date-time-name="dtd1">
        <office:forms form:automatic-focus="false" form:apply-design-mode="false"/>
        <draw:frame presentation:style-name="pr15" draw:text-style-name="P2" draw:layer="layout" svg:width="22.5cm" svg:height="12.056cm" svg:x="4.5cm" svg:y="0.6cm" presentation:class="subtitle">
          <draw:text-box>
            <text:p>Questions?</text:p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_5f_" presentation:presentation-page-layout-name="AL2T32" presentation:use-footer-name="ftr1" presentation:use-date-time-name="dtd1">
        <office:forms form:automatic-focus="false" form:apply-design-mode="false"/>
        <draw:frame presentation:style-name="pr3" draw:text-style-name="P2" draw:layer="layout" svg:width="22.5cm" svg:height="12.056cm" svg:x="4.5cm" svg:y="0.6cm" presentation:class="subtitle">
          <draw:text-box>
            <text:p>How do we apply a policy to a LLM?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Default4_5f_" presentation:presentation-page-layout-name="AL3T1" presentation:use-footer-name="ftr1" presentation:use-date-time-name="dtd1">
        <office:forms form:automatic-focus="false" form:apply-design-mode="false"/>
        <draw:frame presentation:style-name="pr16" draw:layer="layout" svg:width="24cm" svg:height="1.75cm" svg:x="1.5cm" svg:y="1.25cm" presentation:class="title" presentation:user-transformed="true">
          <draw:text-box>
            <text:p text:style-name="P7"><text:span text:style-name="T1">Constitutional AI</text:span></text:p>
          </draw:text-box>
        </draw:frame>
        <draw:frame presentation:style-name="pr17" draw:text-style-name="P9" draw:layer="layout" svg:width="22.5cm" svg:height="9.134cm" svg:x="4.5cm" svg:y="3.8cm" presentation:class="outlin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Principle-based approach</text:span></text:p>
              </text:list-item>
              <text:list-item>
                <text:p><text:span text:style-name="T1">Start from </text:span><text:span text:style-name="T10">predefined policy</text:span><text:span text:style-name="T1">, </text:span><text:span text:style-name="T1">learn model behavior via self-</text:span><text:span text:style-name="T1">play</text:span></text:p>
              </text:list-item>
            </text:list>
          </draw:text-box>
        </draw:frame>
        <draw:frame draw:style-name="gr4" draw:text-style-name="P6" draw:layer="layout" svg:width="17.558cm" svg:height="0.645cm" svg:x="5.209cm" svg:y="13.327cm">
          <draw:text-box>
            <text:p text:style-name="P5"><text:span text:style-name="T5">Bai, Yuntao, et al. "Constitutional ai: Harmlessness from ai feedback." arXiv preprint arXiv:2212.08073 (2022).</text:span></text:p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Default5_5f_" presentation:presentation-page-layout-name="AL4T3" presentation:use-footer-name="ftr1" presentation:use-date-time-name="dtd1">
        <draw:frame presentation:style-name="pr19" draw:text-style-name="P9" draw:layer="layout" svg:width="24cm" svg:height="1.75cm" svg:x="1.5cm" svg:y="1.25cm" presentation:class="title" presentation:user-transformed="true">
          <draw:text-box>
            <text:p><text:span text:style-name="T1">Constitutional AI</text:span></text:p>
          </draw:text-box>
        </draw:frame>
        <draw:frame presentation:style-name="pr20" draw:text-style-name="P9" draw:layer="layout" svg:width="10.979cm" svg:height="9.134cm" svg:x="4.5cm" svg:y="3.8cm" presentation:class="outline">
          <draw:text-box>
            <text:list text:style-name="L2">
              <text:list-item>
                <text:p><text:span text:style-name="T16">Supervised training</text:span></text:p>
                <text:list>
                  <text:list-item>
                    <text:p><text:span text:style-name="T11">Synthetic example → </text:span><text:span text:style-name="T11">Critique → Revision → </text:span><text:span text:style-name="T11">Supervised Learning</text:span></text:p>
                  </text:list-item>
                  <text:list-item>
                    <text:p><text:span text:style-name="T1">Use self-play to create </text:span><text:span text:style-name="T1">synthetic dialogues</text:span></text:p>
                  </text:list-item>
                  <text:list-item>
                    <text:p><text:span text:style-name="T1">Use revised dialogues to </text:span><text:span text:style-name="T1">facilitate model finetuning</text:span></text:p>
                  </text:list-item>
                  <text:list-item>
                    <text:p><text:span text:style-name="T10">Does not define a policy</text:span></text:p>
                  </text:list-item>
                </text:list>
              </text:list-item>
            </text:list>
          </draw:text-box>
        </draw:frame>
        <draw:frame presentation:style-name="pr20" draw:text-style-name="P9" draw:layer="layout" svg:width="12.834cm" svg:height="10cm" svg:x="13.836cm" svg:y="3.75cm" presentation:class="outline" presentation:user-transformed="true">
          <draw:text-box>
            <text:list text:style-name="L2">
              <text:list-item>
                <text:p><text:span text:style-name="T16">Reinforcement Learning</text:span></text:p>
                <text:list>
                  <text:list-item>
                    <text:p><text:span text:style-name="T11">Finetuned model → </text:span></text:p>
                    <text:p><text:span text:style-name="T11">AI Comparison Evaluation </text:span><text:span text:style-name="T11">→ Preference Model → </text:span><text:span text:style-name="T11">Reinforcement Learning</text:span></text:p>
                  </text:list-item>
                  <text:list-item>
                    <text:p text:style-name="P12"><text:span text:style-name="T17">Further finetune the previous </text:span><text:span text:style-name="T17">model via RL</text:span></text:p>
                    <text:list>
                      <text:list-item>
                        <text:p><text:span text:style-name="T17">L</text:span><text:span text:style-name="T1">ike RLHF but feedback from </text:span><text:span text:style-name="T1">LLMs (RLAIF)</text:span></text:p>
                      </text:list-item>
                    </text:list>
                    <text:p><text:span text:style-name="T1"/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7.558cm" svg:height="0.645cm" svg:x="5.209cm" svg:y="13.327cm">
          <draw:text-box>
            <text:p text:style-name="P5"><text:span text:style-name="T5">Bai, Yuntao, et al. "Constitutional ai: Harmlessness from ai feedback." arXiv preprint arXiv:2212.08073 (2022).</text:span></text:p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21" draw:text-style-name="P1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none"/>
      <style:text-properties style:letter-kerning="true"/>
    </style:style>
    <style:style style:name="Default4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efault4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fill-color="#3399ff" draw:auto-grow-height="false" draw:fit-to-size="false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efault4-outline3" style:family="presentation" style:parent-style-name="Default4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efault4-outline4" style:family="presentation" style:parent-style-name="Default4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efault4-outline5" style:family="presentation" style:parent-style-name="Default4-outline4">
      <style:paragraph-properties fo:margin-left="0cm" fo:margin-right="0cm" fo:margin-top="0cm" fo:margin-bottom="0.074cm" fo:text-indent="0cm"/>
      <style:text-properties fo:font-size="15pt"/>
    </style:style>
    <style:style style:name="Default4-outline6" style:family="presentation" style:parent-style-name="Default4-outline5">
      <style:paragraph-properties fo:margin-left="0cm" fo:margin-right="0cm" fo:margin-top="0cm" fo:margin-bottom="0.074cm" fo:text-indent="0cm"/>
      <style:text-properties fo:font-size="15pt"/>
    </style:style>
    <style:style style:name="Default4-outline7" style:family="presentation" style:parent-style-name="Default4-outline6">
      <style:paragraph-properties fo:margin-left="0cm" fo:margin-right="0cm" fo:margin-top="0cm" fo:margin-bottom="0.074cm" fo:text-indent="0cm"/>
      <style:text-properties fo:font-size="15pt"/>
    </style:style>
    <style:style style:name="Default4-outline8" style:family="presentation" style:parent-style-name="Default4-outline7">
      <style:paragraph-properties fo:margin-left="0cm" fo:margin-right="0cm" fo:margin-top="0cm" fo:margin-bottom="0.074cm" fo:text-indent="0cm"/>
      <style:text-properties fo:font-size="15pt"/>
    </style:style>
    <style:style style:name="Default4-outline9" style:family="presentation" style:parent-style-name="Default4-outline8">
      <style:paragraph-properties fo:margin-left="0cm" fo:margin-right="0cm" fo:margin-top="0cm" fo:margin-bottom="0.074cm" fo:text-indent="0cm"/>
      <style:text-properties fo:font-size="15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 draw:fit-to-size="false" style:shrink-to-fit="true">
        <text:list-style style:name="Default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none"/>
      <style:text-properties style:letter-kerning="true"/>
    </style:style>
    <style:style style:name="Default5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efault5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fill-color="#3399ff" draw:auto-grow-height="false" draw:fit-to-size="false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efault5-outline3" style:family="presentation" style:parent-style-name="Default5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efault5-outline4" style:family="presentation" style:parent-style-name="Default5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efault5-outline5" style:family="presentation" style:parent-style-name="Default5-outline4">
      <style:paragraph-properties fo:margin-left="0cm" fo:margin-right="0cm" fo:margin-top="0cm" fo:margin-bottom="0.074cm" fo:text-indent="0cm"/>
      <style:text-properties fo:font-size="15pt"/>
    </style:style>
    <style:style style:name="Default5-outline6" style:family="presentation" style:parent-style-name="Default5-outline5">
      <style:paragraph-properties fo:margin-left="0cm" fo:margin-right="0cm" fo:margin-top="0cm" fo:margin-bottom="0.074cm" fo:text-indent="0cm"/>
      <style:text-properties fo:font-size="15pt"/>
    </style:style>
    <style:style style:name="Default5-outline7" style:family="presentation" style:parent-style-name="Default5-outline6">
      <style:paragraph-properties fo:margin-left="0cm" fo:margin-right="0cm" fo:margin-top="0cm" fo:margin-bottom="0.074cm" fo:text-indent="0cm"/>
      <style:text-properties fo:font-size="15pt"/>
    </style:style>
    <style:style style:name="Default5-outline8" style:family="presentation" style:parent-style-name="Default5-outline7">
      <style:paragraph-properties fo:margin-left="0cm" fo:margin-right="0cm" fo:margin-top="0cm" fo:margin-bottom="0.074cm" fo:text-indent="0cm"/>
      <style:text-properties fo:font-size="15pt"/>
    </style:style>
    <style:style style:name="Default5-outline9" style:family="presentation" style:parent-style-name="Default5-outline8">
      <style:paragraph-properties fo:margin-left="0cm" fo:margin-right="0cm" fo:margin-top="0cm" fo:margin-bottom="0.074cm" fo:text-indent="0cm"/>
      <style:text-properties fo:font-size="15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 draw:fit-to-size="false" style:shrink-to-fit="true">
        <text:list-style style:name="Default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none"/>
      <style:text-properties style:letter-kerning="true"/>
    </style:style>
    <style:style style:name="Default6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efault6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fill-color="#3399ff" draw:auto-grow-height="false" draw:fit-to-size="false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efault6-outline3" style:family="presentation" style:parent-style-name="Default6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efault6-outline4" style:family="presentation" style:parent-style-name="Default6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efault6-outline5" style:family="presentation" style:parent-style-name="Default6-outline4">
      <style:paragraph-properties fo:margin-left="0cm" fo:margin-right="0cm" fo:margin-top="0cm" fo:margin-bottom="0.074cm" fo:text-indent="0cm"/>
      <style:text-properties fo:font-size="15pt"/>
    </style:style>
    <style:style style:name="Default6-outline6" style:family="presentation" style:parent-style-name="Default6-outline5">
      <style:paragraph-properties fo:margin-left="0cm" fo:margin-right="0cm" fo:margin-top="0cm" fo:margin-bottom="0.074cm" fo:text-indent="0cm"/>
      <style:text-properties fo:font-size="15pt"/>
    </style:style>
    <style:style style:name="Default6-outline7" style:family="presentation" style:parent-style-name="Default6-outline6">
      <style:paragraph-properties fo:margin-left="0cm" fo:margin-right="0cm" fo:margin-top="0cm" fo:margin-bottom="0.074cm" fo:text-indent="0cm"/>
      <style:text-properties fo:font-size="15pt"/>
    </style:style>
    <style:style style:name="Default6-outline8" style:family="presentation" style:parent-style-name="Default6-outline7">
      <style:paragraph-properties fo:margin-left="0cm" fo:margin-right="0cm" fo:margin-top="0cm" fo:margin-bottom="0.074cm" fo:text-indent="0cm"/>
      <style:text-properties fo:font-size="15pt"/>
    </style:style>
    <style:style style:name="Default6-outline9" style:family="presentation" style:parent-style-name="Default6-outline8">
      <style:paragraph-properties fo:margin-left="0cm" fo:margin-right="0cm" fo:margin-top="0cm" fo:margin-bottom="0.074cm" fo:text-indent="0cm"/>
      <style:text-properties fo:font-size="15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 draw:fit-to-size="false" style:shrink-to-fit="true">
        <text:list-style style:name="Default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color="#3399ff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efault-outline3" style:family="presentation" style:parent-style-name="Default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fit-to-size="false" style:shrink-to-fit="tru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none"/>
      <style:text-properties style:letter-kerning="true"/>
    </style:style>
    <style:style style:name="Default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efault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fill-color="#3399ff" draw:auto-grow-height="false" draw:fit-to-size="false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efault1-outline3" style:family="presentation" style:parent-style-name="Default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efault1-outline4" style:family="presentation" style:parent-style-name="Default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efault1-outline5" style:family="presentation" style:parent-style-name="Default1-outline4">
      <style:paragraph-properties fo:margin-left="0cm" fo:margin-right="0cm" fo:margin-top="0cm" fo:margin-bottom="0.074cm" fo:text-indent="0cm"/>
      <style:text-properties fo:font-size="15pt"/>
    </style:style>
    <style:style style:name="Default1-outline6" style:family="presentation" style:parent-style-name="Default1-outline5">
      <style:paragraph-properties fo:margin-left="0cm" fo:margin-right="0cm" fo:margin-top="0cm" fo:margin-bottom="0.074cm" fo:text-indent="0cm"/>
      <style:text-properties fo:font-size="15pt"/>
    </style:style>
    <style:style style:name="Default1-outline7" style:family="presentation" style:parent-style-name="Default1-outline6">
      <style:paragraph-properties fo:margin-left="0cm" fo:margin-right="0cm" fo:margin-top="0cm" fo:margin-bottom="0.074cm" fo:text-indent="0cm"/>
      <style:text-properties fo:font-size="15pt"/>
    </style:style>
    <style:style style:name="Default1-outline8" style:family="presentation" style:parent-style-name="Default1-outline7">
      <style:paragraph-properties fo:margin-left="0cm" fo:margin-right="0cm" fo:margin-top="0cm" fo:margin-bottom="0.074cm" fo:text-indent="0cm"/>
      <style:text-properties fo:font-size="15pt"/>
    </style:style>
    <style:style style:name="Default1-outline9" style:family="presentation" style:parent-style-name="Default1-outline8">
      <style:paragraph-properties fo:margin-left="0cm" fo:margin-right="0cm" fo:margin-top="0cm" fo:margin-bottom="0.074cm" fo:text-indent="0cm"/>
      <style:text-properties fo:font-size="15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 draw:fit-to-size="false" style:shrink-to-fit="true">
        <text:list-style style:name="Defaul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none"/>
      <style:text-properties style:letter-kerning="true"/>
    </style:style>
    <style:style style:name="Default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efault2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fill-color="#3399ff" draw:auto-grow-height="false" draw:fit-to-size="false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efault2-outline3" style:family="presentation" style:parent-style-name="Default2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efault2-outline4" style:family="presentation" style:parent-style-name="Default2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efault2-outline5" style:family="presentation" style:parent-style-name="Default2-outline4">
      <style:paragraph-properties fo:margin-left="0cm" fo:margin-right="0cm" fo:margin-top="0cm" fo:margin-bottom="0.074cm" fo:text-indent="0cm"/>
      <style:text-properties fo:font-size="15pt"/>
    </style:style>
    <style:style style:name="Default2-outline6" style:family="presentation" style:parent-style-name="Default2-outline5">
      <style:paragraph-properties fo:margin-left="0cm" fo:margin-right="0cm" fo:margin-top="0cm" fo:margin-bottom="0.074cm" fo:text-indent="0cm"/>
      <style:text-properties fo:font-size="15pt"/>
    </style:style>
    <style:style style:name="Default2-outline7" style:family="presentation" style:parent-style-name="Default2-outline6">
      <style:paragraph-properties fo:margin-left="0cm" fo:margin-right="0cm" fo:margin-top="0cm" fo:margin-bottom="0.074cm" fo:text-indent="0cm"/>
      <style:text-properties fo:font-size="15pt"/>
    </style:style>
    <style:style style:name="Default2-outline8" style:family="presentation" style:parent-style-name="Default2-outline7">
      <style:paragraph-properties fo:margin-left="0cm" fo:margin-right="0cm" fo:margin-top="0cm" fo:margin-bottom="0.074cm" fo:text-indent="0cm"/>
      <style:text-properties fo:font-size="15pt"/>
    </style:style>
    <style:style style:name="Default2-outline9" style:family="presentation" style:parent-style-name="Default2-outline8">
      <style:paragraph-properties fo:margin-left="0cm" fo:margin-right="0cm" fo:margin-top="0cm" fo:margin-bottom="0.074cm" fo:text-indent="0cm"/>
      <style:text-properties fo:font-size="15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 draw:fit-to-size="false" style:shrink-to-fit="true">
        <text:list-style style:name="Default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_5f_-background" style:display-name="DNA_-background" style:family="presentation">
      <style:graphic-properties draw:stroke="none" draw:fill="none"/>
      <style:text-properties style:letter-kerning="true"/>
    </style:style>
    <style:style style:name="DNA_5f_-backgroundobjects" style:display-name="DNA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NA_5f_-notes" style:display-name="DNA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_5f_-outline1" style:display-name="DNA_-outline1" style:family="presentation">
      <style:graphic-properties draw:stroke="none" draw:fill="none" draw:fill-color="#3399ff" draw:auto-grow-height="false" draw:fit-to-size="false" style:shrink-to-fit="true">
        <text:list-style style:name="DNA_5f_-outline1" style:display-name="DNA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_5f_-outline2" style:display-name="DNA_-outline2" style:family="presentation" style:parent-style-name="DNA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_5f_-outline3" style:display-name="DNA_-outline3" style:family="presentation" style:parent-style-name="DNA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_5f_-outline4" style:display-name="DNA_-outline4" style:family="presentation" style:parent-style-name="DNA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_5f_-outline5" style:display-name="DNA_-outline5" style:family="presentation" style:parent-style-name="DNA_5f_-outline4">
      <style:paragraph-properties fo:margin-left="0cm" fo:margin-right="0cm" fo:margin-top="0cm" fo:margin-bottom="0.074cm" fo:text-indent="0cm"/>
      <style:text-properties fo:font-size="15pt"/>
    </style:style>
    <style:style style:name="DNA_5f_-outline6" style:display-name="DNA_-outline6" style:family="presentation" style:parent-style-name="DNA_5f_-outline5">
      <style:paragraph-properties fo:margin-left="0cm" fo:margin-right="0cm" fo:margin-top="0cm" fo:margin-bottom="0.074cm" fo:text-indent="0cm"/>
      <style:text-properties fo:font-size="15pt"/>
    </style:style>
    <style:style style:name="DNA_5f_-outline7" style:display-name="DNA_-outline7" style:family="presentation" style:parent-style-name="DNA_5f_-outline6">
      <style:paragraph-properties fo:margin-left="0cm" fo:margin-right="0cm" fo:margin-top="0cm" fo:margin-bottom="0.074cm" fo:text-indent="0cm"/>
      <style:text-properties fo:font-size="15pt"/>
    </style:style>
    <style:style style:name="DNA_5f_-outline8" style:display-name="DNA_-outline8" style:family="presentation" style:parent-style-name="DNA_5f_-outline7">
      <style:paragraph-properties fo:margin-left="0cm" fo:margin-right="0cm" fo:margin-top="0cm" fo:margin-bottom="0.074cm" fo:text-indent="0cm"/>
      <style:text-properties fo:font-size="15pt"/>
    </style:style>
    <style:style style:name="DNA_5f_-outline9" style:display-name="DNA_-outline9" style:family="presentation" style:parent-style-name="DNA_5f_-outline8">
      <style:paragraph-properties fo:margin-left="0cm" fo:margin-right="0cm" fo:margin-top="0cm" fo:margin-bottom="0.074cm" fo:text-indent="0cm"/>
      <style:text-properties fo:font-size="15pt"/>
    </style:style>
    <style:style style:name="DNA_5f_-subtitle" style:display-name="DNA_-subtitle" style:family="presentation">
      <style:graphic-properties draw:stroke="none" draw:fill="none" draw:textarea-vertical-align="middle">
        <text:list-style style:name="DNA_5f_-subtitle" style:display-name="DN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_5f_-title" style:display-name="DNA_-title" style:family="presentation">
      <style:graphic-properties draw:stroke="none" draw:fill="none" draw:textarea-vertical-align="middle" draw:fit-to-size="false" style:shrink-to-fit="true">
        <text:list-style style:name="DNA_5f_-title" style:display-name="DN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4_5f_-background" style:display-name="Default4_-background" style:family="presentation">
      <style:graphic-properties draw:stroke="none" draw:fill="none"/>
      <style:text-properties style:letter-kerning="true"/>
    </style:style>
    <style:style style:name="Default4_5f_-backgroundobjects" style:display-name="Default4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efault4_5f_-notes" style:display-name="Default4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efault4_5f_-outline1" style:display-name="Default4_-outline1" style:family="presentation">
      <style:graphic-properties draw:stroke="none" draw:fill="none" draw:fill-color="#3399ff" draw:auto-grow-height="false" draw:fit-to-size="false" style:shrink-to-fit="true">
        <text:list-style style:name="Default4_5f_-outline1" style:display-name="Default4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4_5f_-outline2" style:display-name="Default4_-outline2" style:family="presentation" style:parent-style-name="Default4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efault4_5f_-outline3" style:display-name="Default4_-outline3" style:family="presentation" style:parent-style-name="Default4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efault4_5f_-outline4" style:display-name="Default4_-outline4" style:family="presentation" style:parent-style-name="Default4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efault4_5f_-outline5" style:display-name="Default4_-outline5" style:family="presentation" style:parent-style-name="Default4_5f_-outline4">
      <style:paragraph-properties fo:margin-left="0cm" fo:margin-right="0cm" fo:margin-top="0cm" fo:margin-bottom="0.074cm" fo:text-indent="0cm"/>
      <style:text-properties fo:font-size="15pt"/>
    </style:style>
    <style:style style:name="Default4_5f_-outline6" style:display-name="Default4_-outline6" style:family="presentation" style:parent-style-name="Default4_5f_-outline5">
      <style:paragraph-properties fo:margin-left="0cm" fo:margin-right="0cm" fo:margin-top="0cm" fo:margin-bottom="0.074cm" fo:text-indent="0cm"/>
      <style:text-properties fo:font-size="15pt"/>
    </style:style>
    <style:style style:name="Default4_5f_-outline7" style:display-name="Default4_-outline7" style:family="presentation" style:parent-style-name="Default4_5f_-outline6">
      <style:paragraph-properties fo:margin-left="0cm" fo:margin-right="0cm" fo:margin-top="0cm" fo:margin-bottom="0.074cm" fo:text-indent="0cm"/>
      <style:text-properties fo:font-size="15pt"/>
    </style:style>
    <style:style style:name="Default4_5f_-outline8" style:display-name="Default4_-outline8" style:family="presentation" style:parent-style-name="Default4_5f_-outline7">
      <style:paragraph-properties fo:margin-left="0cm" fo:margin-right="0cm" fo:margin-top="0cm" fo:margin-bottom="0.074cm" fo:text-indent="0cm"/>
      <style:text-properties fo:font-size="15pt"/>
    </style:style>
    <style:style style:name="Default4_5f_-outline9" style:display-name="Default4_-outline9" style:family="presentation" style:parent-style-name="Default4_5f_-outline8">
      <style:paragraph-properties fo:margin-left="0cm" fo:margin-right="0cm" fo:margin-top="0cm" fo:margin-bottom="0.074cm" fo:text-indent="0cm"/>
      <style:text-properties fo:font-size="15pt"/>
    </style:style>
    <style:style style:name="Default4_5f_-subtitle" style:display-name="Default4_-subtitle" style:family="presentation">
      <style:graphic-properties draw:stroke="none" draw:fill="none" draw:textarea-vertical-align="middle">
        <text:list-style style:name="Default4_5f_-subtitle" style:display-name="Default4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_5f_-title" style:display-name="Default4_-title" style:family="presentation">
      <style:graphic-properties draw:stroke="none" draw:fill="none" draw:textarea-vertical-align="middle" draw:fit-to-size="false" style:shrink-to-fit="true">
        <text:list-style style:name="Default4_5f_-title" style:display-name="Default4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5_5f_-background" style:display-name="Default5_-background" style:family="presentation">
      <style:graphic-properties draw:stroke="none" draw:fill="none"/>
      <style:text-properties style:letter-kerning="true"/>
    </style:style>
    <style:style style:name="Default5_5f_-backgroundobjects" style:display-name="Default5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efault5_5f_-notes" style:display-name="Default5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efault5_5f_-outline1" style:display-name="Default5_-outline1" style:family="presentation">
      <style:graphic-properties draw:stroke="none" draw:fill="none" draw:fill-color="#3399ff" draw:auto-grow-height="false" draw:fit-to-size="false" style:shrink-to-fit="true">
        <text:list-style style:name="Default5_5f_-outline1" style:display-name="Default5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5_5f_-outline2" style:display-name="Default5_-outline2" style:family="presentation" style:parent-style-name="Default5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efault5_5f_-outline3" style:display-name="Default5_-outline3" style:family="presentation" style:parent-style-name="Default5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efault5_5f_-outline4" style:display-name="Default5_-outline4" style:family="presentation" style:parent-style-name="Default5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efault5_5f_-outline5" style:display-name="Default5_-outline5" style:family="presentation" style:parent-style-name="Default5_5f_-outline4">
      <style:paragraph-properties fo:margin-left="0cm" fo:margin-right="0cm" fo:margin-top="0cm" fo:margin-bottom="0.074cm" fo:text-indent="0cm"/>
      <style:text-properties fo:font-size="15pt"/>
    </style:style>
    <style:style style:name="Default5_5f_-outline6" style:display-name="Default5_-outline6" style:family="presentation" style:parent-style-name="Default5_5f_-outline5">
      <style:paragraph-properties fo:margin-left="0cm" fo:margin-right="0cm" fo:margin-top="0cm" fo:margin-bottom="0.074cm" fo:text-indent="0cm"/>
      <style:text-properties fo:font-size="15pt"/>
    </style:style>
    <style:style style:name="Default5_5f_-outline7" style:display-name="Default5_-outline7" style:family="presentation" style:parent-style-name="Default5_5f_-outline6">
      <style:paragraph-properties fo:margin-left="0cm" fo:margin-right="0cm" fo:margin-top="0cm" fo:margin-bottom="0.074cm" fo:text-indent="0cm"/>
      <style:text-properties fo:font-size="15pt"/>
    </style:style>
    <style:style style:name="Default5_5f_-outline8" style:display-name="Default5_-outline8" style:family="presentation" style:parent-style-name="Default5_5f_-outline7">
      <style:paragraph-properties fo:margin-left="0cm" fo:margin-right="0cm" fo:margin-top="0cm" fo:margin-bottom="0.074cm" fo:text-indent="0cm"/>
      <style:text-properties fo:font-size="15pt"/>
    </style:style>
    <style:style style:name="Default5_5f_-outline9" style:display-name="Default5_-outline9" style:family="presentation" style:parent-style-name="Default5_5f_-outline8">
      <style:paragraph-properties fo:margin-left="0cm" fo:margin-right="0cm" fo:margin-top="0cm" fo:margin-bottom="0.074cm" fo:text-indent="0cm"/>
      <style:text-properties fo:font-size="15pt"/>
    </style:style>
    <style:style style:name="Default5_5f_-subtitle" style:display-name="Default5_-subtitle" style:family="presentation">
      <style:graphic-properties draw:stroke="none" draw:fill="none" draw:textarea-vertical-align="middle">
        <text:list-style style:name="Default5_5f_-subtitle" style:display-name="Default5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_5f_-title" style:display-name="Default5_-title" style:family="presentation">
      <style:graphic-properties draw:stroke="none" draw:fill="none" draw:textarea-vertical-align="middle" draw:fit-to-size="false" style:shrink-to-fit="true">
        <text:list-style style:name="Default5_5f_-title" style:display-name="Default5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1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 loext:decorative="false"/>
    </style:style>
    <style:style style:name="Mgr4" style:family="graphic" style:parent-style-name="standard" style:list-style-name="ML1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5" style:family="graphic" style:parent-style-name="Accent_20_3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 loext:decorative="false"/>
    </style:style>
    <style:style style:name="Mgr8" style:family="graphic" style:parent-style-name="Accent_20_3">
      <style:graphic-properties draw:stroke="none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9" style:family="graphic" style:parent-style-name="standard">
      <style:graphic-properties draw:stroke="none" draw:fill="none" draw:fill-color="#ffffff" loext:decorative="false"/>
    </style:style>
    <style:style style:name="Mgr10" style:family="graphic" style:parent-style-name="standard">
      <style:graphic-properties draw:stroke="solid" svg:stroke-width="0.05cm" svg:stroke-color="#2a6099" draw:textarea-vertical-align="middle" fo:padding-top="0.135cm" fo:padding-bottom="0.135cm" fo:padding-left="0.26cm" fo:padding-right="0.26cm" draw:start-line-spacing-horizontal="0.25cm" draw:start-line-spacing-vertical="0.25cm" draw:end-line-spacing-horizontal="0.25cm" draw:end-line-spacing-vertical="0.25cm" loext:decorative="false"/>
    </style:style>
    <style:style style:name="Mgr11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fo:padding-top="0.135cm" fo:padding-bottom="0.135cm" fo:padding-left="0.26cm" fo:padding-right="0.26cm" loext:decorative="false"/>
    </style:style>
    <style:style style:name="Mgr12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fo:padding-top="0.135cm" fo:padding-bottom="0.135cm" fo:padding-left="0.26cm" fo:padding-right="0.26cm" loext:decorative="false"/>
    </style:style>
    <style:style style:name="Mgr13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084cm" fo:min-width="0cm" fo:padding-top="0.135cm" fo:padding-bottom="0.135cm" fo:padding-left="0.26cm" fo:padding-right="0.26cm" loext:decorative="false"/>
    </style:style>
    <style:style style:name="Mgr14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084cm" fo:min-width="0cm" fo:padding-top="0.135cm" fo:padding-bottom="0.135cm" fo:padding-left="0.26cm" fo:padding-right="0.26cm" loext:decorative="false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6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Default4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9" style:family="presentation" style:parent-style-name="Default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Default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Default5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12" style:family="presentation" style:parent-style-name="Default5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Default5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Default6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15" style:family="presentation" style:parent-style-name="Default6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Default6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Default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18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Default1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1" style:family="presentation" style:parent-style-name="Default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Default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Default2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4" style:family="presentation" style:parent-style-name="Default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Default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DNA_5f_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7" style:family="presentation" style:parent-style-name="DNA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DNA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Default4_5f_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30" style:family="presentation" style:parent-style-name="Default4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Default4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Default5_5f_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33" style:family="presentation" style:parent-style-name="Default5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Default5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6" style:family="paragraph">
      <loext:graphic-properties draw:fill-color="#81aca6" draw:opacity="3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7" style:family="paragraph">
      <loext:graphic-properties draw:fill="solid" draw:fill-color="#ffffff" draw:fill-image-width="0cm" draw:fill-image-height="0cm"/>
      <style:paragraph-properties fo:text-align="center"/>
      <style:text-properties fo:color="#eeeeee" loext:opacity="100%" style:font-name="Liberation Sans" fo:font-size="14pt" style:letter-kerning="true" style:font-size-asian="14pt" style:font-size-complex="14pt"/>
    </style:style>
    <style:style style:name="MP8" style:family="paragraph">
      <loext:graphic-properties draw:fill="solid" draw:fill-color="#81aca6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b5e77d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-color="#81aca6"/>
      <style:paragraph-properties fo:text-align="center"/>
    </style:style>
    <style:style style:name="MP13" style:family="paragraph">
      <loext:graphic-properties draw:fill="none" draw:fill-color="#ffffff"/>
    </style:style>
    <style:style style:name="MP14" style:family="paragraph">
      <style:text-properties fo:font-size="14pt" style:font-size-asian="14pt" style:font-size-complex="14pt"/>
    </style:style>
    <style:style style:name="MP15" style:family="paragraph">
      <style:paragraph-properties fo:text-align="end"/>
      <style:text-properties fo:font-size="14pt" style:font-size-asian="14pt" style:font-size-complex="14pt"/>
    </style:style>
    <style:style style:name="MP16" style:family="paragraph">
      <style:paragraph-properties fo:text-align="center"/>
    </style:style>
    <style:style style:name="MP17" style:family="paragraph">
      <loext:graphic-properties draw:fill="solid" draw:fill-color="#ffd8ce"/>
      <style:paragraph-properties fo:text-align="center"/>
    </style:style>
    <style:style style:name="MP1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GB" style:font-size-asian="14pt" style:language-asian="en" style:country-asian="GB" style:font-size-complex="14pt" style:language-complex="en" style:country-complex="GB"/>
    </style:style>
    <style:style style:name="MT3" style:family="text">
      <style:text-properties style:font-name="Liberation Sans" fo:font-size="14pt" fo:language="en" fo:country="GB" style:font-size-asian="14pt" style:language-asian="en" style:country-asian="GB" style:font-size-complex="14pt" style:language-complex="en" style:country-complex="GB"/>
    </style:style>
    <style:style style:name="MT4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8" draw:text-style-name="MP12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nspiration-title" draw:layer="backgroundobjects" svg:width="17cm" svg:height="9.56cm" svg:x="2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draw:style-name="Mgr9" draw:text-style-name="MP13" draw:layer="backgroundobjects" svg:width="22.5cm" svg:height="9.134cm" svg:x="4.5cm" svg:y="3.8cm">
        <draw:text-box>
          <text:p/>
        </draw:text-box>
      </draw:frame>
      <draw:frame presentation:style-name="Mpr5" draw:text-style-name="MP2" draw:layer="backgroundobjects" svg:width="6.523cm" svg:height="1.085cm" svg:x="4.4cm" svg:y="14.347cm" presentation:class="date-time">
        <draw:text-box>
          <text:p text:style-name="MP14"><text:span text:style-name="MT3"><presentation:date-time/></text:span></text:p>
        </draw:text-box>
      </draw:frame>
      <draw:frame presentation:style-name="Mpr5" draw:text-style-name="MP11" draw:layer="backgroundobjects" svg:width="8.875cm" svg:height="1.085cm" svg:x="11.075cm" svg:y="14.347cm" presentation:class="footer">
        <draw:text-box>
          <text:p text:style-name="MP15"><text:span text:style-name="MT4"><presentation:footer/></text:span></text:p>
        </draw:text-box>
      </draw:frame>
      <draw:frame presentation:style-name="Mpr5" draw:text-style-name="MP4" draw:layer="backgroundobjects" svg:width="6.523cm" svg:height="1.085cm" svg:x="20.075cm" svg:y="14.347cm" presentation:class="page-number">
        <draw:text-box>
          <text:p text:style-name="MP15"><text:span text:style-name="MT4"><text:page-number>&lt;number&gt;</text:page-number></text:span></text:p>
        </draw:text-box>
      </draw:frame>
      <draw:connector draw:style-name="Mgr10" draw:text-style-name="MP1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10" draw:text-style-name="MP1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10" draw:text-style-name="MP1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10" draw:text-style-name="MP1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10" draw:text-style-name="MP1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10" draw:text-style-name="MP1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10" draw:text-style-name="MP1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10" draw:text-style-name="MP1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10" draw:text-style-name="MP1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10" draw:text-style-name="MP1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10" draw:text-style-name="MP1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10" draw:text-style-name="MP1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10" draw:text-style-name="MP1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10" draw:text-style-name="MP1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10" draw:text-style-name="MP1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10" draw:text-style-name="MP1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10" draw:text-style-name="MP1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10" draw:text-style-name="MP1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10" draw:text-style-name="MP1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10" draw:text-style-name="MP1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10" draw:text-style-name="MP1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10" draw:text-style-name="MP1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10" draw:text-style-name="MP1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10" draw:text-style-name="MP1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10" draw:text-style-name="MP1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10" draw:text-style-name="MP1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10" draw:text-style-name="MP1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11" draw:text-style-name="MP1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DNA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4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15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4-title" draw:layer="backgroundobjects" svg:width="22.5cm" svg:height="2.6cm" svg:x="4.5cm" svg:y="0.6cm" presentation:class="title" presentation:placeholder="true">
        <draw:text-box/>
      </draw:frame>
      <draw:frame presentation:style-name="Default4-outline1" draw:layer="backgroundobjects" svg:width="22.5cm" svg:height="9.134cm" svg:x="4.5cm" svg:y="3.8cm" presentation:class="outline" presentation:placeholder="true">
        <draw:text-box/>
      </draw:frame>
      <draw:frame presentation:style-name="Mpr8" draw:text-style-name="MP2" draw:layer="backgroundobjects" svg:width="6.523cm" svg:height="1.085cm" svg:x="4.4cm" svg:y="14.347cm" presentation:class="date-time">
        <draw:text-box>
          <text:p text:style-name="MP14"><text:span text:style-name="MT3"><presentation:date-time/></text:span></text:p>
        </draw:text-box>
      </draw:frame>
      <draw:frame presentation:style-name="Mpr8" draw:text-style-name="MP11" draw:layer="backgroundobjects" svg:width="8.875cm" svg:height="1.085cm" svg:x="11.075cm" svg:y="14.347cm" presentation:class="footer">
        <draw:text-box>
          <text:p text:style-name="MP15"><text:span text:style-name="MT4"><presentation:footer/></text:span></text:p>
        </draw:text-box>
      </draw:frame>
      <draw:frame presentation:style-name="Mpr8" draw:text-style-name="MP4" draw:layer="backgroundobjects" svg:width="6.523cm" svg:height="1.085cm" svg:x="20.075cm" svg:y="14.347cm" presentation:class="page-number">
        <draw:text-box>
          <text:p text:style-name="MP15"><text:span text:style-name="MT4"><text:page-number>&lt;number&gt;</text:page-number></text:span></text:p>
        </draw:text-box>
      </draw:frame>
      <draw:connector draw:style-name="Mgr10" draw:text-style-name="MP16" draw:layer="backgroundobjects" draw:type="lines" svg:x1="1.5cm" svg:y1="0.851cm" svg:x2="3.5cm" svg:y2="0.851cm" draw:start-shape="id55" draw:start-glue-point="10" draw:end-shape="id56" draw:end-glue-point="6" svg:d="M1500 851h276 1449 275" svg:viewBox="0 0 2001 1">
        <text:p/>
      </draw:connector>
      <draw:connector draw:style-name="Mgr10" draw:text-style-name="MP16" draw:layer="backgroundobjects" draw:type="lines" svg:x1="2cm" svg:y1="1.351cm" svg:x2="3cm" svg:y2="1.351cm" draw:start-shape="id57" draw:start-glue-point="10" draw:end-shape="id58" draw:end-glue-point="6" svg:d="M2000 1351h276 449 275" svg:viewBox="0 0 1001 1">
        <text:p/>
      </draw:connector>
      <draw:connector draw:style-name="Mgr10" draw:text-style-name="MP16" draw:layer="backgroundobjects" draw:type="lines" svg:x1="2.4cm" svg:y1="1.951cm" svg:x2="2.6cm" svg:y2="1.951cm" draw:start-shape="id59" draw:start-glue-point="10" draw:end-shape="id60" draw:end-glue-point="6" svg:d="M2400 1951h276-351 275" svg:viewBox="0 0 352 1">
        <text:p/>
      </draw:connector>
      <draw:connector draw:style-name="Mgr10" draw:text-style-name="MP16" draw:layer="backgroundobjects" draw:type="lines" svg:x1="2cm" svg:y1="0.351cm" svg:x2="3cm" svg:y2="0.351cm" draw:start-shape="id61" draw:start-glue-point="10" draw:end-shape="id62" draw:end-glue-point="6" svg:d="M2000 351h276 449 275" svg:viewBox="0 0 1001 1">
        <text:p/>
      </draw:connector>
      <draw:connector draw:style-name="Mgr10" draw:text-style-name="MP16" draw:layer="backgroundobjects" draw:type="lines" svg:x1="2.4cm" svg:y1="2.651cm" svg:x2="2.6cm" svg:y2="2.651cm" draw:start-shape="id63" draw:start-glue-point="10" draw:end-shape="id64" draw:end-glue-point="6" svg:d="M2400 2651h276-351 275" svg:viewBox="0 0 352 1">
        <text:p/>
      </draw:connector>
      <draw:connector draw:style-name="Mgr10" draw:text-style-name="MP16" draw:layer="backgroundobjects" draw:type="lines" svg:x1="3.5cm" svg:y1="3.751cm" svg:x2="1.5cm" svg:y2="3.751cm" draw:start-shape="id65" draw:start-glue-point="10" draw:end-shape="id66" draw:end-glue-point="6" svg:d="M3500 3751h-276-1449-275" svg:viewBox="0 0 2001 1">
        <text:p/>
      </draw:connector>
      <draw:connector draw:style-name="Mgr10" draw:text-style-name="MP16" draw:layer="backgroundobjects" draw:type="lines" svg:x1="3cm" svg:y1="3.251cm" svg:x2="2cm" svg:y2="3.251cm" draw:start-shape="id67" draw:start-glue-point="10" draw:end-shape="id68" draw:end-glue-point="6" svg:d="M3000 3251h-276-449-275" svg:viewBox="0 0 1001 1">
        <text:p/>
      </draw:connector>
      <draw:connector draw:style-name="Mgr10" draw:text-style-name="MP16" draw:layer="backgroundobjects" draw:type="lines" svg:x1="3cm" svg:y1="4.251cm" svg:x2="2cm" svg:y2="4.251cm" draw:start-shape="id69" draw:start-glue-point="10" draw:end-shape="id70" draw:end-glue-point="6" svg:d="M3000 4251h-276-449-275" svg:viewBox="0 0 1001 1">
        <text:p/>
      </draw:connector>
      <draw:connector draw:style-name="Mgr10" draw:text-style-name="MP16" draw:layer="backgroundobjects" draw:type="lines" svg:x1="2.6cm" svg:y1="4.851cm" svg:x2="2.4cm" svg:y2="4.851cm" draw:start-shape="id71" draw:start-glue-point="10" draw:end-shape="id72" draw:end-glue-point="6" svg:d="M2600 4851h-276 351-275" svg:viewBox="0 0 352 1">
        <text:p/>
      </draw:connector>
      <draw:connector draw:style-name="Mgr10" draw:text-style-name="MP16" draw:layer="backgroundobjects" draw:type="lines" svg:x1="2.6cm" svg:y1="5.551cm" svg:x2="2.4cm" svg:y2="5.551cm" draw:start-shape="id73" draw:start-glue-point="10" draw:end-shape="id74" draw:end-glue-point="6" svg:d="M2600 5551h-276 351-275" svg:viewBox="0 0 352 1">
        <text:p/>
      </draw:connector>
      <draw:connector draw:style-name="Mgr10" draw:text-style-name="MP16" draw:layer="backgroundobjects" draw:type="lines" svg:x1="1.5cm" svg:y1="6.651cm" svg:x2="3.5cm" svg:y2="6.651cm" draw:start-shape="id75" draw:start-glue-point="10" draw:end-shape="id76" draw:end-glue-point="6" svg:d="M1500 6651h276 1449 275" svg:viewBox="0 0 2001 1">
        <text:p/>
      </draw:connector>
      <draw:connector draw:style-name="Mgr10" draw:text-style-name="MP16" draw:layer="backgroundobjects" draw:type="lines" svg:x1="2cm" svg:y1="6.151cm" svg:x2="3cm" svg:y2="6.151cm" draw:start-shape="id77" draw:start-glue-point="10" draw:end-shape="id78" draw:end-glue-point="6" svg:d="M2000 6151h276 449 275" svg:viewBox="0 0 1001 1">
        <text:p/>
      </draw:connector>
      <draw:connector draw:style-name="Mgr10" draw:text-style-name="MP16" draw:layer="backgroundobjects" draw:type="lines" svg:x1="2cm" svg:y1="7.177cm" svg:x2="3cm" svg:y2="7.177cm" draw:start-shape="id79" draw:start-glue-point="10" draw:end-shape="id80" draw:end-glue-point="6" svg:d="M2000 7177h276 449 275" svg:viewBox="0 0 1001 1">
        <text:p/>
      </draw:connector>
      <draw:connector draw:style-name="Mgr10" draw:text-style-name="MP16" draw:layer="backgroundobjects" draw:type="lines" svg:x1="2.4cm" svg:y1="7.777cm" svg:x2="2.6cm" svg:y2="7.777cm" draw:start-shape="id81" draw:start-glue-point="10" draw:end-shape="id82" draw:end-glue-point="6" svg:d="M2400 7777h276-351 275" svg:viewBox="0 0 352 1">
        <text:p/>
      </draw:connector>
      <draw:connector draw:style-name="Mgr10" draw:text-style-name="MP16" draw:layer="backgroundobjects" draw:type="lines" svg:x1="2.4cm" svg:y1="8.477cm" svg:x2="2.6cm" svg:y2="8.477cm" draw:start-shape="id83" draw:start-glue-point="10" draw:end-shape="id84" draw:end-glue-point="6" svg:d="M2400 8477h276-351 275" svg:viewBox="0 0 352 1">
        <text:p/>
      </draw:connector>
      <draw:connector draw:style-name="Mgr10" draw:text-style-name="MP16" draw:layer="backgroundobjects" draw:type="lines" svg:x1="3.5cm" svg:y1="9.577cm" svg:x2="1.5cm" svg:y2="9.577cm" draw:start-shape="id85" draw:start-glue-point="10" draw:end-shape="id86" draw:end-glue-point="6" svg:d="M3500 9577h-276-1449-275" svg:viewBox="0 0 2001 1">
        <text:p/>
      </draw:connector>
      <draw:connector draw:style-name="Mgr10" draw:text-style-name="MP16" draw:layer="backgroundobjects" draw:type="lines" svg:x1="3.052cm" svg:y1="9.077cm" svg:x2="2.052cm" svg:y2="9.077cm" draw:start-shape="id87" draw:start-glue-point="10" draw:end-shape="id88" draw:end-glue-point="6" svg:d="M3052 9077h-276-449-275" svg:viewBox="0 0 1001 1">
        <text:p/>
      </draw:connector>
      <draw:connector draw:style-name="Mgr10" draw:text-style-name="MP16" draw:layer="backgroundobjects" draw:type="lines" svg:x1="3.026cm" svg:y1="10.102cm" svg:x2="2.026cm" svg:y2="10.102cm" draw:start-shape="id89" draw:start-glue-point="10" draw:end-shape="id90" draw:end-glue-point="6" svg:d="M3026 10102h-276-449-275" svg:viewBox="0 0 1001 1">
        <text:p/>
      </draw:connector>
      <draw:connector draw:style-name="Mgr10" draw:text-style-name="MP16" draw:layer="backgroundobjects" draw:type="lines" svg:x1="2.626cm" svg:y1="10.702cm" svg:x2="2.426cm" svg:y2="10.702cm" draw:start-shape="id91" draw:start-glue-point="10" draw:end-shape="id92" draw:end-glue-point="6" svg:d="M2626 10702h-276 351-275" svg:viewBox="0 0 352 1">
        <text:p/>
      </draw:connector>
      <draw:connector draw:style-name="Mgr10" draw:text-style-name="MP16" draw:layer="backgroundobjects" draw:type="lines" svg:x1="2.626cm" svg:y1="11.402cm" svg:x2="2.426cm" svg:y2="11.402cm" draw:start-shape="id93" draw:start-glue-point="10" draw:end-shape="id94" draw:end-glue-point="6" svg:d="M2626 11402h-276 351-275" svg:viewBox="0 0 352 1">
        <text:p/>
      </draw:connector>
      <draw:connector draw:style-name="Mgr10" draw:text-style-name="MP16" draw:layer="backgroundobjects" draw:type="lines" svg:x1="1.526cm" svg:y1="12.502cm" svg:x2="3.526cm" svg:y2="12.502cm" draw:start-shape="id95" draw:start-glue-point="10" draw:end-shape="id96" draw:end-glue-point="6" svg:d="M1526 12502h276 1448 276" svg:viewBox="0 0 2001 1">
        <text:p/>
      </draw:connector>
      <draw:connector draw:style-name="Mgr10" draw:text-style-name="MP16" draw:layer="backgroundobjects" draw:type="lines" svg:x1="2.026cm" svg:y1="12.002cm" svg:x2="3.026cm" svg:y2="12.002cm" draw:start-shape="id97" draw:start-glue-point="10" draw:end-shape="id98" draw:end-glue-point="6" svg:d="M2026 12002h276 449 275" svg:viewBox="0 0 1001 1">
        <text:p/>
      </draw:connector>
      <draw:connector draw:style-name="Mgr10" draw:text-style-name="MP16" draw:layer="backgroundobjects" draw:type="lines" svg:x1="2.026cm" svg:y1="13.002cm" svg:x2="3.026cm" svg:y2="13.002cm" draw:start-shape="id99" draw:start-glue-point="10" draw:end-shape="id100" draw:end-glue-point="6" svg:d="M2026 13002h276 449 275" svg:viewBox="0 0 1001 1">
        <text:p/>
      </draw:connector>
      <draw:connector draw:style-name="Mgr10" draw:text-style-name="MP16" draw:layer="backgroundobjects" draw:type="lines" svg:x1="2.426cm" svg:y1="13.602cm" svg:x2="2.626cm" svg:y2="13.602cm" draw:start-shape="id101" draw:start-glue-point="10" draw:end-shape="id102" draw:end-glue-point="6" svg:d="M2426 13602h276-351 275" svg:viewBox="0 0 352 1">
        <text:p/>
      </draw:connector>
      <draw:connector draw:style-name="Mgr10" draw:text-style-name="MP16" draw:layer="backgroundobjects" draw:type="lines" svg:x1="2.426cm" svg:y1="14.302cm" svg:x2="2.626cm" svg:y2="14.302cm" draw:start-shape="id103" draw:start-glue-point="10" draw:end-shape="id104" draw:end-glue-point="6" svg:d="M2426 14302h276-351 275" svg:viewBox="0 0 352 1">
        <text:p/>
      </draw:connector>
      <draw:connector draw:style-name="Mgr10" draw:text-style-name="MP16" draw:layer="backgroundobjects" draw:type="lines" svg:x1="3.526cm" svg:y1="15.402cm" svg:x2="1.526cm" svg:y2="15.402cm" draw:start-shape="id105" draw:start-glue-point="10" draw:end-shape="id106" draw:end-glue-point="6" svg:d="M3526 15402h-276-1449-275" svg:viewBox="0 0 2001 1">
        <text:p/>
      </draw:connector>
      <draw:connector draw:style-name="Mgr10" draw:text-style-name="MP16" draw:layer="backgroundobjects" draw:type="lines" svg:x1="3.026cm" svg:y1="14.902cm" svg:x2="2.026cm" svg:y2="14.902cm" draw:start-shape="id107" draw:start-glue-point="10" draw:end-shape="id108" draw:end-glue-point="6" svg:d="M3026 14902h-276-449-275" svg:viewBox="0 0 1001 1">
        <text:p/>
      </draw:connector>
      <draw:custom-shape draw:style-name="Mgr11" draw:text-style-name="MP17" xml:id="id56" draw:id="id56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58" draw:id="id58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62" draw:id="id62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60" draw:id="id60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64" draw:id="id64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65" draw:id="id65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67" draw:id="id67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69" draw:id="id69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71" draw:id="id71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73" draw:id="id73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76" draw:id="id76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78" draw:id="id78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80" draw:id="id80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82" draw:id="id82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84" draw:id="id84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85" draw:id="id85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87" draw:id="id87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89" draw:id="id89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91" draw:id="id91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93" draw:id="id93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96" draw:id="id96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98" draw:id="id98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00" draw:id="id100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02" draw:id="id102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04" draw:id="id104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06" draw:id="id106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08" draw:id="id108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55" draw:id="id55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57" draw:id="id57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61" draw:id="id61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59" draw:id="id59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63" draw:id="id63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66" draw:id="id66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68" draw:id="id68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70" draw:id="id70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72" draw:id="id72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74" draw:id="id74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75" draw:id="id75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77" draw:id="id77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79" draw:id="id79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81" draw:id="id81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83" draw:id="id83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86" draw:id="id86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88" draw:id="id88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90" draw:id="id90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92" draw:id="id92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94" draw:id="id94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95" draw:id="id95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97" draw:id="id97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99" draw:id="id99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01" draw:id="id101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03" draw:id="id103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05" draw:id="id105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07" draw:id="id107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efault4-title" draw:layer="backgroundobjects" svg:width="17cm" svg:height="9.56cm" svg:x="2cm" svg:y="2.5cm" presentation:class="page"/>
        <draw:frame presentation:style-name="Default4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4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15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5-title" draw:layer="backgroundobjects" svg:width="22.5cm" svg:height="2.6cm" svg:x="4.5cm" svg:y="0.6cm" presentation:class="title" presentation:placeholder="true">
        <draw:text-box/>
      </draw:frame>
      <draw:frame presentation:style-name="Default5-outline1" draw:layer="backgroundobjects" svg:width="22.5cm" svg:height="9.134cm" svg:x="4.5cm" svg:y="3.8cm" presentation:class="outline" presentation:placeholder="true">
        <draw:text-box/>
      </draw:frame>
      <draw:frame presentation:style-name="Mpr11" draw:text-style-name="MP2" draw:layer="backgroundobjects" svg:width="6.523cm" svg:height="1.085cm" svg:x="4.4cm" svg:y="14.347cm" presentation:class="date-time">
        <draw:text-box>
          <text:p text:style-name="MP14"><text:span text:style-name="MT3"><presentation:date-time/></text:span></text:p>
        </draw:text-box>
      </draw:frame>
      <draw:frame presentation:style-name="Mpr11" draw:text-style-name="MP11" draw:layer="backgroundobjects" svg:width="8.875cm" svg:height="1.085cm" svg:x="11.075cm" svg:y="14.347cm" presentation:class="footer">
        <draw:text-box>
          <text:p text:style-name="MP15"><text:span text:style-name="MT4"><presentation:footer/></text:span></text:p>
        </draw:text-box>
      </draw:frame>
      <draw:frame presentation:style-name="Mpr11" draw:text-style-name="MP4" draw:layer="backgroundobjects" svg:width="6.523cm" svg:height="1.085cm" svg:x="20.075cm" svg:y="14.347cm" presentation:class="page-number">
        <draw:text-box>
          <text:p text:style-name="MP15"><text:span text:style-name="MT4"><text:page-number>&lt;number&gt;</text:page-number></text:span></text:p>
        </draw:text-box>
      </draw:frame>
      <draw:connector draw:style-name="Mgr10" draw:text-style-name="MP16" draw:layer="backgroundobjects" draw:type="lines" svg:x1="1.5cm" svg:y1="0.851cm" svg:x2="3.5cm" svg:y2="0.851cm" draw:start-shape="id109" draw:start-glue-point="10" draw:end-shape="id110" draw:end-glue-point="6" svg:d="M1500 851h276 1449 275" svg:viewBox="0 0 2001 1">
        <text:p/>
      </draw:connector>
      <draw:connector draw:style-name="Mgr10" draw:text-style-name="MP16" draw:layer="backgroundobjects" draw:type="lines" svg:x1="2cm" svg:y1="1.351cm" svg:x2="3cm" svg:y2="1.351cm" draw:start-shape="id111" draw:start-glue-point="10" draw:end-shape="id112" draw:end-glue-point="6" svg:d="M2000 1351h276 449 275" svg:viewBox="0 0 1001 1">
        <text:p/>
      </draw:connector>
      <draw:connector draw:style-name="Mgr10" draw:text-style-name="MP16" draw:layer="backgroundobjects" draw:type="lines" svg:x1="2.4cm" svg:y1="1.951cm" svg:x2="2.6cm" svg:y2="1.951cm" draw:start-shape="id113" draw:start-glue-point="10" draw:end-shape="id114" draw:end-glue-point="6" svg:d="M2400 1951h276-351 275" svg:viewBox="0 0 352 1">
        <text:p/>
      </draw:connector>
      <draw:connector draw:style-name="Mgr10" draw:text-style-name="MP16" draw:layer="backgroundobjects" draw:type="lines" svg:x1="2cm" svg:y1="0.351cm" svg:x2="3cm" svg:y2="0.351cm" draw:start-shape="id115" draw:start-glue-point="10" draw:end-shape="id116" draw:end-glue-point="6" svg:d="M2000 351h276 449 275" svg:viewBox="0 0 1001 1">
        <text:p/>
      </draw:connector>
      <draw:connector draw:style-name="Mgr10" draw:text-style-name="MP16" draw:layer="backgroundobjects" draw:type="lines" svg:x1="2.4cm" svg:y1="2.651cm" svg:x2="2.6cm" svg:y2="2.651cm" draw:start-shape="id117" draw:start-glue-point="10" draw:end-shape="id118" draw:end-glue-point="6" svg:d="M2400 2651h276-351 275" svg:viewBox="0 0 352 1">
        <text:p/>
      </draw:connector>
      <draw:connector draw:style-name="Mgr10" draw:text-style-name="MP16" draw:layer="backgroundobjects" draw:type="lines" svg:x1="3.5cm" svg:y1="3.751cm" svg:x2="1.5cm" svg:y2="3.751cm" draw:start-shape="id119" draw:start-glue-point="10" draw:end-shape="id120" draw:end-glue-point="6" svg:d="M3500 3751h-276-1449-275" svg:viewBox="0 0 2001 1">
        <text:p/>
      </draw:connector>
      <draw:connector draw:style-name="Mgr10" draw:text-style-name="MP16" draw:layer="backgroundobjects" draw:type="lines" svg:x1="3cm" svg:y1="3.251cm" svg:x2="2cm" svg:y2="3.251cm" draw:start-shape="id121" draw:start-glue-point="10" draw:end-shape="id122" draw:end-glue-point="6" svg:d="M3000 3251h-276-449-275" svg:viewBox="0 0 1001 1">
        <text:p/>
      </draw:connector>
      <draw:connector draw:style-name="Mgr10" draw:text-style-name="MP16" draw:layer="backgroundobjects" draw:type="lines" svg:x1="3cm" svg:y1="4.251cm" svg:x2="2cm" svg:y2="4.251cm" draw:start-shape="id123" draw:start-glue-point="10" draw:end-shape="id124" draw:end-glue-point="6" svg:d="M3000 4251h-276-449-275" svg:viewBox="0 0 1001 1">
        <text:p/>
      </draw:connector>
      <draw:connector draw:style-name="Mgr10" draw:text-style-name="MP16" draw:layer="backgroundobjects" draw:type="lines" svg:x1="2.6cm" svg:y1="4.851cm" svg:x2="2.4cm" svg:y2="4.851cm" draw:start-shape="id125" draw:start-glue-point="10" draw:end-shape="id126" draw:end-glue-point="6" svg:d="M2600 4851h-276 351-275" svg:viewBox="0 0 352 1">
        <text:p/>
      </draw:connector>
      <draw:connector draw:style-name="Mgr10" draw:text-style-name="MP16" draw:layer="backgroundobjects" draw:type="lines" svg:x1="2.6cm" svg:y1="5.551cm" svg:x2="2.4cm" svg:y2="5.551cm" draw:start-shape="id127" draw:start-glue-point="10" draw:end-shape="id128" draw:end-glue-point="6" svg:d="M2600 5551h-276 351-275" svg:viewBox="0 0 352 1">
        <text:p/>
      </draw:connector>
      <draw:connector draw:style-name="Mgr10" draw:text-style-name="MP16" draw:layer="backgroundobjects" draw:type="lines" svg:x1="1.5cm" svg:y1="6.651cm" svg:x2="3.5cm" svg:y2="6.651cm" draw:start-shape="id129" draw:start-glue-point="10" draw:end-shape="id130" draw:end-glue-point="6" svg:d="M1500 6651h276 1449 275" svg:viewBox="0 0 2001 1">
        <text:p/>
      </draw:connector>
      <draw:connector draw:style-name="Mgr10" draw:text-style-name="MP16" draw:layer="backgroundobjects" draw:type="lines" svg:x1="2cm" svg:y1="6.151cm" svg:x2="3cm" svg:y2="6.151cm" draw:start-shape="id131" draw:start-glue-point="10" draw:end-shape="id132" draw:end-glue-point="6" svg:d="M2000 6151h276 449 275" svg:viewBox="0 0 1001 1">
        <text:p/>
      </draw:connector>
      <draw:connector draw:style-name="Mgr10" draw:text-style-name="MP16" draw:layer="backgroundobjects" draw:type="lines" svg:x1="2cm" svg:y1="7.177cm" svg:x2="3cm" svg:y2="7.177cm" draw:start-shape="id133" draw:start-glue-point="10" draw:end-shape="id134" draw:end-glue-point="6" svg:d="M2000 7177h276 449 275" svg:viewBox="0 0 1001 1">
        <text:p/>
      </draw:connector>
      <draw:connector draw:style-name="Mgr10" draw:text-style-name="MP16" draw:layer="backgroundobjects" draw:type="lines" svg:x1="2.4cm" svg:y1="7.777cm" svg:x2="2.6cm" svg:y2="7.777cm" draw:start-shape="id135" draw:start-glue-point="10" draw:end-shape="id136" draw:end-glue-point="6" svg:d="M2400 7777h276-351 275" svg:viewBox="0 0 352 1">
        <text:p/>
      </draw:connector>
      <draw:connector draw:style-name="Mgr10" draw:text-style-name="MP16" draw:layer="backgroundobjects" draw:type="lines" svg:x1="2.4cm" svg:y1="8.477cm" svg:x2="2.6cm" svg:y2="8.477cm" draw:start-shape="id137" draw:start-glue-point="10" draw:end-shape="id138" draw:end-glue-point="6" svg:d="M2400 8477h276-351 275" svg:viewBox="0 0 352 1">
        <text:p/>
      </draw:connector>
      <draw:connector draw:style-name="Mgr10" draw:text-style-name="MP16" draw:layer="backgroundobjects" draw:type="lines" svg:x1="3.5cm" svg:y1="9.577cm" svg:x2="1.5cm" svg:y2="9.577cm" draw:start-shape="id139" draw:start-glue-point="10" draw:end-shape="id140" draw:end-glue-point="6" svg:d="M3500 9577h-276-1449-275" svg:viewBox="0 0 2001 1">
        <text:p/>
      </draw:connector>
      <draw:connector draw:style-name="Mgr10" draw:text-style-name="MP16" draw:layer="backgroundobjects" draw:type="lines" svg:x1="3.052cm" svg:y1="9.077cm" svg:x2="2.052cm" svg:y2="9.077cm" draw:start-shape="id141" draw:start-glue-point="10" draw:end-shape="id142" draw:end-glue-point="6" svg:d="M3052 9077h-276-449-275" svg:viewBox="0 0 1001 1">
        <text:p/>
      </draw:connector>
      <draw:connector draw:style-name="Mgr10" draw:text-style-name="MP16" draw:layer="backgroundobjects" draw:type="lines" svg:x1="3.026cm" svg:y1="10.102cm" svg:x2="2.026cm" svg:y2="10.102cm" draw:start-shape="id143" draw:start-glue-point="10" draw:end-shape="id144" draw:end-glue-point="6" svg:d="M3026 10102h-276-449-275" svg:viewBox="0 0 1001 1">
        <text:p/>
      </draw:connector>
      <draw:connector draw:style-name="Mgr10" draw:text-style-name="MP16" draw:layer="backgroundobjects" draw:type="lines" svg:x1="2.626cm" svg:y1="10.702cm" svg:x2="2.426cm" svg:y2="10.702cm" draw:start-shape="id145" draw:start-glue-point="10" draw:end-shape="id146" draw:end-glue-point="6" svg:d="M2626 10702h-276 351-275" svg:viewBox="0 0 352 1">
        <text:p/>
      </draw:connector>
      <draw:connector draw:style-name="Mgr10" draw:text-style-name="MP16" draw:layer="backgroundobjects" draw:type="lines" svg:x1="2.626cm" svg:y1="11.402cm" svg:x2="2.426cm" svg:y2="11.402cm" draw:start-shape="id147" draw:start-glue-point="10" draw:end-shape="id148" draw:end-glue-point="6" svg:d="M2626 11402h-276 351-275" svg:viewBox="0 0 352 1">
        <text:p/>
      </draw:connector>
      <draw:connector draw:style-name="Mgr10" draw:text-style-name="MP16" draw:layer="backgroundobjects" draw:type="lines" svg:x1="1.526cm" svg:y1="12.502cm" svg:x2="3.526cm" svg:y2="12.502cm" draw:start-shape="id149" draw:start-glue-point="10" draw:end-shape="id150" draw:end-glue-point="6" svg:d="M1526 12502h276 1448 276" svg:viewBox="0 0 2001 1">
        <text:p/>
      </draw:connector>
      <draw:connector draw:style-name="Mgr10" draw:text-style-name="MP16" draw:layer="backgroundobjects" draw:type="lines" svg:x1="2.026cm" svg:y1="12.002cm" svg:x2="3.026cm" svg:y2="12.002cm" draw:start-shape="id151" draw:start-glue-point="10" draw:end-shape="id152" draw:end-glue-point="6" svg:d="M2026 12002h276 449 275" svg:viewBox="0 0 1001 1">
        <text:p/>
      </draw:connector>
      <draw:connector draw:style-name="Mgr10" draw:text-style-name="MP16" draw:layer="backgroundobjects" draw:type="lines" svg:x1="2.026cm" svg:y1="13.002cm" svg:x2="3.026cm" svg:y2="13.002cm" draw:start-shape="id153" draw:start-glue-point="10" draw:end-shape="id154" draw:end-glue-point="6" svg:d="M2026 13002h276 449 275" svg:viewBox="0 0 1001 1">
        <text:p/>
      </draw:connector>
      <draw:connector draw:style-name="Mgr10" draw:text-style-name="MP16" draw:layer="backgroundobjects" draw:type="lines" svg:x1="2.426cm" svg:y1="13.602cm" svg:x2="2.626cm" svg:y2="13.602cm" draw:start-shape="id155" draw:start-glue-point="10" draw:end-shape="id156" draw:end-glue-point="6" svg:d="M2426 13602h276-351 275" svg:viewBox="0 0 352 1">
        <text:p/>
      </draw:connector>
      <draw:connector draw:style-name="Mgr10" draw:text-style-name="MP16" draw:layer="backgroundobjects" draw:type="lines" svg:x1="2.426cm" svg:y1="14.302cm" svg:x2="2.626cm" svg:y2="14.302cm" draw:start-shape="id157" draw:start-glue-point="10" draw:end-shape="id158" draw:end-glue-point="6" svg:d="M2426 14302h276-351 275" svg:viewBox="0 0 352 1">
        <text:p/>
      </draw:connector>
      <draw:connector draw:style-name="Mgr10" draw:text-style-name="MP16" draw:layer="backgroundobjects" draw:type="lines" svg:x1="3.526cm" svg:y1="15.402cm" svg:x2="1.526cm" svg:y2="15.402cm" draw:start-shape="id159" draw:start-glue-point="10" draw:end-shape="id160" draw:end-glue-point="6" svg:d="M3526 15402h-276-1449-275" svg:viewBox="0 0 2001 1">
        <text:p/>
      </draw:connector>
      <draw:connector draw:style-name="Mgr10" draw:text-style-name="MP16" draw:layer="backgroundobjects" draw:type="lines" svg:x1="3.026cm" svg:y1="14.902cm" svg:x2="2.026cm" svg:y2="14.902cm" draw:start-shape="id161" draw:start-glue-point="10" draw:end-shape="id162" draw:end-glue-point="6" svg:d="M3026 14902h-276-449-275" svg:viewBox="0 0 1001 1">
        <text:p/>
      </draw:connector>
      <draw:custom-shape draw:style-name="Mgr11" draw:text-style-name="MP17" xml:id="id110" draw:id="id110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12" draw:id="id112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16" draw:id="id116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14" draw:id="id114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18" draw:id="id118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19" draw:id="id119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21" draw:id="id121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23" draw:id="id123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25" draw:id="id125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27" draw:id="id127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30" draw:id="id130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32" draw:id="id132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34" draw:id="id134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36" draw:id="id136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38" draw:id="id138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39" draw:id="id139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41" draw:id="id141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43" draw:id="id143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45" draw:id="id145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47" draw:id="id147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50" draw:id="id150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52" draw:id="id152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54" draw:id="id154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56" draw:id="id156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58" draw:id="id158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60" draw:id="id160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62" draw:id="id162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09" draw:id="id109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11" draw:id="id111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15" draw:id="id115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13" draw:id="id113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17" draw:id="id117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20" draw:id="id120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22" draw:id="id122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24" draw:id="id124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26" draw:id="id126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28" draw:id="id128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29" draw:id="id129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31" draw:id="id131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33" draw:id="id133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35" draw:id="id135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37" draw:id="id137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40" draw:id="id140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42" draw:id="id142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44" draw:id="id144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46" draw:id="id146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48" draw:id="id148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49" draw:id="id149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51" draw:id="id151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53" draw:id="id153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55" draw:id="id155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57" draw:id="id157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59" draw:id="id159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61" draw:id="id161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efault5-title" draw:layer="backgroundobjects" svg:width="17cm" svg:height="9.56cm" svg:x="2cm" svg:y="2.5cm" presentation:class="page"/>
        <draw:frame presentation:style-name="Default5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4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15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6-title" draw:layer="backgroundobjects" svg:width="22.5cm" svg:height="2.6cm" svg:x="4.5cm" svg:y="0.6cm" presentation:class="title" presentation:placeholder="true">
        <draw:text-box/>
      </draw:frame>
      <draw:frame presentation:style-name="Default6-outline1" draw:layer="backgroundobjects" svg:width="22.5cm" svg:height="9.134cm" svg:x="4.5cm" svg:y="3.8cm" presentation:class="outline" presentation:placeholder="true">
        <draw:text-box/>
      </draw:frame>
      <draw:frame presentation:style-name="Mpr14" draw:text-style-name="MP2" draw:layer="backgroundobjects" svg:width="6.523cm" svg:height="1.085cm" svg:x="4.4cm" svg:y="14.347cm" presentation:class="date-time">
        <draw:text-box>
          <text:p text:style-name="MP14"><text:span text:style-name="MT3"><presentation:date-time/></text:span></text:p>
        </draw:text-box>
      </draw:frame>
      <draw:frame presentation:style-name="Mpr14" draw:text-style-name="MP11" draw:layer="backgroundobjects" svg:width="8.875cm" svg:height="1.085cm" svg:x="11.075cm" svg:y="14.347cm" presentation:class="footer">
        <draw:text-box>
          <text:p text:style-name="MP15"><text:span text:style-name="MT4"><presentation:footer/></text:span></text:p>
        </draw:text-box>
      </draw:frame>
      <draw:frame presentation:style-name="Mpr14" draw:text-style-name="MP4" draw:layer="backgroundobjects" svg:width="6.523cm" svg:height="1.085cm" svg:x="20.075cm" svg:y="14.347cm" presentation:class="page-number">
        <draw:text-box>
          <text:p text:style-name="MP15"><text:span text:style-name="MT4"><text:page-number>&lt;number&gt;</text:page-number></text:span></text:p>
        </draw:text-box>
      </draw:frame>
      <draw:connector draw:style-name="Mgr10" draw:text-style-name="MP16" draw:layer="backgroundobjects" draw:type="lines" svg:x1="1.5cm" svg:y1="0.851cm" svg:x2="3.5cm" svg:y2="0.851cm" draw:start-shape="id163" draw:start-glue-point="10" draw:end-shape="id164" draw:end-glue-point="6" svg:d="M1500 851h276 1449 275" svg:viewBox="0 0 2001 1">
        <text:p/>
      </draw:connector>
      <draw:connector draw:style-name="Mgr10" draw:text-style-name="MP16" draw:layer="backgroundobjects" draw:type="lines" svg:x1="2cm" svg:y1="1.351cm" svg:x2="3cm" svg:y2="1.351cm" draw:start-shape="id165" draw:start-glue-point="10" draw:end-shape="id166" draw:end-glue-point="6" svg:d="M2000 1351h276 449 275" svg:viewBox="0 0 1001 1">
        <text:p/>
      </draw:connector>
      <draw:connector draw:style-name="Mgr10" draw:text-style-name="MP16" draw:layer="backgroundobjects" draw:type="lines" svg:x1="2.4cm" svg:y1="1.951cm" svg:x2="2.6cm" svg:y2="1.951cm" draw:start-shape="id167" draw:start-glue-point="10" draw:end-shape="id168" draw:end-glue-point="6" svg:d="M2400 1951h276-351 275" svg:viewBox="0 0 352 1">
        <text:p/>
      </draw:connector>
      <draw:connector draw:style-name="Mgr10" draw:text-style-name="MP16" draw:layer="backgroundobjects" draw:type="lines" svg:x1="2cm" svg:y1="0.351cm" svg:x2="3cm" svg:y2="0.351cm" draw:start-shape="id169" draw:start-glue-point="10" draw:end-shape="id170" draw:end-glue-point="6" svg:d="M2000 351h276 449 275" svg:viewBox="0 0 1001 1">
        <text:p/>
      </draw:connector>
      <draw:connector draw:style-name="Mgr10" draw:text-style-name="MP16" draw:layer="backgroundobjects" draw:type="lines" svg:x1="2.4cm" svg:y1="2.651cm" svg:x2="2.6cm" svg:y2="2.651cm" draw:start-shape="id171" draw:start-glue-point="10" draw:end-shape="id172" draw:end-glue-point="6" svg:d="M2400 2651h276-351 275" svg:viewBox="0 0 352 1">
        <text:p/>
      </draw:connector>
      <draw:connector draw:style-name="Mgr10" draw:text-style-name="MP16" draw:layer="backgroundobjects" draw:type="lines" svg:x1="3.5cm" svg:y1="3.751cm" svg:x2="1.5cm" svg:y2="3.751cm" draw:start-shape="id173" draw:start-glue-point="10" draw:end-shape="id174" draw:end-glue-point="6" svg:d="M3500 3751h-276-1449-275" svg:viewBox="0 0 2001 1">
        <text:p/>
      </draw:connector>
      <draw:connector draw:style-name="Mgr10" draw:text-style-name="MP16" draw:layer="backgroundobjects" draw:type="lines" svg:x1="3cm" svg:y1="3.251cm" svg:x2="2cm" svg:y2="3.251cm" draw:start-shape="id175" draw:start-glue-point="10" draw:end-shape="id176" draw:end-glue-point="6" svg:d="M3000 3251h-276-449-275" svg:viewBox="0 0 1001 1">
        <text:p/>
      </draw:connector>
      <draw:connector draw:style-name="Mgr10" draw:text-style-name="MP16" draw:layer="backgroundobjects" draw:type="lines" svg:x1="3cm" svg:y1="4.251cm" svg:x2="2cm" svg:y2="4.251cm" draw:start-shape="id177" draw:start-glue-point="10" draw:end-shape="id178" draw:end-glue-point="6" svg:d="M3000 4251h-276-449-275" svg:viewBox="0 0 1001 1">
        <text:p/>
      </draw:connector>
      <draw:connector draw:style-name="Mgr10" draw:text-style-name="MP16" draw:layer="backgroundobjects" draw:type="lines" svg:x1="2.6cm" svg:y1="4.851cm" svg:x2="2.4cm" svg:y2="4.851cm" draw:start-shape="id179" draw:start-glue-point="10" draw:end-shape="id180" draw:end-glue-point="6" svg:d="M2600 4851h-276 351-275" svg:viewBox="0 0 352 1">
        <text:p/>
      </draw:connector>
      <draw:connector draw:style-name="Mgr10" draw:text-style-name="MP16" draw:layer="backgroundobjects" draw:type="lines" svg:x1="2.6cm" svg:y1="5.551cm" svg:x2="2.4cm" svg:y2="5.551cm" draw:start-shape="id181" draw:start-glue-point="10" draw:end-shape="id182" draw:end-glue-point="6" svg:d="M2600 5551h-276 351-275" svg:viewBox="0 0 352 1">
        <text:p/>
      </draw:connector>
      <draw:connector draw:style-name="Mgr10" draw:text-style-name="MP16" draw:layer="backgroundobjects" draw:type="lines" svg:x1="1.5cm" svg:y1="6.651cm" svg:x2="3.5cm" svg:y2="6.651cm" draw:start-shape="id183" draw:start-glue-point="10" draw:end-shape="id184" draw:end-glue-point="6" svg:d="M1500 6651h276 1449 275" svg:viewBox="0 0 2001 1">
        <text:p/>
      </draw:connector>
      <draw:connector draw:style-name="Mgr10" draw:text-style-name="MP16" draw:layer="backgroundobjects" draw:type="lines" svg:x1="2cm" svg:y1="6.151cm" svg:x2="3cm" svg:y2="6.151cm" draw:start-shape="id185" draw:start-glue-point="10" draw:end-shape="id186" draw:end-glue-point="6" svg:d="M2000 6151h276 449 275" svg:viewBox="0 0 1001 1">
        <text:p/>
      </draw:connector>
      <draw:connector draw:style-name="Mgr10" draw:text-style-name="MP16" draw:layer="backgroundobjects" draw:type="lines" svg:x1="2cm" svg:y1="7.177cm" svg:x2="3cm" svg:y2="7.177cm" draw:start-shape="id187" draw:start-glue-point="10" draw:end-shape="id188" draw:end-glue-point="6" svg:d="M2000 7177h276 449 275" svg:viewBox="0 0 1001 1">
        <text:p/>
      </draw:connector>
      <draw:connector draw:style-name="Mgr10" draw:text-style-name="MP16" draw:layer="backgroundobjects" draw:type="lines" svg:x1="2.4cm" svg:y1="7.777cm" svg:x2="2.6cm" svg:y2="7.777cm" draw:start-shape="id189" draw:start-glue-point="10" draw:end-shape="id190" draw:end-glue-point="6" svg:d="M2400 7777h276-351 275" svg:viewBox="0 0 352 1">
        <text:p/>
      </draw:connector>
      <draw:connector draw:style-name="Mgr10" draw:text-style-name="MP16" draw:layer="backgroundobjects" draw:type="lines" svg:x1="2.4cm" svg:y1="8.477cm" svg:x2="2.6cm" svg:y2="8.477cm" draw:start-shape="id191" draw:start-glue-point="10" draw:end-shape="id192" draw:end-glue-point="6" svg:d="M2400 8477h276-351 275" svg:viewBox="0 0 352 1">
        <text:p/>
      </draw:connector>
      <draw:connector draw:style-name="Mgr10" draw:text-style-name="MP16" draw:layer="backgroundobjects" draw:type="lines" svg:x1="3.5cm" svg:y1="9.577cm" svg:x2="1.5cm" svg:y2="9.577cm" draw:start-shape="id193" draw:start-glue-point="10" draw:end-shape="id194" draw:end-glue-point="6" svg:d="M3500 9577h-276-1449-275" svg:viewBox="0 0 2001 1">
        <text:p/>
      </draw:connector>
      <draw:connector draw:style-name="Mgr10" draw:text-style-name="MP16" draw:layer="backgroundobjects" draw:type="lines" svg:x1="3.052cm" svg:y1="9.077cm" svg:x2="2.052cm" svg:y2="9.077cm" draw:start-shape="id195" draw:start-glue-point="10" draw:end-shape="id196" draw:end-glue-point="6" svg:d="M3052 9077h-276-449-275" svg:viewBox="0 0 1001 1">
        <text:p/>
      </draw:connector>
      <draw:connector draw:style-name="Mgr10" draw:text-style-name="MP16" draw:layer="backgroundobjects" draw:type="lines" svg:x1="3.026cm" svg:y1="10.102cm" svg:x2="2.026cm" svg:y2="10.102cm" draw:start-shape="id197" draw:start-glue-point="10" draw:end-shape="id198" draw:end-glue-point="6" svg:d="M3026 10102h-276-449-275" svg:viewBox="0 0 1001 1">
        <text:p/>
      </draw:connector>
      <draw:connector draw:style-name="Mgr10" draw:text-style-name="MP16" draw:layer="backgroundobjects" draw:type="lines" svg:x1="2.626cm" svg:y1="10.702cm" svg:x2="2.426cm" svg:y2="10.702cm" draw:start-shape="id199" draw:start-glue-point="10" draw:end-shape="id200" draw:end-glue-point="6" svg:d="M2626 10702h-276 351-275" svg:viewBox="0 0 352 1">
        <text:p/>
      </draw:connector>
      <draw:connector draw:style-name="Mgr10" draw:text-style-name="MP16" draw:layer="backgroundobjects" draw:type="lines" svg:x1="2.626cm" svg:y1="11.402cm" svg:x2="2.426cm" svg:y2="11.402cm" draw:start-shape="id201" draw:start-glue-point="10" draw:end-shape="id202" draw:end-glue-point="6" svg:d="M2626 11402h-276 351-275" svg:viewBox="0 0 352 1">
        <text:p/>
      </draw:connector>
      <draw:connector draw:style-name="Mgr10" draw:text-style-name="MP16" draw:layer="backgroundobjects" draw:type="lines" svg:x1="1.526cm" svg:y1="12.502cm" svg:x2="3.526cm" svg:y2="12.502cm" draw:start-shape="id203" draw:start-glue-point="10" draw:end-shape="id204" draw:end-glue-point="6" svg:d="M1526 12502h276 1448 276" svg:viewBox="0 0 2001 1">
        <text:p/>
      </draw:connector>
      <draw:connector draw:style-name="Mgr10" draw:text-style-name="MP16" draw:layer="backgroundobjects" draw:type="lines" svg:x1="2.026cm" svg:y1="12.002cm" svg:x2="3.026cm" svg:y2="12.002cm" draw:start-shape="id205" draw:start-glue-point="10" draw:end-shape="id206" draw:end-glue-point="6" svg:d="M2026 12002h276 449 275" svg:viewBox="0 0 1001 1">
        <text:p/>
      </draw:connector>
      <draw:connector draw:style-name="Mgr10" draw:text-style-name="MP16" draw:layer="backgroundobjects" draw:type="lines" svg:x1="2.026cm" svg:y1="13.002cm" svg:x2="3.026cm" svg:y2="13.002cm" draw:start-shape="id207" draw:start-glue-point="10" draw:end-shape="id208" draw:end-glue-point="6" svg:d="M2026 13002h276 449 275" svg:viewBox="0 0 1001 1">
        <text:p/>
      </draw:connector>
      <draw:connector draw:style-name="Mgr10" draw:text-style-name="MP16" draw:layer="backgroundobjects" draw:type="lines" svg:x1="2.426cm" svg:y1="13.602cm" svg:x2="2.626cm" svg:y2="13.602cm" draw:start-shape="id209" draw:start-glue-point="10" draw:end-shape="id210" draw:end-glue-point="6" svg:d="M2426 13602h276-351 275" svg:viewBox="0 0 352 1">
        <text:p/>
      </draw:connector>
      <draw:connector draw:style-name="Mgr10" draw:text-style-name="MP16" draw:layer="backgroundobjects" draw:type="lines" svg:x1="2.426cm" svg:y1="14.302cm" svg:x2="2.626cm" svg:y2="14.302cm" draw:start-shape="id211" draw:start-glue-point="10" draw:end-shape="id212" draw:end-glue-point="6" svg:d="M2426 14302h276-351 275" svg:viewBox="0 0 352 1">
        <text:p/>
      </draw:connector>
      <draw:connector draw:style-name="Mgr10" draw:text-style-name="MP16" draw:layer="backgroundobjects" draw:type="lines" svg:x1="3.526cm" svg:y1="15.402cm" svg:x2="1.526cm" svg:y2="15.402cm" draw:start-shape="id213" draw:start-glue-point="10" draw:end-shape="id214" draw:end-glue-point="6" svg:d="M3526 15402h-276-1449-275" svg:viewBox="0 0 2001 1">
        <text:p/>
      </draw:connector>
      <draw:connector draw:style-name="Mgr10" draw:text-style-name="MP16" draw:layer="backgroundobjects" draw:type="lines" svg:x1="3.026cm" svg:y1="14.902cm" svg:x2="2.026cm" svg:y2="14.902cm" draw:start-shape="id215" draw:start-glue-point="10" draw:end-shape="id216" draw:end-glue-point="6" svg:d="M3026 14902h-276-449-275" svg:viewBox="0 0 1001 1">
        <text:p/>
      </draw:connector>
      <draw:custom-shape draw:style-name="Mgr11" draw:text-style-name="MP17" xml:id="id164" draw:id="id164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66" draw:id="id166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70" draw:id="id170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68" draw:id="id168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72" draw:id="id172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73" draw:id="id173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75" draw:id="id175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77" draw:id="id177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79" draw:id="id179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81" draw:id="id181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84" draw:id="id184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86" draw:id="id186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88" draw:id="id188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90" draw:id="id190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92" draw:id="id192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93" draw:id="id193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95" draw:id="id195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97" draw:id="id197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99" draw:id="id199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01" draw:id="id201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04" draw:id="id204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06" draw:id="id206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08" draw:id="id208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10" draw:id="id210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12" draw:id="id212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14" draw:id="id214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16" draw:id="id216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63" draw:id="id163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65" draw:id="id165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69" draw:id="id169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67" draw:id="id167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71" draw:id="id171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74" draw:id="id174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76" draw:id="id176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78" draw:id="id178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80" draw:id="id180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82" draw:id="id182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83" draw:id="id183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85" draw:id="id185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87" draw:id="id187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189" draw:id="id189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91" draw:id="id191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94" draw:id="id194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96" draw:id="id196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198" draw:id="id198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00" draw:id="id200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02" draw:id="id202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03" draw:id="id203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05" draw:id="id205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07" draw:id="id207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09" draw:id="id209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11" draw:id="id211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13" draw:id="id213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15" draw:id="id215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efault6-title" draw:layer="backgroundobjects" svg:width="17cm" svg:height="9.56cm" svg:x="2cm" svg:y="2.5cm" presentation:class="page"/>
        <draw:frame presentation:style-name="Default6-notes" draw:layer="backgroundobjects" svg:width="17cm" svg:height="14cm" svg:x="2cm" svg:y="13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4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15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2.5cm" svg:height="2.6cm" svg:x="4.5cm" svg:y="0.6cm" presentation:class="title" presentation:placeholder="true">
        <draw:text-box/>
      </draw:frame>
      <draw:frame presentation:style-name="Default-outline1" draw:layer="backgroundobjects" svg:width="22.5cm" svg:height="9.134cm" svg:x="4.5cm" svg:y="3.8cm" presentation:class="outline" presentation:placeholder="true">
        <draw:text-box/>
      </draw:frame>
      <draw:frame presentation:style-name="Mpr17" draw:text-style-name="MP2" draw:layer="backgroundobjects" svg:width="6.523cm" svg:height="1.085cm" svg:x="4.4cm" svg:y="14.347cm" presentation:class="date-time">
        <draw:text-box>
          <text:p text:style-name="MP14"><text:span text:style-name="MT3"><presentation:date-time/></text:span></text:p>
        </draw:text-box>
      </draw:frame>
      <draw:frame presentation:style-name="Mpr17" draw:text-style-name="MP11" draw:layer="backgroundobjects" svg:width="8.875cm" svg:height="1.085cm" svg:x="11.075cm" svg:y="14.347cm" presentation:class="footer">
        <draw:text-box>
          <text:p text:style-name="MP15"><text:span text:style-name="MT4"><presentation:footer/></text:span></text:p>
        </draw:text-box>
      </draw:frame>
      <draw:frame presentation:style-name="Mpr17" draw:text-style-name="MP4" draw:layer="backgroundobjects" svg:width="6.523cm" svg:height="1.085cm" svg:x="20.075cm" svg:y="14.347cm" presentation:class="page-number">
        <draw:text-box>
          <text:p text:style-name="MP15"><text:span text:style-name="MT4"><text:page-number>&lt;number&gt;</text:page-number></text:span></text:p>
        </draw:text-box>
      </draw:frame>
      <draw:connector draw:style-name="Mgr10" draw:text-style-name="MP16" draw:layer="backgroundobjects" draw:type="lines" svg:x1="1.5cm" svg:y1="0.851cm" svg:x2="3.5cm" svg:y2="0.851cm" draw:start-shape="id217" draw:start-glue-point="10" draw:end-shape="id218" draw:end-glue-point="6" svg:d="M1500 851h276 1449 275" svg:viewBox="0 0 2001 1">
        <text:p/>
      </draw:connector>
      <draw:connector draw:style-name="Mgr10" draw:text-style-name="MP16" draw:layer="backgroundobjects" draw:type="lines" svg:x1="2cm" svg:y1="1.351cm" svg:x2="3cm" svg:y2="1.351cm" draw:start-shape="id219" draw:start-glue-point="10" draw:end-shape="id220" draw:end-glue-point="6" svg:d="M2000 1351h276 449 275" svg:viewBox="0 0 1001 1">
        <text:p/>
      </draw:connector>
      <draw:connector draw:style-name="Mgr10" draw:text-style-name="MP16" draw:layer="backgroundobjects" draw:type="lines" svg:x1="2.4cm" svg:y1="1.951cm" svg:x2="2.6cm" svg:y2="1.951cm" draw:start-shape="id221" draw:start-glue-point="10" draw:end-shape="id222" draw:end-glue-point="6" svg:d="M2400 1951h276-351 275" svg:viewBox="0 0 352 1">
        <text:p/>
      </draw:connector>
      <draw:connector draw:style-name="Mgr10" draw:text-style-name="MP16" draw:layer="backgroundobjects" draw:type="lines" svg:x1="2cm" svg:y1="0.351cm" svg:x2="3cm" svg:y2="0.351cm" draw:start-shape="id223" draw:start-glue-point="10" draw:end-shape="id224" draw:end-glue-point="6" svg:d="M2000 351h276 449 275" svg:viewBox="0 0 1001 1">
        <text:p/>
      </draw:connector>
      <draw:connector draw:style-name="Mgr10" draw:text-style-name="MP16" draw:layer="backgroundobjects" draw:type="lines" svg:x1="2.4cm" svg:y1="2.651cm" svg:x2="2.6cm" svg:y2="2.651cm" draw:start-shape="id225" draw:start-glue-point="10" draw:end-shape="id226" draw:end-glue-point="6" svg:d="M2400 2651h276-351 275" svg:viewBox="0 0 352 1">
        <text:p/>
      </draw:connector>
      <draw:connector draw:style-name="Mgr10" draw:text-style-name="MP16" draw:layer="backgroundobjects" draw:type="lines" svg:x1="3.5cm" svg:y1="3.751cm" svg:x2="1.5cm" svg:y2="3.751cm" draw:start-shape="id227" draw:start-glue-point="10" draw:end-shape="id228" draw:end-glue-point="6" svg:d="M3500 3751h-276-1449-275" svg:viewBox="0 0 2001 1">
        <text:p/>
      </draw:connector>
      <draw:connector draw:style-name="Mgr10" draw:text-style-name="MP16" draw:layer="backgroundobjects" draw:type="lines" svg:x1="3cm" svg:y1="3.251cm" svg:x2="2cm" svg:y2="3.251cm" draw:start-shape="id229" draw:start-glue-point="10" draw:end-shape="id230" draw:end-glue-point="6" svg:d="M3000 3251h-276-449-275" svg:viewBox="0 0 1001 1">
        <text:p/>
      </draw:connector>
      <draw:connector draw:style-name="Mgr10" draw:text-style-name="MP16" draw:layer="backgroundobjects" draw:type="lines" svg:x1="3cm" svg:y1="4.251cm" svg:x2="2cm" svg:y2="4.251cm" draw:start-shape="id231" draw:start-glue-point="10" draw:end-shape="id232" draw:end-glue-point="6" svg:d="M3000 4251h-276-449-275" svg:viewBox="0 0 1001 1">
        <text:p/>
      </draw:connector>
      <draw:connector draw:style-name="Mgr10" draw:text-style-name="MP16" draw:layer="backgroundobjects" draw:type="lines" svg:x1="2.6cm" svg:y1="4.851cm" svg:x2="2.4cm" svg:y2="4.851cm" draw:start-shape="id233" draw:start-glue-point="10" draw:end-shape="id234" draw:end-glue-point="6" svg:d="M2600 4851h-276 351-275" svg:viewBox="0 0 352 1">
        <text:p/>
      </draw:connector>
      <draw:connector draw:style-name="Mgr10" draw:text-style-name="MP16" draw:layer="backgroundobjects" draw:type="lines" svg:x1="2.6cm" svg:y1="5.551cm" svg:x2="2.4cm" svg:y2="5.551cm" draw:start-shape="id235" draw:start-glue-point="10" draw:end-shape="id236" draw:end-glue-point="6" svg:d="M2600 5551h-276 351-275" svg:viewBox="0 0 352 1">
        <text:p/>
      </draw:connector>
      <draw:connector draw:style-name="Mgr10" draw:text-style-name="MP16" draw:layer="backgroundobjects" draw:type="lines" svg:x1="1.5cm" svg:y1="6.651cm" svg:x2="3.5cm" svg:y2="6.651cm" draw:start-shape="id237" draw:start-glue-point="10" draw:end-shape="id238" draw:end-glue-point="6" svg:d="M1500 6651h276 1449 275" svg:viewBox="0 0 2001 1">
        <text:p/>
      </draw:connector>
      <draw:connector draw:style-name="Mgr10" draw:text-style-name="MP16" draw:layer="backgroundobjects" draw:type="lines" svg:x1="2cm" svg:y1="6.151cm" svg:x2="3cm" svg:y2="6.151cm" draw:start-shape="id239" draw:start-glue-point="10" draw:end-shape="id240" draw:end-glue-point="6" svg:d="M2000 6151h276 449 275" svg:viewBox="0 0 1001 1">
        <text:p/>
      </draw:connector>
      <draw:connector draw:style-name="Mgr10" draw:text-style-name="MP16" draw:layer="backgroundobjects" draw:type="lines" svg:x1="2cm" svg:y1="7.177cm" svg:x2="3cm" svg:y2="7.177cm" draw:start-shape="id241" draw:start-glue-point="10" draw:end-shape="id242" draw:end-glue-point="6" svg:d="M2000 7177h276 449 275" svg:viewBox="0 0 1001 1">
        <text:p/>
      </draw:connector>
      <draw:connector draw:style-name="Mgr10" draw:text-style-name="MP16" draw:layer="backgroundobjects" draw:type="lines" svg:x1="2.4cm" svg:y1="7.777cm" svg:x2="2.6cm" svg:y2="7.777cm" draw:start-shape="id243" draw:start-glue-point="10" draw:end-shape="id244" draw:end-glue-point="6" svg:d="M2400 7777h276-351 275" svg:viewBox="0 0 352 1">
        <text:p/>
      </draw:connector>
      <draw:connector draw:style-name="Mgr10" draw:text-style-name="MP16" draw:layer="backgroundobjects" draw:type="lines" svg:x1="2.4cm" svg:y1="8.477cm" svg:x2="2.6cm" svg:y2="8.477cm" draw:start-shape="id245" draw:start-glue-point="10" draw:end-shape="id246" draw:end-glue-point="6" svg:d="M2400 8477h276-351 275" svg:viewBox="0 0 352 1">
        <text:p/>
      </draw:connector>
      <draw:connector draw:style-name="Mgr10" draw:text-style-name="MP16" draw:layer="backgroundobjects" draw:type="lines" svg:x1="3.5cm" svg:y1="9.577cm" svg:x2="1.5cm" svg:y2="9.577cm" draw:start-shape="id247" draw:start-glue-point="10" draw:end-shape="id248" draw:end-glue-point="6" svg:d="M3500 9577h-276-1449-275" svg:viewBox="0 0 2001 1">
        <text:p/>
      </draw:connector>
      <draw:connector draw:style-name="Mgr10" draw:text-style-name="MP16" draw:layer="backgroundobjects" draw:type="lines" svg:x1="3.052cm" svg:y1="9.077cm" svg:x2="2.052cm" svg:y2="9.077cm" draw:start-shape="id249" draw:start-glue-point="10" draw:end-shape="id250" draw:end-glue-point="6" svg:d="M3052 9077h-276-449-275" svg:viewBox="0 0 1001 1">
        <text:p/>
      </draw:connector>
      <draw:connector draw:style-name="Mgr10" draw:text-style-name="MP16" draw:layer="backgroundobjects" draw:type="lines" svg:x1="3.026cm" svg:y1="10.102cm" svg:x2="2.026cm" svg:y2="10.102cm" draw:start-shape="id251" draw:start-glue-point="10" draw:end-shape="id252" draw:end-glue-point="6" svg:d="M3026 10102h-276-449-275" svg:viewBox="0 0 1001 1">
        <text:p/>
      </draw:connector>
      <draw:connector draw:style-name="Mgr10" draw:text-style-name="MP16" draw:layer="backgroundobjects" draw:type="lines" svg:x1="2.626cm" svg:y1="10.702cm" svg:x2="2.426cm" svg:y2="10.702cm" draw:start-shape="id253" draw:start-glue-point="10" draw:end-shape="id254" draw:end-glue-point="6" svg:d="M2626 10702h-276 351-275" svg:viewBox="0 0 352 1">
        <text:p/>
      </draw:connector>
      <draw:connector draw:style-name="Mgr10" draw:text-style-name="MP16" draw:layer="backgroundobjects" draw:type="lines" svg:x1="2.626cm" svg:y1="11.402cm" svg:x2="2.426cm" svg:y2="11.402cm" draw:start-shape="id255" draw:start-glue-point="10" draw:end-shape="id256" draw:end-glue-point="6" svg:d="M2626 11402h-276 351-275" svg:viewBox="0 0 352 1">
        <text:p/>
      </draw:connector>
      <draw:connector draw:style-name="Mgr10" draw:text-style-name="MP16" draw:layer="backgroundobjects" draw:type="lines" svg:x1="1.526cm" svg:y1="12.502cm" svg:x2="3.526cm" svg:y2="12.502cm" draw:start-shape="id257" draw:start-glue-point="10" draw:end-shape="id258" draw:end-glue-point="6" svg:d="M1526 12502h276 1448 276" svg:viewBox="0 0 2001 1">
        <text:p/>
      </draw:connector>
      <draw:connector draw:style-name="Mgr10" draw:text-style-name="MP16" draw:layer="backgroundobjects" draw:type="lines" svg:x1="2.026cm" svg:y1="12.002cm" svg:x2="3.026cm" svg:y2="12.002cm" draw:start-shape="id259" draw:start-glue-point="10" draw:end-shape="id260" draw:end-glue-point="6" svg:d="M2026 12002h276 449 275" svg:viewBox="0 0 1001 1">
        <text:p/>
      </draw:connector>
      <draw:connector draw:style-name="Mgr10" draw:text-style-name="MP16" draw:layer="backgroundobjects" draw:type="lines" svg:x1="2.026cm" svg:y1="13.002cm" svg:x2="3.026cm" svg:y2="13.002cm" draw:start-shape="id261" draw:start-glue-point="10" draw:end-shape="id262" draw:end-glue-point="6" svg:d="M2026 13002h276 449 275" svg:viewBox="0 0 1001 1">
        <text:p/>
      </draw:connector>
      <draw:connector draw:style-name="Mgr10" draw:text-style-name="MP16" draw:layer="backgroundobjects" draw:type="lines" svg:x1="2.426cm" svg:y1="13.602cm" svg:x2="2.626cm" svg:y2="13.602cm" draw:start-shape="id263" draw:start-glue-point="10" draw:end-shape="id264" draw:end-glue-point="6" svg:d="M2426 13602h276-351 275" svg:viewBox="0 0 352 1">
        <text:p/>
      </draw:connector>
      <draw:connector draw:style-name="Mgr10" draw:text-style-name="MP16" draw:layer="backgroundobjects" draw:type="lines" svg:x1="2.426cm" svg:y1="14.302cm" svg:x2="2.626cm" svg:y2="14.302cm" draw:start-shape="id265" draw:start-glue-point="10" draw:end-shape="id266" draw:end-glue-point="6" svg:d="M2426 14302h276-351 275" svg:viewBox="0 0 352 1">
        <text:p/>
      </draw:connector>
      <draw:connector draw:style-name="Mgr10" draw:text-style-name="MP16" draw:layer="backgroundobjects" draw:type="lines" svg:x1="3.526cm" svg:y1="15.402cm" svg:x2="1.526cm" svg:y2="15.402cm" draw:start-shape="id267" draw:start-glue-point="10" draw:end-shape="id268" draw:end-glue-point="6" svg:d="M3526 15402h-276-1449-275" svg:viewBox="0 0 2001 1">
        <text:p/>
      </draw:connector>
      <draw:connector draw:style-name="Mgr10" draw:text-style-name="MP16" draw:layer="backgroundobjects" draw:type="lines" svg:x1="3.026cm" svg:y1="14.902cm" svg:x2="2.026cm" svg:y2="14.902cm" draw:start-shape="id269" draw:start-glue-point="10" draw:end-shape="id270" draw:end-glue-point="6" svg:d="M3026 14902h-276-449-275" svg:viewBox="0 0 1001 1">
        <text:p/>
      </draw:connector>
      <draw:custom-shape draw:style-name="Mgr11" draw:text-style-name="MP17" xml:id="id218" draw:id="id218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20" draw:id="id220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24" draw:id="id224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22" draw:id="id222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26" draw:id="id226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27" draw:id="id227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29" draw:id="id229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31" draw:id="id231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33" draw:id="id233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35" draw:id="id235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38" draw:id="id238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40" draw:id="id240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42" draw:id="id242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44" draw:id="id244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46" draw:id="id246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47" draw:id="id247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49" draw:id="id249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51" draw:id="id251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53" draw:id="id253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55" draw:id="id255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58" draw:id="id258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60" draw:id="id260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62" draw:id="id262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64" draw:id="id264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66" draw:id="id266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68" draw:id="id268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70" draw:id="id270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17" draw:id="id217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19" draw:id="id219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23" draw:id="id223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21" draw:id="id221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25" draw:id="id225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28" draw:id="id228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30" draw:id="id230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32" draw:id="id232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34" draw:id="id234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36" draw:id="id236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37" draw:id="id237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39" draw:id="id239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41" draw:id="id241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43" draw:id="id243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45" draw:id="id245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48" draw:id="id248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50" draw:id="id250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52" draw:id="id252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54" draw:id="id254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56" draw:id="id256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57" draw:id="id257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59" draw:id="id259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61" draw:id="id261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63" draw:id="id263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65" draw:id="id265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67" draw:id="id267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69" draw:id="id269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efault-title" draw:layer="backgroundobjects" svg:width="17cm" svg:height="9.56cm" svg:x="2cm" svg:y="2.5cm" presentation:class="page"/>
        <draw:frame presentation:style-name="Default-notes" draw:layer="backgroundobjects" svg:width="17cm" svg:height="14cm" svg:x="2cm" svg:y="13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4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15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1-title" draw:layer="backgroundobjects" svg:width="22.5cm" svg:height="2.6cm" svg:x="4.5cm" svg:y="0.6cm" presentation:class="title" presentation:placeholder="true">
        <draw:text-box/>
      </draw:frame>
      <draw:frame presentation:style-name="Default1-outline1" draw:layer="backgroundobjects" svg:width="22.5cm" svg:height="9.134cm" svg:x="4.5cm" svg:y="3.8cm" presentation:class="outline" presentation:placeholder="true">
        <draw:text-box/>
      </draw:frame>
      <draw:frame presentation:style-name="Mpr20" draw:text-style-name="MP2" draw:layer="backgroundobjects" svg:width="6.523cm" svg:height="1.085cm" svg:x="4.4cm" svg:y="14.347cm" presentation:class="date-time">
        <draw:text-box>
          <text:p text:style-name="MP14"><text:span text:style-name="MT3"><presentation:date-time/></text:span></text:p>
        </draw:text-box>
      </draw:frame>
      <draw:frame presentation:style-name="Mpr20" draw:text-style-name="MP11" draw:layer="backgroundobjects" svg:width="8.875cm" svg:height="1.085cm" svg:x="11.075cm" svg:y="14.347cm" presentation:class="footer">
        <draw:text-box>
          <text:p text:style-name="MP15"><text:span text:style-name="MT4"><presentation:footer/></text:span></text:p>
        </draw:text-box>
      </draw:frame>
      <draw:frame presentation:style-name="Mpr20" draw:text-style-name="MP4" draw:layer="backgroundobjects" svg:width="6.523cm" svg:height="1.085cm" svg:x="20.075cm" svg:y="14.347cm" presentation:class="page-number">
        <draw:text-box>
          <text:p text:style-name="MP15"><text:span text:style-name="MT4"><text:page-number>&lt;number&gt;</text:page-number></text:span></text:p>
        </draw:text-box>
      </draw:frame>
      <draw:connector draw:style-name="Mgr10" draw:text-style-name="MP16" draw:layer="backgroundobjects" draw:type="lines" svg:x1="1.5cm" svg:y1="0.851cm" svg:x2="3.5cm" svg:y2="0.851cm" draw:start-shape="id271" draw:start-glue-point="10" draw:end-shape="id272" draw:end-glue-point="6" svg:d="M1500 851h276 1449 275" svg:viewBox="0 0 2001 1">
        <text:p/>
      </draw:connector>
      <draw:connector draw:style-name="Mgr10" draw:text-style-name="MP16" draw:layer="backgroundobjects" draw:type="lines" svg:x1="2cm" svg:y1="1.351cm" svg:x2="3cm" svg:y2="1.351cm" draw:start-shape="id273" draw:start-glue-point="10" draw:end-shape="id274" draw:end-glue-point="6" svg:d="M2000 1351h276 449 275" svg:viewBox="0 0 1001 1">
        <text:p/>
      </draw:connector>
      <draw:connector draw:style-name="Mgr10" draw:text-style-name="MP16" draw:layer="backgroundobjects" draw:type="lines" svg:x1="2.4cm" svg:y1="1.951cm" svg:x2="2.6cm" svg:y2="1.951cm" draw:start-shape="id275" draw:start-glue-point="10" draw:end-shape="id276" draw:end-glue-point="6" svg:d="M2400 1951h276-351 275" svg:viewBox="0 0 352 1">
        <text:p/>
      </draw:connector>
      <draw:connector draw:style-name="Mgr10" draw:text-style-name="MP16" draw:layer="backgroundobjects" draw:type="lines" svg:x1="2cm" svg:y1="0.351cm" svg:x2="3cm" svg:y2="0.351cm" draw:start-shape="id277" draw:start-glue-point="10" draw:end-shape="id278" draw:end-glue-point="6" svg:d="M2000 351h276 449 275" svg:viewBox="0 0 1001 1">
        <text:p/>
      </draw:connector>
      <draw:connector draw:style-name="Mgr10" draw:text-style-name="MP16" draw:layer="backgroundobjects" draw:type="lines" svg:x1="2.4cm" svg:y1="2.651cm" svg:x2="2.6cm" svg:y2="2.651cm" draw:start-shape="id279" draw:start-glue-point="10" draw:end-shape="id280" draw:end-glue-point="6" svg:d="M2400 2651h276-351 275" svg:viewBox="0 0 352 1">
        <text:p/>
      </draw:connector>
      <draw:connector draw:style-name="Mgr10" draw:text-style-name="MP16" draw:layer="backgroundobjects" draw:type="lines" svg:x1="3.5cm" svg:y1="3.751cm" svg:x2="1.5cm" svg:y2="3.751cm" draw:start-shape="id281" draw:start-glue-point="10" draw:end-shape="id282" draw:end-glue-point="6" svg:d="M3500 3751h-276-1449-275" svg:viewBox="0 0 2001 1">
        <text:p/>
      </draw:connector>
      <draw:connector draw:style-name="Mgr10" draw:text-style-name="MP16" draw:layer="backgroundobjects" draw:type="lines" svg:x1="3cm" svg:y1="3.251cm" svg:x2="2cm" svg:y2="3.251cm" draw:start-shape="id283" draw:start-glue-point="10" draw:end-shape="id284" draw:end-glue-point="6" svg:d="M3000 3251h-276-449-275" svg:viewBox="0 0 1001 1">
        <text:p/>
      </draw:connector>
      <draw:connector draw:style-name="Mgr10" draw:text-style-name="MP16" draw:layer="backgroundobjects" draw:type="lines" svg:x1="3cm" svg:y1="4.251cm" svg:x2="2cm" svg:y2="4.251cm" draw:start-shape="id285" draw:start-glue-point="10" draw:end-shape="id286" draw:end-glue-point="6" svg:d="M3000 4251h-276-449-275" svg:viewBox="0 0 1001 1">
        <text:p/>
      </draw:connector>
      <draw:connector draw:style-name="Mgr10" draw:text-style-name="MP16" draw:layer="backgroundobjects" draw:type="lines" svg:x1="2.6cm" svg:y1="4.851cm" svg:x2="2.4cm" svg:y2="4.851cm" draw:start-shape="id287" draw:start-glue-point="10" draw:end-shape="id288" draw:end-glue-point="6" svg:d="M2600 4851h-276 351-275" svg:viewBox="0 0 352 1">
        <text:p/>
      </draw:connector>
      <draw:connector draw:style-name="Mgr10" draw:text-style-name="MP16" draw:layer="backgroundobjects" draw:type="lines" svg:x1="2.6cm" svg:y1="5.551cm" svg:x2="2.4cm" svg:y2="5.551cm" draw:start-shape="id289" draw:start-glue-point="10" draw:end-shape="id290" draw:end-glue-point="6" svg:d="M2600 5551h-276 351-275" svg:viewBox="0 0 352 1">
        <text:p/>
      </draw:connector>
      <draw:connector draw:style-name="Mgr10" draw:text-style-name="MP16" draw:layer="backgroundobjects" draw:type="lines" svg:x1="1.5cm" svg:y1="6.651cm" svg:x2="3.5cm" svg:y2="6.651cm" draw:start-shape="id291" draw:start-glue-point="10" draw:end-shape="id292" draw:end-glue-point="6" svg:d="M1500 6651h276 1449 275" svg:viewBox="0 0 2001 1">
        <text:p/>
      </draw:connector>
      <draw:connector draw:style-name="Mgr10" draw:text-style-name="MP16" draw:layer="backgroundobjects" draw:type="lines" svg:x1="2cm" svg:y1="6.151cm" svg:x2="3cm" svg:y2="6.151cm" draw:start-shape="id293" draw:start-glue-point="10" draw:end-shape="id294" draw:end-glue-point="6" svg:d="M2000 6151h276 449 275" svg:viewBox="0 0 1001 1">
        <text:p/>
      </draw:connector>
      <draw:connector draw:style-name="Mgr10" draw:text-style-name="MP16" draw:layer="backgroundobjects" draw:type="lines" svg:x1="2cm" svg:y1="7.177cm" svg:x2="3cm" svg:y2="7.177cm" draw:start-shape="id295" draw:start-glue-point="10" draw:end-shape="id296" draw:end-glue-point="6" svg:d="M2000 7177h276 449 275" svg:viewBox="0 0 1001 1">
        <text:p/>
      </draw:connector>
      <draw:connector draw:style-name="Mgr10" draw:text-style-name="MP16" draw:layer="backgroundobjects" draw:type="lines" svg:x1="2.4cm" svg:y1="7.777cm" svg:x2="2.6cm" svg:y2="7.777cm" draw:start-shape="id297" draw:start-glue-point="10" draw:end-shape="id298" draw:end-glue-point="6" svg:d="M2400 7777h276-351 275" svg:viewBox="0 0 352 1">
        <text:p/>
      </draw:connector>
      <draw:connector draw:style-name="Mgr10" draw:text-style-name="MP16" draw:layer="backgroundobjects" draw:type="lines" svg:x1="2.4cm" svg:y1="8.477cm" svg:x2="2.6cm" svg:y2="8.477cm" draw:start-shape="id299" draw:start-glue-point="10" draw:end-shape="id300" draw:end-glue-point="6" svg:d="M2400 8477h276-351 275" svg:viewBox="0 0 352 1">
        <text:p/>
      </draw:connector>
      <draw:connector draw:style-name="Mgr10" draw:text-style-name="MP16" draw:layer="backgroundobjects" draw:type="lines" svg:x1="3.5cm" svg:y1="9.577cm" svg:x2="1.5cm" svg:y2="9.577cm" draw:start-shape="id301" draw:start-glue-point="10" draw:end-shape="id302" draw:end-glue-point="6" svg:d="M3500 9577h-276-1449-275" svg:viewBox="0 0 2001 1">
        <text:p/>
      </draw:connector>
      <draw:connector draw:style-name="Mgr10" draw:text-style-name="MP16" draw:layer="backgroundobjects" draw:type="lines" svg:x1="3.052cm" svg:y1="9.077cm" svg:x2="2.052cm" svg:y2="9.077cm" draw:start-shape="id303" draw:start-glue-point="10" draw:end-shape="id304" draw:end-glue-point="6" svg:d="M3052 9077h-276-449-275" svg:viewBox="0 0 1001 1">
        <text:p/>
      </draw:connector>
      <draw:connector draw:style-name="Mgr10" draw:text-style-name="MP16" draw:layer="backgroundobjects" draw:type="lines" svg:x1="3.026cm" svg:y1="10.102cm" svg:x2="2.026cm" svg:y2="10.102cm" draw:start-shape="id305" draw:start-glue-point="10" draw:end-shape="id306" draw:end-glue-point="6" svg:d="M3026 10102h-276-449-275" svg:viewBox="0 0 1001 1">
        <text:p/>
      </draw:connector>
      <draw:connector draw:style-name="Mgr10" draw:text-style-name="MP16" draw:layer="backgroundobjects" draw:type="lines" svg:x1="2.626cm" svg:y1="10.702cm" svg:x2="2.426cm" svg:y2="10.702cm" draw:start-shape="id307" draw:start-glue-point="10" draw:end-shape="id308" draw:end-glue-point="6" svg:d="M2626 10702h-276 351-275" svg:viewBox="0 0 352 1">
        <text:p/>
      </draw:connector>
      <draw:connector draw:style-name="Mgr10" draw:text-style-name="MP16" draw:layer="backgroundobjects" draw:type="lines" svg:x1="2.626cm" svg:y1="11.402cm" svg:x2="2.426cm" svg:y2="11.402cm" draw:start-shape="id309" draw:start-glue-point="10" draw:end-shape="id310" draw:end-glue-point="6" svg:d="M2626 11402h-276 351-275" svg:viewBox="0 0 352 1">
        <text:p/>
      </draw:connector>
      <draw:connector draw:style-name="Mgr10" draw:text-style-name="MP16" draw:layer="backgroundobjects" draw:type="lines" svg:x1="1.526cm" svg:y1="12.502cm" svg:x2="3.526cm" svg:y2="12.502cm" draw:start-shape="id311" draw:start-glue-point="10" draw:end-shape="id312" draw:end-glue-point="6" svg:d="M1526 12502h276 1448 276" svg:viewBox="0 0 2001 1">
        <text:p/>
      </draw:connector>
      <draw:connector draw:style-name="Mgr10" draw:text-style-name="MP16" draw:layer="backgroundobjects" draw:type="lines" svg:x1="2.026cm" svg:y1="12.002cm" svg:x2="3.026cm" svg:y2="12.002cm" draw:start-shape="id313" draw:start-glue-point="10" draw:end-shape="id314" draw:end-glue-point="6" svg:d="M2026 12002h276 449 275" svg:viewBox="0 0 1001 1">
        <text:p/>
      </draw:connector>
      <draw:connector draw:style-name="Mgr10" draw:text-style-name="MP16" draw:layer="backgroundobjects" draw:type="lines" svg:x1="2.026cm" svg:y1="13.002cm" svg:x2="3.026cm" svg:y2="13.002cm" draw:start-shape="id315" draw:start-glue-point="10" draw:end-shape="id316" draw:end-glue-point="6" svg:d="M2026 13002h276 449 275" svg:viewBox="0 0 1001 1">
        <text:p/>
      </draw:connector>
      <draw:connector draw:style-name="Mgr10" draw:text-style-name="MP16" draw:layer="backgroundobjects" draw:type="lines" svg:x1="2.426cm" svg:y1="13.602cm" svg:x2="2.626cm" svg:y2="13.602cm" draw:start-shape="id317" draw:start-glue-point="10" draw:end-shape="id318" draw:end-glue-point="6" svg:d="M2426 13602h276-351 275" svg:viewBox="0 0 352 1">
        <text:p/>
      </draw:connector>
      <draw:connector draw:style-name="Mgr10" draw:text-style-name="MP16" draw:layer="backgroundobjects" draw:type="lines" svg:x1="2.426cm" svg:y1="14.302cm" svg:x2="2.626cm" svg:y2="14.302cm" draw:start-shape="id319" draw:start-glue-point="10" draw:end-shape="id320" draw:end-glue-point="6" svg:d="M2426 14302h276-351 275" svg:viewBox="0 0 352 1">
        <text:p/>
      </draw:connector>
      <draw:connector draw:style-name="Mgr10" draw:text-style-name="MP16" draw:layer="backgroundobjects" draw:type="lines" svg:x1="3.526cm" svg:y1="15.402cm" svg:x2="1.526cm" svg:y2="15.402cm" draw:start-shape="id321" draw:start-glue-point="10" draw:end-shape="id322" draw:end-glue-point="6" svg:d="M3526 15402h-276-1449-275" svg:viewBox="0 0 2001 1">
        <text:p/>
      </draw:connector>
      <draw:connector draw:style-name="Mgr10" draw:text-style-name="MP16" draw:layer="backgroundobjects" draw:type="lines" svg:x1="3.026cm" svg:y1="14.902cm" svg:x2="2.026cm" svg:y2="14.902cm" draw:start-shape="id323" draw:start-glue-point="10" draw:end-shape="id324" draw:end-glue-point="6" svg:d="M3026 14902h-276-449-275" svg:viewBox="0 0 1001 1">
        <text:p/>
      </draw:connector>
      <draw:custom-shape draw:style-name="Mgr11" draw:text-style-name="MP17" xml:id="id272" draw:id="id27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74" draw:id="id27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78" draw:id="id27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76" draw:id="id27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80" draw:id="id28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81" draw:id="id28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83" draw:id="id28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85" draw:id="id28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87" draw:id="id28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89" draw:id="id28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92" draw:id="id29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94" draw:id="id29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96" draw:id="id29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98" draw:id="id29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00" draw:id="id30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01" draw:id="id30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03" draw:id="id30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05" draw:id="id30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07" draw:id="id30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09" draw:id="id30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12" draw:id="id31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14" draw:id="id31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16" draw:id="id31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18" draw:id="id31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20" draw:id="id32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22" draw:id="id32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24" draw:id="id32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71" draw:id="id27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73" draw:id="id27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77" draw:id="id27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75" draw:id="id27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79" draw:id="id27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82" draw:id="id28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84" draw:id="id28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86" draw:id="id28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88" draw:id="id28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90" draw:id="id29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91" draw:id="id29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93" draw:id="id29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95" draw:id="id29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297" draw:id="id29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299" draw:id="id29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02" draw:id="id30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04" draw:id="id30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06" draw:id="id30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08" draw:id="id30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10" draw:id="id31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11" draw:id="id31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13" draw:id="id31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15" draw:id="id31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17" draw:id="id31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19" draw:id="id31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21" draw:id="id32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23" draw:id="id32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efault1-title" draw:layer="backgroundobjects" svg:width="17cm" svg:height="9.56cm" svg:x="2cm" svg:y="2.5cm" presentation:class="page"/>
        <draw:frame presentation:style-name="Default1-notes" draw:layer="backgroundobjects" svg:width="17cm" svg:height="14cm" svg:x="2cm" svg:y="13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4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15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2-title" draw:layer="backgroundobjects" svg:width="22.5cm" svg:height="2.6cm" svg:x="4.5cm" svg:y="0.6cm" presentation:class="title" presentation:placeholder="true">
        <draw:text-box/>
      </draw:frame>
      <draw:frame presentation:style-name="Default2-outline1" draw:layer="backgroundobjects" svg:width="22.5cm" svg:height="9.134cm" svg:x="4.5cm" svg:y="3.8cm" presentation:class="outline" presentation:placeholder="true">
        <draw:text-box/>
      </draw:frame>
      <draw:frame presentation:style-name="Mpr23" draw:text-style-name="MP2" draw:layer="backgroundobjects" svg:width="6.523cm" svg:height="1.085cm" svg:x="4.4cm" svg:y="14.347cm" presentation:class="date-time">
        <draw:text-box>
          <text:p text:style-name="MP14"><text:span text:style-name="MT3"><presentation:date-time/></text:span></text:p>
        </draw:text-box>
      </draw:frame>
      <draw:frame presentation:style-name="Mpr23" draw:text-style-name="MP11" draw:layer="backgroundobjects" svg:width="8.875cm" svg:height="1.085cm" svg:x="11.075cm" svg:y="14.347cm" presentation:class="footer">
        <draw:text-box>
          <text:p text:style-name="MP15"><text:span text:style-name="MT4"><presentation:footer/></text:span></text:p>
        </draw:text-box>
      </draw:frame>
      <draw:frame presentation:style-name="Mpr23" draw:text-style-name="MP4" draw:layer="backgroundobjects" svg:width="6.523cm" svg:height="1.085cm" svg:x="20.075cm" svg:y="14.347cm" presentation:class="page-number">
        <draw:text-box>
          <text:p text:style-name="MP15"><text:span text:style-name="MT4"><text:page-number>&lt;number&gt;</text:page-number></text:span></text:p>
        </draw:text-box>
      </draw:frame>
      <draw:connector draw:style-name="Mgr10" draw:text-style-name="MP16" draw:layer="backgroundobjects" draw:type="lines" svg:x1="1.5cm" svg:y1="0.851cm" svg:x2="3.5cm" svg:y2="0.851cm" draw:start-shape="id325" draw:start-glue-point="10" draw:end-shape="id326" draw:end-glue-point="6" svg:d="M1500 851h276 1449 275" svg:viewBox="0 0 2001 1">
        <text:p/>
      </draw:connector>
      <draw:connector draw:style-name="Mgr10" draw:text-style-name="MP16" draw:layer="backgroundobjects" draw:type="lines" svg:x1="2cm" svg:y1="1.351cm" svg:x2="3cm" svg:y2="1.351cm" draw:start-shape="id327" draw:start-glue-point="10" draw:end-shape="id328" draw:end-glue-point="6" svg:d="M2000 1351h276 449 275" svg:viewBox="0 0 1001 1">
        <text:p/>
      </draw:connector>
      <draw:connector draw:style-name="Mgr10" draw:text-style-name="MP16" draw:layer="backgroundobjects" draw:type="lines" svg:x1="2.4cm" svg:y1="1.951cm" svg:x2="2.6cm" svg:y2="1.951cm" draw:start-shape="id329" draw:start-glue-point="10" draw:end-shape="id330" draw:end-glue-point="6" svg:d="M2400 1951h276-351 275" svg:viewBox="0 0 352 1">
        <text:p/>
      </draw:connector>
      <draw:connector draw:style-name="Mgr10" draw:text-style-name="MP16" draw:layer="backgroundobjects" draw:type="lines" svg:x1="2cm" svg:y1="0.351cm" svg:x2="3cm" svg:y2="0.351cm" draw:start-shape="id331" draw:start-glue-point="10" draw:end-shape="id332" draw:end-glue-point="6" svg:d="M2000 351h276 449 275" svg:viewBox="0 0 1001 1">
        <text:p/>
      </draw:connector>
      <draw:connector draw:style-name="Mgr10" draw:text-style-name="MP16" draw:layer="backgroundobjects" draw:type="lines" svg:x1="2.4cm" svg:y1="2.651cm" svg:x2="2.6cm" svg:y2="2.651cm" draw:start-shape="id333" draw:start-glue-point="10" draw:end-shape="id334" draw:end-glue-point="6" svg:d="M2400 2651h276-351 275" svg:viewBox="0 0 352 1">
        <text:p/>
      </draw:connector>
      <draw:connector draw:style-name="Mgr10" draw:text-style-name="MP16" draw:layer="backgroundobjects" draw:type="lines" svg:x1="3.5cm" svg:y1="3.751cm" svg:x2="1.5cm" svg:y2="3.751cm" draw:start-shape="id335" draw:start-glue-point="10" draw:end-shape="id336" draw:end-glue-point="6" svg:d="M3500 3751h-276-1449-275" svg:viewBox="0 0 2001 1">
        <text:p/>
      </draw:connector>
      <draw:connector draw:style-name="Mgr10" draw:text-style-name="MP16" draw:layer="backgroundobjects" draw:type="lines" svg:x1="3cm" svg:y1="3.251cm" svg:x2="2cm" svg:y2="3.251cm" draw:start-shape="id337" draw:start-glue-point="10" draw:end-shape="id338" draw:end-glue-point="6" svg:d="M3000 3251h-276-449-275" svg:viewBox="0 0 1001 1">
        <text:p/>
      </draw:connector>
      <draw:connector draw:style-name="Mgr10" draw:text-style-name="MP16" draw:layer="backgroundobjects" draw:type="lines" svg:x1="3cm" svg:y1="4.251cm" svg:x2="2cm" svg:y2="4.251cm" draw:start-shape="id339" draw:start-glue-point="10" draw:end-shape="id340" draw:end-glue-point="6" svg:d="M3000 4251h-276-449-275" svg:viewBox="0 0 1001 1">
        <text:p/>
      </draw:connector>
      <draw:connector draw:style-name="Mgr10" draw:text-style-name="MP16" draw:layer="backgroundobjects" draw:type="lines" svg:x1="2.6cm" svg:y1="4.851cm" svg:x2="2.4cm" svg:y2="4.851cm" draw:start-shape="id341" draw:start-glue-point="10" draw:end-shape="id342" draw:end-glue-point="6" svg:d="M2600 4851h-276 351-275" svg:viewBox="0 0 352 1">
        <text:p/>
      </draw:connector>
      <draw:connector draw:style-name="Mgr10" draw:text-style-name="MP16" draw:layer="backgroundobjects" draw:type="lines" svg:x1="2.6cm" svg:y1="5.551cm" svg:x2="2.4cm" svg:y2="5.551cm" draw:start-shape="id343" draw:start-glue-point="10" draw:end-shape="id344" draw:end-glue-point="6" svg:d="M2600 5551h-276 351-275" svg:viewBox="0 0 352 1">
        <text:p/>
      </draw:connector>
      <draw:connector draw:style-name="Mgr10" draw:text-style-name="MP16" draw:layer="backgroundobjects" draw:type="lines" svg:x1="1.5cm" svg:y1="6.651cm" svg:x2="3.5cm" svg:y2="6.651cm" draw:start-shape="id345" draw:start-glue-point="10" draw:end-shape="id346" draw:end-glue-point="6" svg:d="M1500 6651h276 1449 275" svg:viewBox="0 0 2001 1">
        <text:p/>
      </draw:connector>
      <draw:connector draw:style-name="Mgr10" draw:text-style-name="MP16" draw:layer="backgroundobjects" draw:type="lines" svg:x1="2cm" svg:y1="6.151cm" svg:x2="3cm" svg:y2="6.151cm" draw:start-shape="id347" draw:start-glue-point="10" draw:end-shape="id348" draw:end-glue-point="6" svg:d="M2000 6151h276 449 275" svg:viewBox="0 0 1001 1">
        <text:p/>
      </draw:connector>
      <draw:connector draw:style-name="Mgr10" draw:text-style-name="MP16" draw:layer="backgroundobjects" draw:type="lines" svg:x1="2cm" svg:y1="7.177cm" svg:x2="3cm" svg:y2="7.177cm" draw:start-shape="id349" draw:start-glue-point="10" draw:end-shape="id350" draw:end-glue-point="6" svg:d="M2000 7177h276 449 275" svg:viewBox="0 0 1001 1">
        <text:p/>
      </draw:connector>
      <draw:connector draw:style-name="Mgr10" draw:text-style-name="MP16" draw:layer="backgroundobjects" draw:type="lines" svg:x1="2.4cm" svg:y1="7.777cm" svg:x2="2.6cm" svg:y2="7.777cm" draw:start-shape="id351" draw:start-glue-point="10" draw:end-shape="id352" draw:end-glue-point="6" svg:d="M2400 7777h276-351 275" svg:viewBox="0 0 352 1">
        <text:p/>
      </draw:connector>
      <draw:connector draw:style-name="Mgr10" draw:text-style-name="MP16" draw:layer="backgroundobjects" draw:type="lines" svg:x1="2.4cm" svg:y1="8.477cm" svg:x2="2.6cm" svg:y2="8.477cm" draw:start-shape="id353" draw:start-glue-point="10" draw:end-shape="id354" draw:end-glue-point="6" svg:d="M2400 8477h276-351 275" svg:viewBox="0 0 352 1">
        <text:p/>
      </draw:connector>
      <draw:connector draw:style-name="Mgr10" draw:text-style-name="MP16" draw:layer="backgroundobjects" draw:type="lines" svg:x1="3.5cm" svg:y1="9.577cm" svg:x2="1.5cm" svg:y2="9.577cm" draw:start-shape="id355" draw:start-glue-point="10" draw:end-shape="id356" draw:end-glue-point="6" svg:d="M3500 9577h-276-1449-275" svg:viewBox="0 0 2001 1">
        <text:p/>
      </draw:connector>
      <draw:connector draw:style-name="Mgr10" draw:text-style-name="MP16" draw:layer="backgroundobjects" draw:type="lines" svg:x1="3.052cm" svg:y1="9.077cm" svg:x2="2.052cm" svg:y2="9.077cm" draw:start-shape="id357" draw:start-glue-point="10" draw:end-shape="id358" draw:end-glue-point="6" svg:d="M3052 9077h-276-449-275" svg:viewBox="0 0 1001 1">
        <text:p/>
      </draw:connector>
      <draw:connector draw:style-name="Mgr10" draw:text-style-name="MP16" draw:layer="backgroundobjects" draw:type="lines" svg:x1="3.026cm" svg:y1="10.102cm" svg:x2="2.026cm" svg:y2="10.102cm" draw:start-shape="id359" draw:start-glue-point="10" draw:end-shape="id360" draw:end-glue-point="6" svg:d="M3026 10102h-276-449-275" svg:viewBox="0 0 1001 1">
        <text:p/>
      </draw:connector>
      <draw:connector draw:style-name="Mgr10" draw:text-style-name="MP16" draw:layer="backgroundobjects" draw:type="lines" svg:x1="2.626cm" svg:y1="10.702cm" svg:x2="2.426cm" svg:y2="10.702cm" draw:start-shape="id361" draw:start-glue-point="10" draw:end-shape="id362" draw:end-glue-point="6" svg:d="M2626 10702h-276 351-275" svg:viewBox="0 0 352 1">
        <text:p/>
      </draw:connector>
      <draw:connector draw:style-name="Mgr10" draw:text-style-name="MP16" draw:layer="backgroundobjects" draw:type="lines" svg:x1="2.626cm" svg:y1="11.402cm" svg:x2="2.426cm" svg:y2="11.402cm" draw:start-shape="id363" draw:start-glue-point="10" draw:end-shape="id364" draw:end-glue-point="6" svg:d="M2626 11402h-276 351-275" svg:viewBox="0 0 352 1">
        <text:p/>
      </draw:connector>
      <draw:connector draw:style-name="Mgr10" draw:text-style-name="MP16" draw:layer="backgroundobjects" draw:type="lines" svg:x1="1.526cm" svg:y1="12.502cm" svg:x2="3.526cm" svg:y2="12.502cm" draw:start-shape="id365" draw:start-glue-point="10" draw:end-shape="id366" draw:end-glue-point="6" svg:d="M1526 12502h276 1448 276" svg:viewBox="0 0 2001 1">
        <text:p/>
      </draw:connector>
      <draw:connector draw:style-name="Mgr10" draw:text-style-name="MP16" draw:layer="backgroundobjects" draw:type="lines" svg:x1="2.026cm" svg:y1="12.002cm" svg:x2="3.026cm" svg:y2="12.002cm" draw:start-shape="id367" draw:start-glue-point="10" draw:end-shape="id368" draw:end-glue-point="6" svg:d="M2026 12002h276 449 275" svg:viewBox="0 0 1001 1">
        <text:p/>
      </draw:connector>
      <draw:connector draw:style-name="Mgr10" draw:text-style-name="MP16" draw:layer="backgroundobjects" draw:type="lines" svg:x1="2.026cm" svg:y1="13.002cm" svg:x2="3.026cm" svg:y2="13.002cm" draw:start-shape="id369" draw:start-glue-point="10" draw:end-shape="id370" draw:end-glue-point="6" svg:d="M2026 13002h276 449 275" svg:viewBox="0 0 1001 1">
        <text:p/>
      </draw:connector>
      <draw:connector draw:style-name="Mgr10" draw:text-style-name="MP16" draw:layer="backgroundobjects" draw:type="lines" svg:x1="2.426cm" svg:y1="13.602cm" svg:x2="2.626cm" svg:y2="13.602cm" draw:start-shape="id371" draw:start-glue-point="10" draw:end-shape="id372" draw:end-glue-point="6" svg:d="M2426 13602h276-351 275" svg:viewBox="0 0 352 1">
        <text:p/>
      </draw:connector>
      <draw:connector draw:style-name="Mgr10" draw:text-style-name="MP16" draw:layer="backgroundobjects" draw:type="lines" svg:x1="2.426cm" svg:y1="14.302cm" svg:x2="2.626cm" svg:y2="14.302cm" draw:start-shape="id373" draw:start-glue-point="10" draw:end-shape="id374" draw:end-glue-point="6" svg:d="M2426 14302h276-351 275" svg:viewBox="0 0 352 1">
        <text:p/>
      </draw:connector>
      <draw:connector draw:style-name="Mgr10" draw:text-style-name="MP16" draw:layer="backgroundobjects" draw:type="lines" svg:x1="3.526cm" svg:y1="15.402cm" svg:x2="1.526cm" svg:y2="15.402cm" draw:start-shape="id375" draw:start-glue-point="10" draw:end-shape="id376" draw:end-glue-point="6" svg:d="M3526 15402h-276-1449-275" svg:viewBox="0 0 2001 1">
        <text:p/>
      </draw:connector>
      <draw:connector draw:style-name="Mgr10" draw:text-style-name="MP16" draw:layer="backgroundobjects" draw:type="lines" svg:x1="3.026cm" svg:y1="14.902cm" svg:x2="2.026cm" svg:y2="14.902cm" draw:start-shape="id377" draw:start-glue-point="10" draw:end-shape="id378" draw:end-glue-point="6" svg:d="M3026 14902h-276-449-275" svg:viewBox="0 0 1001 1">
        <text:p/>
      </draw:connector>
      <draw:custom-shape draw:style-name="Mgr11" draw:text-style-name="MP17" xml:id="id326" draw:id="id326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28" draw:id="id328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32" draw:id="id332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30" draw:id="id330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34" draw:id="id334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35" draw:id="id335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37" draw:id="id337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39" draw:id="id339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41" draw:id="id341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43" draw:id="id343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46" draw:id="id346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48" draw:id="id348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50" draw:id="id350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52" draw:id="id352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54" draw:id="id354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55" draw:id="id355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57" draw:id="id357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59" draw:id="id359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61" draw:id="id361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63" draw:id="id363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66" draw:id="id366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68" draw:id="id368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70" draw:id="id370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72" draw:id="id372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74" draw:id="id374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76" draw:id="id376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78" draw:id="id378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25" draw:id="id325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27" draw:id="id327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31" draw:id="id331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29" draw:id="id329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33" draw:id="id333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36" draw:id="id336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38" draw:id="id338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40" draw:id="id340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42" draw:id="id342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44" draw:id="id344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45" draw:id="id345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47" draw:id="id347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49" draw:id="id349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51" draw:id="id351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53" draw:id="id353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56" draw:id="id356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58" draw:id="id358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60" draw:id="id360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62" draw:id="id362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64" draw:id="id364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65" draw:id="id365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67" draw:id="id367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69" draw:id="id369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71" draw:id="id371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7" xml:id="id373" draw:id="id373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75" draw:id="id375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xml:id="id377" draw:id="id377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efault2-title" draw:layer="backgroundobjects" svg:width="17cm" svg:height="9.56cm" svg:x="2cm" svg:y="2.5cm" presentation:class="page"/>
        <draw:frame presentation:style-name="Default2-notes" draw:layer="backgroundobjects" svg:width="17cm" svg:height="14cm" svg:x="2cm" svg:y="13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4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15"><text:span text:style-name="MT1"><text:page-number>&lt;number&gt;</text:page-number></text:span></text:p>
          </draw:text-box>
        </draw:frame>
      </presentation:notes>
    </style:master-page>
    <style:master-page style:name="DNA_5f_" style:display-name="DNA_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_5f_-title" draw:layer="backgroundobjects" svg:width="22.5cm" svg:height="2.6cm" svg:x="4.5cm" svg:y="0.6cm" presentation:class="title" presentation:placeholder="true">
        <draw:text-box/>
      </draw:frame>
      <draw:frame draw:style-name="Mgr9" draw:text-style-name="MP13" draw:layer="backgroundobjects" svg:width="22.5cm" svg:height="9.134cm" svg:x="4.5cm" svg:y="3.8cm">
        <draw:text-box>
          <text:p/>
        </draw:text-box>
      </draw:frame>
      <draw:frame presentation:style-name="Mpr26" draw:text-style-name="MP2" draw:layer="backgroundobjects" svg:width="6.523cm" svg:height="1.085cm" svg:x="4.4cm" svg:y="14.347cm" presentation:class="date-time">
        <draw:text-box>
          <text:p text:style-name="MP14"><text:span text:style-name="MT3"><presentation:date-time/></text:span></text:p>
        </draw:text-box>
      </draw:frame>
      <draw:frame presentation:style-name="Mpr26" draw:text-style-name="MP11" draw:layer="backgroundobjects" svg:width="8.875cm" svg:height="1.085cm" svg:x="11.075cm" svg:y="14.347cm" presentation:class="footer">
        <draw:text-box>
          <text:p text:style-name="MP15"><text:span text:style-name="MT4"><presentation:footer/></text:span></text:p>
        </draw:text-box>
      </draw:frame>
      <draw:frame presentation:style-name="Mpr26" draw:text-style-name="MP4" draw:layer="backgroundobjects" svg:width="6.523cm" svg:height="1.085cm" svg:x="20.075cm" svg:y="14.347cm" presentation:class="page-number">
        <draw:text-box>
          <text:p text:style-name="MP15"><text:span text:style-name="MT4"><text:page-number>&lt;number&gt;</text:page-number></text:span></text:p>
        </draw:text-box>
      </draw:frame>
      <draw:connector draw:style-name="Mgr10" draw:text-style-name="MP16" draw:layer="backgroundobjects" draw:type="lines" svg:x1="1.5cm" svg:y1="0.851cm" svg:x2="3.5cm" svg:y2="0.851cm" draw:start-shape="id379" draw:start-glue-point="10" draw:end-shape="id380" draw:end-glue-point="6" svg:d="M1500 851h276 1449 275" svg:viewBox="0 0 2001 1">
        <text:p/>
      </draw:connector>
      <draw:connector draw:style-name="Mgr10" draw:text-style-name="MP16" draw:layer="backgroundobjects" draw:type="lines" svg:x1="2cm" svg:y1="1.351cm" svg:x2="3cm" svg:y2="1.351cm" draw:start-shape="id381" draw:start-glue-point="10" draw:end-shape="id382" draw:end-glue-point="6" svg:d="M2000 1351h276 449 275" svg:viewBox="0 0 1001 1">
        <text:p/>
      </draw:connector>
      <draw:connector draw:style-name="Mgr10" draw:text-style-name="MP16" draw:layer="backgroundobjects" draw:type="lines" svg:x1="2.4cm" svg:y1="1.951cm" svg:x2="2.6cm" svg:y2="1.951cm" draw:start-shape="id383" draw:start-glue-point="10" draw:end-shape="id384" draw:end-glue-point="6" svg:d="M2400 1951h276-351 275" svg:viewBox="0 0 352 1">
        <text:p/>
      </draw:connector>
      <draw:connector draw:style-name="Mgr10" draw:text-style-name="MP16" draw:layer="backgroundobjects" draw:type="lines" svg:x1="2cm" svg:y1="0.351cm" svg:x2="3cm" svg:y2="0.351cm" draw:start-shape="id385" draw:start-glue-point="10" draw:end-shape="id386" draw:end-glue-point="6" svg:d="M2000 351h276 449 275" svg:viewBox="0 0 1001 1">
        <text:p/>
      </draw:connector>
      <draw:connector draw:style-name="Mgr10" draw:text-style-name="MP16" draw:layer="backgroundobjects" draw:type="lines" svg:x1="2.4cm" svg:y1="2.651cm" svg:x2="2.6cm" svg:y2="2.651cm" draw:start-shape="id387" draw:start-glue-point="10" draw:end-shape="id388" draw:end-glue-point="6" svg:d="M2400 2651h276-351 275" svg:viewBox="0 0 352 1">
        <text:p/>
      </draw:connector>
      <draw:connector draw:style-name="Mgr10" draw:text-style-name="MP16" draw:layer="backgroundobjects" draw:type="lines" svg:x1="3.5cm" svg:y1="3.751cm" svg:x2="1.5cm" svg:y2="3.751cm" draw:start-shape="id389" draw:start-glue-point="10" draw:end-shape="id390" draw:end-glue-point="6" svg:d="M3500 3751h-276-1449-275" svg:viewBox="0 0 2001 1">
        <text:p/>
      </draw:connector>
      <draw:connector draw:style-name="Mgr10" draw:text-style-name="MP16" draw:layer="backgroundobjects" draw:type="lines" svg:x1="3cm" svg:y1="3.251cm" svg:x2="2cm" svg:y2="3.251cm" draw:start-shape="id391" draw:start-glue-point="10" draw:end-shape="id392" draw:end-glue-point="6" svg:d="M3000 3251h-276-449-275" svg:viewBox="0 0 1001 1">
        <text:p/>
      </draw:connector>
      <draw:connector draw:style-name="Mgr10" draw:text-style-name="MP16" draw:layer="backgroundobjects" draw:type="lines" svg:x1="3cm" svg:y1="4.251cm" svg:x2="2cm" svg:y2="4.251cm" draw:start-shape="id393" draw:start-glue-point="10" draw:end-shape="id394" draw:end-glue-point="6" svg:d="M3000 4251h-276-449-275" svg:viewBox="0 0 1001 1">
        <text:p/>
      </draw:connector>
      <draw:connector draw:style-name="Mgr10" draw:text-style-name="MP16" draw:layer="backgroundobjects" draw:type="lines" svg:x1="2.6cm" svg:y1="4.851cm" svg:x2="2.4cm" svg:y2="4.851cm" draw:start-shape="id395" draw:start-glue-point="10" draw:end-shape="id396" draw:end-glue-point="6" svg:d="M2600 4851h-276 351-275" svg:viewBox="0 0 352 1">
        <text:p/>
      </draw:connector>
      <draw:connector draw:style-name="Mgr10" draw:text-style-name="MP16" draw:layer="backgroundobjects" draw:type="lines" svg:x1="2.6cm" svg:y1="5.551cm" svg:x2="2.4cm" svg:y2="5.551cm" draw:start-shape="id397" draw:start-glue-point="10" draw:end-shape="id398" draw:end-glue-point="6" svg:d="M2600 5551h-276 351-275" svg:viewBox="0 0 352 1">
        <text:p/>
      </draw:connector>
      <draw:connector draw:style-name="Mgr10" draw:text-style-name="MP16" draw:layer="backgroundobjects" draw:type="lines" svg:x1="1.5cm" svg:y1="6.651cm" svg:x2="3.5cm" svg:y2="6.651cm" draw:start-shape="id399" draw:start-glue-point="10" draw:end-shape="id400" draw:end-glue-point="6" svg:d="M1500 6651h276 1449 275" svg:viewBox="0 0 2001 1">
        <text:p/>
      </draw:connector>
      <draw:connector draw:style-name="Mgr10" draw:text-style-name="MP16" draw:layer="backgroundobjects" draw:type="lines" svg:x1="2cm" svg:y1="6.151cm" svg:x2="3cm" svg:y2="6.151cm" draw:start-shape="id401" draw:start-glue-point="10" draw:end-shape="id402" draw:end-glue-point="6" svg:d="M2000 6151h276 449 275" svg:viewBox="0 0 1001 1">
        <text:p/>
      </draw:connector>
      <draw:connector draw:style-name="Mgr10" draw:text-style-name="MP16" draw:layer="backgroundobjects" draw:type="lines" svg:x1="2cm" svg:y1="7.177cm" svg:x2="3cm" svg:y2="7.177cm" draw:start-shape="id403" draw:start-glue-point="10" draw:end-shape="id404" draw:end-glue-point="6" svg:d="M2000 7177h276 449 275" svg:viewBox="0 0 1001 1">
        <text:p/>
      </draw:connector>
      <draw:connector draw:style-name="Mgr10" draw:text-style-name="MP16" draw:layer="backgroundobjects" draw:type="lines" svg:x1="2.4cm" svg:y1="7.777cm" svg:x2="2.6cm" svg:y2="7.777cm" draw:start-shape="id405" draw:start-glue-point="10" draw:end-shape="id406" draw:end-glue-point="6" svg:d="M2400 7777h276-351 275" svg:viewBox="0 0 352 1">
        <text:p/>
      </draw:connector>
      <draw:connector draw:style-name="Mgr10" draw:text-style-name="MP16" draw:layer="backgroundobjects" draw:type="lines" svg:x1="2.4cm" svg:y1="8.477cm" svg:x2="2.6cm" svg:y2="8.477cm" draw:start-shape="id407" draw:start-glue-point="10" draw:end-shape="id408" draw:end-glue-point="6" svg:d="M2400 8477h276-351 275" svg:viewBox="0 0 352 1">
        <text:p/>
      </draw:connector>
      <draw:connector draw:style-name="Mgr10" draw:text-style-name="MP16" draw:layer="backgroundobjects" draw:type="lines" svg:x1="3.5cm" svg:y1="9.577cm" svg:x2="1.5cm" svg:y2="9.577cm" draw:start-shape="id409" draw:start-glue-point="10" draw:end-shape="id410" draw:end-glue-point="6" svg:d="M3500 9577h-276-1449-275" svg:viewBox="0 0 2001 1">
        <text:p/>
      </draw:connector>
      <draw:connector draw:style-name="Mgr10" draw:text-style-name="MP16" draw:layer="backgroundobjects" draw:type="lines" svg:x1="3.052cm" svg:y1="9.077cm" svg:x2="2.052cm" svg:y2="9.077cm" draw:start-shape="id411" draw:start-glue-point="10" draw:end-shape="id412" draw:end-glue-point="6" svg:d="M3052 9077h-276-449-275" svg:viewBox="0 0 1001 1">
        <text:p/>
      </draw:connector>
      <draw:connector draw:style-name="Mgr10" draw:text-style-name="MP16" draw:layer="backgroundobjects" draw:type="lines" svg:x1="3.026cm" svg:y1="10.102cm" svg:x2="2.026cm" svg:y2="10.102cm" draw:start-shape="id413" draw:start-glue-point="10" draw:end-shape="id414" draw:end-glue-point="6" svg:d="M3026 10102h-276-449-275" svg:viewBox="0 0 1001 1">
        <text:p/>
      </draw:connector>
      <draw:connector draw:style-name="Mgr10" draw:text-style-name="MP16" draw:layer="backgroundobjects" draw:type="lines" svg:x1="2.626cm" svg:y1="10.702cm" svg:x2="2.426cm" svg:y2="10.702cm" draw:start-shape="id415" draw:start-glue-point="10" draw:end-shape="id416" draw:end-glue-point="6" svg:d="M2626 10702h-276 351-275" svg:viewBox="0 0 352 1">
        <text:p/>
      </draw:connector>
      <draw:connector draw:style-name="Mgr10" draw:text-style-name="MP16" draw:layer="backgroundobjects" draw:type="lines" svg:x1="2.626cm" svg:y1="11.402cm" svg:x2="2.426cm" svg:y2="11.402cm" draw:start-shape="id417" draw:start-glue-point="10" draw:end-shape="id418" draw:end-glue-point="6" svg:d="M2626 11402h-276 351-275" svg:viewBox="0 0 352 1">
        <text:p/>
      </draw:connector>
      <draw:connector draw:style-name="Mgr10" draw:text-style-name="MP16" draw:layer="backgroundobjects" draw:type="lines" svg:x1="1.526cm" svg:y1="12.502cm" svg:x2="3.526cm" svg:y2="12.502cm" draw:start-shape="id419" draw:start-glue-point="10" draw:end-shape="id420" draw:end-glue-point="6" svg:d="M1526 12502h276 1448 276" svg:viewBox="0 0 2001 1">
        <text:p/>
      </draw:connector>
      <draw:connector draw:style-name="Mgr10" draw:text-style-name="MP16" draw:layer="backgroundobjects" draw:type="lines" svg:x1="2.026cm" svg:y1="12.002cm" svg:x2="3.026cm" svg:y2="12.002cm" draw:start-shape="id421" draw:start-glue-point="10" draw:end-shape="id422" draw:end-glue-point="6" svg:d="M2026 12002h276 449 275" svg:viewBox="0 0 1001 1">
        <text:p/>
      </draw:connector>
      <draw:connector draw:style-name="Mgr10" draw:text-style-name="MP16" draw:layer="backgroundobjects" draw:type="lines" svg:x1="2.026cm" svg:y1="13.002cm" svg:x2="3.026cm" svg:y2="13.002cm" draw:start-shape="id423" draw:start-glue-point="10" draw:end-shape="id424" draw:end-glue-point="6" svg:d="M2026 13002h276 449 275" svg:viewBox="0 0 1001 1">
        <text:p/>
      </draw:connector>
      <draw:connector draw:style-name="Mgr10" draw:text-style-name="MP16" draw:layer="backgroundobjects" draw:type="lines" svg:x1="2.426cm" svg:y1="13.602cm" svg:x2="2.626cm" svg:y2="13.602cm" draw:start-shape="id425" draw:start-glue-point="10" draw:end-shape="id426" draw:end-glue-point="6" svg:d="M2426 13602h276-351 275" svg:viewBox="0 0 352 1">
        <text:p/>
      </draw:connector>
      <draw:connector draw:style-name="Mgr10" draw:text-style-name="MP16" draw:layer="backgroundobjects" draw:type="lines" svg:x1="2.426cm" svg:y1="14.302cm" svg:x2="2.626cm" svg:y2="14.302cm" draw:start-shape="id427" draw:start-glue-point="10" draw:end-shape="id428" draw:end-glue-point="6" svg:d="M2426 14302h276-351 275" svg:viewBox="0 0 352 1">
        <text:p/>
      </draw:connector>
      <draw:connector draw:style-name="Mgr10" draw:text-style-name="MP16" draw:layer="backgroundobjects" draw:type="lines" svg:x1="3.526cm" svg:y1="15.402cm" svg:x2="1.526cm" svg:y2="15.402cm" draw:start-shape="id429" draw:start-glue-point="10" draw:end-shape="id430" draw:end-glue-point="6" svg:d="M3526 15402h-276-1449-275" svg:viewBox="0 0 2001 1">
        <text:p/>
      </draw:connector>
      <draw:connector draw:style-name="Mgr10" draw:text-style-name="MP16" draw:layer="backgroundobjects" draw:type="lines" svg:x1="3.026cm" svg:y1="14.902cm" svg:x2="2.026cm" svg:y2="14.902cm" draw:start-shape="id431" draw:start-glue-point="10" draw:end-shape="id432" draw:end-glue-point="6" svg:d="M3026 14902h-276-449-275" svg:viewBox="0 0 1001 1">
        <text:p/>
      </draw:connector>
      <draw:custom-shape draw:style-name="Mgr13" draw:text-style-name="MP17" xml:id="id380" draw:id="id380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382" draw:id="id382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386" draw:id="id386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384" draw:id="id384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388" draw:id="id388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389" draw:id="id389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391" draw:id="id391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393" draw:id="id393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395" draw:id="id395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397" draw:id="id397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00" draw:id="id400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02" draw:id="id402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04" draw:id="id404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06" draw:id="id406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08" draw:id="id408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09" draw:id="id409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11" draw:id="id411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13" draw:id="id413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15" draw:id="id415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17" draw:id="id417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20" draw:id="id420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22" draw:id="id422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24" draw:id="id424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26" draw:id="id426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28" draw:id="id428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30" draw:id="id430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32" draw:id="id432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379" draw:id="id379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381" draw:id="id381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385" draw:id="id385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383" draw:id="id383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387" draw:id="id387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390" draw:id="id390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392" draw:id="id392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394" draw:id="id394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396" draw:id="id396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398" draw:id="id398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399" draw:id="id399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01" draw:id="id401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03" draw:id="id403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05" draw:id="id405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07" draw:id="id407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10" draw:id="id410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12" draw:id="id412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14" draw:id="id414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16" draw:id="id416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18" draw:id="id418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19" draw:id="id419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21" draw:id="id421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23" draw:id="id423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25" draw:id="id425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27" draw:id="id427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29" draw:id="id429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31" draw:id="id431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DNA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NA_5f_-title" draw:layer="backgroundobjects" svg:width="17cm" svg:height="9.56cm" svg:x="2cm" svg:y="2.5cm" presentation:class="page"/>
        <draw:frame presentation:style-name="DNA_5f_-notes" draw:layer="backgroundobjects" svg:width="17cm" svg:height="14cm" svg:x="2cm" svg:y="13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4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15"><text:span text:style-name="MT1"><text:page-number>&lt;number&gt;</text:page-number></text:span></text:p>
          </draw:text-box>
        </draw:frame>
      </presentation:notes>
    </style:master-page>
    <style:master-page style:name="Default4_5f_" style:display-name="Default4_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4_5f_-title" draw:layer="backgroundobjects" svg:width="22.5cm" svg:height="2.6cm" svg:x="4.5cm" svg:y="0.6cm" presentation:class="title" presentation:placeholder="true">
        <draw:text-box/>
      </draw:frame>
      <draw:frame presentation:style-name="Default4_5f_-outline1" draw:layer="backgroundobjects" svg:width="22.5cm" svg:height="9.134cm" svg:x="4.5cm" svg:y="3.8cm" presentation:class="outline" presentation:placeholder="true">
        <draw:text-box/>
      </draw:frame>
      <draw:frame presentation:style-name="Mpr29" draw:text-style-name="MP2" draw:layer="backgroundobjects" svg:width="6.523cm" svg:height="1.085cm" svg:x="4.4cm" svg:y="14.347cm" presentation:class="date-time">
        <draw:text-box>
          <text:p text:style-name="MP14"><text:span text:style-name="MT3"><presentation:date-time/></text:span></text:p>
        </draw:text-box>
      </draw:frame>
      <draw:frame presentation:style-name="Mpr29" draw:text-style-name="MP11" draw:layer="backgroundobjects" svg:width="8.875cm" svg:height="1.085cm" svg:x="11.075cm" svg:y="14.347cm" presentation:class="footer">
        <draw:text-box>
          <text:p text:style-name="MP15"><text:span text:style-name="MT4"><presentation:footer/></text:span></text:p>
        </draw:text-box>
      </draw:frame>
      <draw:frame presentation:style-name="Mpr29" draw:text-style-name="MP4" draw:layer="backgroundobjects" svg:width="6.523cm" svg:height="1.085cm" svg:x="20.075cm" svg:y="14.347cm" presentation:class="page-number">
        <draw:text-box>
          <text:p text:style-name="MP15"><text:span text:style-name="MT4"><text:page-number>&lt;number&gt;</text:page-number></text:span></text:p>
        </draw:text-box>
      </draw:frame>
      <draw:connector draw:style-name="Mgr10" draw:text-style-name="MP16" draw:layer="backgroundobjects" draw:type="lines" svg:x1="1.5cm" svg:y1="0.851cm" svg:x2="3.5cm" svg:y2="0.851cm" draw:start-shape="id433" draw:start-glue-point="10" draw:end-shape="id434" draw:end-glue-point="6" svg:d="M1500 851h276 1449 275" svg:viewBox="0 0 2001 1">
        <text:p/>
      </draw:connector>
      <draw:connector draw:style-name="Mgr10" draw:text-style-name="MP16" draw:layer="backgroundobjects" draw:type="lines" svg:x1="2cm" svg:y1="1.351cm" svg:x2="3cm" svg:y2="1.351cm" draw:start-shape="id435" draw:start-glue-point="10" draw:end-shape="id436" draw:end-glue-point="6" svg:d="M2000 1351h276 449 275" svg:viewBox="0 0 1001 1">
        <text:p/>
      </draw:connector>
      <draw:connector draw:style-name="Mgr10" draw:text-style-name="MP16" draw:layer="backgroundobjects" draw:type="lines" svg:x1="2.4cm" svg:y1="1.951cm" svg:x2="2.6cm" svg:y2="1.951cm" draw:start-shape="id437" draw:start-glue-point="10" draw:end-shape="id438" draw:end-glue-point="6" svg:d="M2400 1951h276-351 275" svg:viewBox="0 0 352 1">
        <text:p/>
      </draw:connector>
      <draw:connector draw:style-name="Mgr10" draw:text-style-name="MP16" draw:layer="backgroundobjects" draw:type="lines" svg:x1="2cm" svg:y1="0.351cm" svg:x2="3cm" svg:y2="0.351cm" draw:start-shape="id439" draw:start-glue-point="10" draw:end-shape="id440" draw:end-glue-point="6" svg:d="M2000 351h276 449 275" svg:viewBox="0 0 1001 1">
        <text:p/>
      </draw:connector>
      <draw:connector draw:style-name="Mgr10" draw:text-style-name="MP16" draw:layer="backgroundobjects" draw:type="lines" svg:x1="2.4cm" svg:y1="2.651cm" svg:x2="2.6cm" svg:y2="2.651cm" draw:start-shape="id441" draw:start-glue-point="10" draw:end-shape="id442" draw:end-glue-point="6" svg:d="M2400 2651h276-351 275" svg:viewBox="0 0 352 1">
        <text:p/>
      </draw:connector>
      <draw:connector draw:style-name="Mgr10" draw:text-style-name="MP16" draw:layer="backgroundobjects" draw:type="lines" svg:x1="3.5cm" svg:y1="3.751cm" svg:x2="1.5cm" svg:y2="3.751cm" draw:start-shape="id443" draw:start-glue-point="10" draw:end-shape="id444" draw:end-glue-point="6" svg:d="M3500 3751h-276-1449-275" svg:viewBox="0 0 2001 1">
        <text:p/>
      </draw:connector>
      <draw:connector draw:style-name="Mgr10" draw:text-style-name="MP16" draw:layer="backgroundobjects" draw:type="lines" svg:x1="3cm" svg:y1="3.251cm" svg:x2="2cm" svg:y2="3.251cm" draw:start-shape="id445" draw:start-glue-point="10" draw:end-shape="id446" draw:end-glue-point="6" svg:d="M3000 3251h-276-449-275" svg:viewBox="0 0 1001 1">
        <text:p/>
      </draw:connector>
      <draw:connector draw:style-name="Mgr10" draw:text-style-name="MP16" draw:layer="backgroundobjects" draw:type="lines" svg:x1="3cm" svg:y1="4.251cm" svg:x2="2cm" svg:y2="4.251cm" draw:start-shape="id447" draw:start-glue-point="10" draw:end-shape="id448" draw:end-glue-point="6" svg:d="M3000 4251h-276-449-275" svg:viewBox="0 0 1001 1">
        <text:p/>
      </draw:connector>
      <draw:connector draw:style-name="Mgr10" draw:text-style-name="MP16" draw:layer="backgroundobjects" draw:type="lines" svg:x1="2.6cm" svg:y1="4.851cm" svg:x2="2.4cm" svg:y2="4.851cm" draw:start-shape="id449" draw:start-glue-point="10" draw:end-shape="id450" draw:end-glue-point="6" svg:d="M2600 4851h-276 351-275" svg:viewBox="0 0 352 1">
        <text:p/>
      </draw:connector>
      <draw:connector draw:style-name="Mgr10" draw:text-style-name="MP16" draw:layer="backgroundobjects" draw:type="lines" svg:x1="2.6cm" svg:y1="5.551cm" svg:x2="2.4cm" svg:y2="5.551cm" draw:start-shape="id451" draw:start-glue-point="10" draw:end-shape="id452" draw:end-glue-point="6" svg:d="M2600 5551h-276 351-275" svg:viewBox="0 0 352 1">
        <text:p/>
      </draw:connector>
      <draw:connector draw:style-name="Mgr10" draw:text-style-name="MP16" draw:layer="backgroundobjects" draw:type="lines" svg:x1="1.5cm" svg:y1="6.651cm" svg:x2="3.5cm" svg:y2="6.651cm" draw:start-shape="id453" draw:start-glue-point="10" draw:end-shape="id454" draw:end-glue-point="6" svg:d="M1500 6651h276 1449 275" svg:viewBox="0 0 2001 1">
        <text:p/>
      </draw:connector>
      <draw:connector draw:style-name="Mgr10" draw:text-style-name="MP16" draw:layer="backgroundobjects" draw:type="lines" svg:x1="2cm" svg:y1="6.151cm" svg:x2="3cm" svg:y2="6.151cm" draw:start-shape="id455" draw:start-glue-point="10" draw:end-shape="id456" draw:end-glue-point="6" svg:d="M2000 6151h276 449 275" svg:viewBox="0 0 1001 1">
        <text:p/>
      </draw:connector>
      <draw:connector draw:style-name="Mgr10" draw:text-style-name="MP16" draw:layer="backgroundobjects" draw:type="lines" svg:x1="2cm" svg:y1="7.177cm" svg:x2="3cm" svg:y2="7.177cm" draw:start-shape="id457" draw:start-glue-point="10" draw:end-shape="id458" draw:end-glue-point="6" svg:d="M2000 7177h276 449 275" svg:viewBox="0 0 1001 1">
        <text:p/>
      </draw:connector>
      <draw:connector draw:style-name="Mgr10" draw:text-style-name="MP16" draw:layer="backgroundobjects" draw:type="lines" svg:x1="2.4cm" svg:y1="7.777cm" svg:x2="2.6cm" svg:y2="7.777cm" draw:start-shape="id459" draw:start-glue-point="10" draw:end-shape="id460" draw:end-glue-point="6" svg:d="M2400 7777h276-351 275" svg:viewBox="0 0 352 1">
        <text:p/>
      </draw:connector>
      <draw:connector draw:style-name="Mgr10" draw:text-style-name="MP16" draw:layer="backgroundobjects" draw:type="lines" svg:x1="2.4cm" svg:y1="8.477cm" svg:x2="2.6cm" svg:y2="8.477cm" draw:start-shape="id461" draw:start-glue-point="10" draw:end-shape="id462" draw:end-glue-point="6" svg:d="M2400 8477h276-351 275" svg:viewBox="0 0 352 1">
        <text:p/>
      </draw:connector>
      <draw:connector draw:style-name="Mgr10" draw:text-style-name="MP16" draw:layer="backgroundobjects" draw:type="lines" svg:x1="3.5cm" svg:y1="9.577cm" svg:x2="1.5cm" svg:y2="9.577cm" draw:start-shape="id463" draw:start-glue-point="10" draw:end-shape="id464" draw:end-glue-point="6" svg:d="M3500 9577h-276-1449-275" svg:viewBox="0 0 2001 1">
        <text:p/>
      </draw:connector>
      <draw:connector draw:style-name="Mgr10" draw:text-style-name="MP16" draw:layer="backgroundobjects" draw:type="lines" svg:x1="3.052cm" svg:y1="9.077cm" svg:x2="2.052cm" svg:y2="9.077cm" draw:start-shape="id465" draw:start-glue-point="10" draw:end-shape="id466" draw:end-glue-point="6" svg:d="M3052 9077h-276-449-275" svg:viewBox="0 0 1001 1">
        <text:p/>
      </draw:connector>
      <draw:connector draw:style-name="Mgr10" draw:text-style-name="MP16" draw:layer="backgroundobjects" draw:type="lines" svg:x1="3.026cm" svg:y1="10.102cm" svg:x2="2.026cm" svg:y2="10.102cm" draw:start-shape="id467" draw:start-glue-point="10" draw:end-shape="id468" draw:end-glue-point="6" svg:d="M3026 10102h-276-449-275" svg:viewBox="0 0 1001 1">
        <text:p/>
      </draw:connector>
      <draw:connector draw:style-name="Mgr10" draw:text-style-name="MP16" draw:layer="backgroundobjects" draw:type="lines" svg:x1="2.626cm" svg:y1="10.702cm" svg:x2="2.426cm" svg:y2="10.702cm" draw:start-shape="id469" draw:start-glue-point="10" draw:end-shape="id470" draw:end-glue-point="6" svg:d="M2626 10702h-276 351-275" svg:viewBox="0 0 352 1">
        <text:p/>
      </draw:connector>
      <draw:connector draw:style-name="Mgr10" draw:text-style-name="MP16" draw:layer="backgroundobjects" draw:type="lines" svg:x1="2.626cm" svg:y1="11.402cm" svg:x2="2.426cm" svg:y2="11.402cm" draw:start-shape="id471" draw:start-glue-point="10" draw:end-shape="id472" draw:end-glue-point="6" svg:d="M2626 11402h-276 351-275" svg:viewBox="0 0 352 1">
        <text:p/>
      </draw:connector>
      <draw:connector draw:style-name="Mgr10" draw:text-style-name="MP16" draw:layer="backgroundobjects" draw:type="lines" svg:x1="1.526cm" svg:y1="12.502cm" svg:x2="3.526cm" svg:y2="12.502cm" draw:start-shape="id473" draw:start-glue-point="10" draw:end-shape="id474" draw:end-glue-point="6" svg:d="M1526 12502h276 1448 276" svg:viewBox="0 0 2001 1">
        <text:p/>
      </draw:connector>
      <draw:connector draw:style-name="Mgr10" draw:text-style-name="MP16" draw:layer="backgroundobjects" draw:type="lines" svg:x1="2.026cm" svg:y1="12.002cm" svg:x2="3.026cm" svg:y2="12.002cm" draw:start-shape="id475" draw:start-glue-point="10" draw:end-shape="id476" draw:end-glue-point="6" svg:d="M2026 12002h276 449 275" svg:viewBox="0 0 1001 1">
        <text:p/>
      </draw:connector>
      <draw:connector draw:style-name="Mgr10" draw:text-style-name="MP16" draw:layer="backgroundobjects" draw:type="lines" svg:x1="2.026cm" svg:y1="13.002cm" svg:x2="3.026cm" svg:y2="13.002cm" draw:start-shape="id477" draw:start-glue-point="10" draw:end-shape="id478" draw:end-glue-point="6" svg:d="M2026 13002h276 449 275" svg:viewBox="0 0 1001 1">
        <text:p/>
      </draw:connector>
      <draw:connector draw:style-name="Mgr10" draw:text-style-name="MP16" draw:layer="backgroundobjects" draw:type="lines" svg:x1="2.426cm" svg:y1="13.602cm" svg:x2="2.626cm" svg:y2="13.602cm" draw:start-shape="id479" draw:start-glue-point="10" draw:end-shape="id480" draw:end-glue-point="6" svg:d="M2426 13602h276-351 275" svg:viewBox="0 0 352 1">
        <text:p/>
      </draw:connector>
      <draw:connector draw:style-name="Mgr10" draw:text-style-name="MP16" draw:layer="backgroundobjects" draw:type="lines" svg:x1="2.426cm" svg:y1="14.302cm" svg:x2="2.626cm" svg:y2="14.302cm" draw:start-shape="id481" draw:start-glue-point="10" draw:end-shape="id482" draw:end-glue-point="6" svg:d="M2426 14302h276-351 275" svg:viewBox="0 0 352 1">
        <text:p/>
      </draw:connector>
      <draw:connector draw:style-name="Mgr10" draw:text-style-name="MP16" draw:layer="backgroundobjects" draw:type="lines" svg:x1="3.526cm" svg:y1="15.402cm" svg:x2="1.526cm" svg:y2="15.402cm" draw:start-shape="id483" draw:start-glue-point="10" draw:end-shape="id484" draw:end-glue-point="6" svg:d="M3526 15402h-276-1449-275" svg:viewBox="0 0 2001 1">
        <text:p/>
      </draw:connector>
      <draw:connector draw:style-name="Mgr10" draw:text-style-name="MP16" draw:layer="backgroundobjects" draw:type="lines" svg:x1="3.026cm" svg:y1="14.902cm" svg:x2="2.026cm" svg:y2="14.902cm" draw:start-shape="id485" draw:start-glue-point="10" draw:end-shape="id486" draw:end-glue-point="6" svg:d="M3026 14902h-276-449-275" svg:viewBox="0 0 1001 1">
        <text:p/>
      </draw:connector>
      <draw:custom-shape draw:style-name="Mgr13" draw:text-style-name="MP17" xml:id="id434" draw:id="id434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36" draw:id="id436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40" draw:id="id440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38" draw:id="id438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42" draw:id="id442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43" draw:id="id443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45" draw:id="id445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47" draw:id="id447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49" draw:id="id449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51" draw:id="id451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54" draw:id="id454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56" draw:id="id456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58" draw:id="id458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60" draw:id="id460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62" draw:id="id462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63" draw:id="id463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65" draw:id="id465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67" draw:id="id467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69" draw:id="id469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71" draw:id="id471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74" draw:id="id474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76" draw:id="id476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78" draw:id="id478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80" draw:id="id480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82" draw:id="id482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84" draw:id="id484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86" draw:id="id486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33" draw:id="id433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35" draw:id="id435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39" draw:id="id439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37" draw:id="id437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41" draw:id="id441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44" draw:id="id444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46" draw:id="id446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48" draw:id="id448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50" draw:id="id450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52" draw:id="id452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53" draw:id="id453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55" draw:id="id455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57" draw:id="id457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59" draw:id="id459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61" draw:id="id461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64" draw:id="id464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66" draw:id="id466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68" draw:id="id468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70" draw:id="id470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72" draw:id="id472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73" draw:id="id473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75" draw:id="id475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77" draw:id="id477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79" draw:id="id479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81" draw:id="id481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83" draw:id="id483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85" draw:id="id485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efault4_5f_-title" draw:layer="backgroundobjects" svg:width="17cm" svg:height="9.56cm" svg:x="2cm" svg:y="2.5cm" presentation:class="page"/>
        <draw:frame presentation:style-name="Default4_5f_-notes" draw:layer="backgroundobjects" svg:width="17cm" svg:height="14cm" svg:x="2cm" svg:y="13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4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15"><text:span text:style-name="MT1"><text:page-number>&lt;number&gt;</text:page-number></text:span></text:p>
          </draw:text-box>
        </draw:frame>
      </presentation:notes>
    </style:master-page>
    <style:master-page style:name="Default5_5f_" style:display-name="Default5_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5_5f_-title" draw:layer="backgroundobjects" svg:width="22.5cm" svg:height="2.6cm" svg:x="4.5cm" svg:y="0.6cm" presentation:class="title" presentation:placeholder="true">
        <draw:text-box/>
      </draw:frame>
      <draw:frame presentation:style-name="Default5_5f_-outline1" draw:layer="backgroundobjects" svg:width="22.5cm" svg:height="9.134cm" svg:x="4.5cm" svg:y="3.8cm" presentation:class="outline" presentation:placeholder="true">
        <draw:text-box/>
      </draw:frame>
      <draw:frame presentation:style-name="Mpr32" draw:text-style-name="MP2" draw:layer="backgroundobjects" svg:width="6.523cm" svg:height="1.085cm" svg:x="4.4cm" svg:y="14.347cm" presentation:class="date-time">
        <draw:text-box>
          <text:p text:style-name="MP14"><text:span text:style-name="MT3"><presentation:date-time/></text:span></text:p>
        </draw:text-box>
      </draw:frame>
      <draw:frame presentation:style-name="Mpr32" draw:text-style-name="MP11" draw:layer="backgroundobjects" svg:width="8.875cm" svg:height="1.085cm" svg:x="11.075cm" svg:y="14.347cm" presentation:class="footer">
        <draw:text-box>
          <text:p text:style-name="MP15"><text:span text:style-name="MT4"><presentation:footer/></text:span></text:p>
        </draw:text-box>
      </draw:frame>
      <draw:frame presentation:style-name="Mpr32" draw:text-style-name="MP4" draw:layer="backgroundobjects" svg:width="6.523cm" svg:height="1.085cm" svg:x="20.075cm" svg:y="14.347cm" presentation:class="page-number">
        <draw:text-box>
          <text:p text:style-name="MP15"><text:span text:style-name="MT4"><text:page-number>&lt;number&gt;</text:page-number></text:span></text:p>
        </draw:text-box>
      </draw:frame>
      <draw:connector draw:style-name="Mgr10" draw:text-style-name="MP16" draw:layer="backgroundobjects" draw:type="lines" svg:x1="1.5cm" svg:y1="0.851cm" svg:x2="3.5cm" svg:y2="0.851cm" draw:start-shape="id487" draw:start-glue-point="10" draw:end-shape="id488" draw:end-glue-point="6" svg:d="M1500 851h276 1449 275" svg:viewBox="0 0 2001 1">
        <text:p/>
      </draw:connector>
      <draw:connector draw:style-name="Mgr10" draw:text-style-name="MP16" draw:layer="backgroundobjects" draw:type="lines" svg:x1="2cm" svg:y1="1.351cm" svg:x2="3cm" svg:y2="1.351cm" draw:start-shape="id489" draw:start-glue-point="10" draw:end-shape="id490" draw:end-glue-point="6" svg:d="M2000 1351h276 449 275" svg:viewBox="0 0 1001 1">
        <text:p/>
      </draw:connector>
      <draw:connector draw:style-name="Mgr10" draw:text-style-name="MP16" draw:layer="backgroundobjects" draw:type="lines" svg:x1="2.4cm" svg:y1="1.951cm" svg:x2="2.6cm" svg:y2="1.951cm" draw:start-shape="id491" draw:start-glue-point="10" draw:end-shape="id492" draw:end-glue-point="6" svg:d="M2400 1951h276-351 275" svg:viewBox="0 0 352 1">
        <text:p/>
      </draw:connector>
      <draw:connector draw:style-name="Mgr10" draw:text-style-name="MP16" draw:layer="backgroundobjects" draw:type="lines" svg:x1="2cm" svg:y1="0.351cm" svg:x2="3cm" svg:y2="0.351cm" draw:start-shape="id493" draw:start-glue-point="10" draw:end-shape="id494" draw:end-glue-point="6" svg:d="M2000 351h276 449 275" svg:viewBox="0 0 1001 1">
        <text:p/>
      </draw:connector>
      <draw:connector draw:style-name="Mgr10" draw:text-style-name="MP16" draw:layer="backgroundobjects" draw:type="lines" svg:x1="2.4cm" svg:y1="2.651cm" svg:x2="2.6cm" svg:y2="2.651cm" draw:start-shape="id495" draw:start-glue-point="10" draw:end-shape="id496" draw:end-glue-point="6" svg:d="M2400 2651h276-351 275" svg:viewBox="0 0 352 1">
        <text:p/>
      </draw:connector>
      <draw:connector draw:style-name="Mgr10" draw:text-style-name="MP16" draw:layer="backgroundobjects" draw:type="lines" svg:x1="3.5cm" svg:y1="3.751cm" svg:x2="1.5cm" svg:y2="3.751cm" draw:start-shape="id497" draw:start-glue-point="10" draw:end-shape="id498" draw:end-glue-point="6" svg:d="M3500 3751h-276-1449-275" svg:viewBox="0 0 2001 1">
        <text:p/>
      </draw:connector>
      <draw:connector draw:style-name="Mgr10" draw:text-style-name="MP16" draw:layer="backgroundobjects" draw:type="lines" svg:x1="3cm" svg:y1="3.251cm" svg:x2="2cm" svg:y2="3.251cm" draw:start-shape="id499" draw:start-glue-point="10" draw:end-shape="id500" draw:end-glue-point="6" svg:d="M3000 3251h-276-449-275" svg:viewBox="0 0 1001 1">
        <text:p/>
      </draw:connector>
      <draw:connector draw:style-name="Mgr10" draw:text-style-name="MP16" draw:layer="backgroundobjects" draw:type="lines" svg:x1="3cm" svg:y1="4.251cm" svg:x2="2cm" svg:y2="4.251cm" draw:start-shape="id501" draw:start-glue-point="10" draw:end-shape="id502" draw:end-glue-point="6" svg:d="M3000 4251h-276-449-275" svg:viewBox="0 0 1001 1">
        <text:p/>
      </draw:connector>
      <draw:connector draw:style-name="Mgr10" draw:text-style-name="MP16" draw:layer="backgroundobjects" draw:type="lines" svg:x1="2.6cm" svg:y1="4.851cm" svg:x2="2.4cm" svg:y2="4.851cm" draw:start-shape="id503" draw:start-glue-point="10" draw:end-shape="id504" draw:end-glue-point="6" svg:d="M2600 4851h-276 351-275" svg:viewBox="0 0 352 1">
        <text:p/>
      </draw:connector>
      <draw:connector draw:style-name="Mgr10" draw:text-style-name="MP16" draw:layer="backgroundobjects" draw:type="lines" svg:x1="2.6cm" svg:y1="5.551cm" svg:x2="2.4cm" svg:y2="5.551cm" draw:start-shape="id505" draw:start-glue-point="10" draw:end-shape="id506" draw:end-glue-point="6" svg:d="M2600 5551h-276 351-275" svg:viewBox="0 0 352 1">
        <text:p/>
      </draw:connector>
      <draw:connector draw:style-name="Mgr10" draw:text-style-name="MP16" draw:layer="backgroundobjects" draw:type="lines" svg:x1="1.5cm" svg:y1="6.651cm" svg:x2="3.5cm" svg:y2="6.651cm" draw:start-shape="id507" draw:start-glue-point="10" draw:end-shape="id508" draw:end-glue-point="6" svg:d="M1500 6651h276 1449 275" svg:viewBox="0 0 2001 1">
        <text:p/>
      </draw:connector>
      <draw:connector draw:style-name="Mgr10" draw:text-style-name="MP16" draw:layer="backgroundobjects" draw:type="lines" svg:x1="2cm" svg:y1="6.151cm" svg:x2="3cm" svg:y2="6.151cm" draw:start-shape="id509" draw:start-glue-point="10" draw:end-shape="id510" draw:end-glue-point="6" svg:d="M2000 6151h276 449 275" svg:viewBox="0 0 1001 1">
        <text:p/>
      </draw:connector>
      <draw:connector draw:style-name="Mgr10" draw:text-style-name="MP16" draw:layer="backgroundobjects" draw:type="lines" svg:x1="2cm" svg:y1="7.177cm" svg:x2="3cm" svg:y2="7.177cm" draw:start-shape="id511" draw:start-glue-point="10" draw:end-shape="id512" draw:end-glue-point="6" svg:d="M2000 7177h276 449 275" svg:viewBox="0 0 1001 1">
        <text:p/>
      </draw:connector>
      <draw:connector draw:style-name="Mgr10" draw:text-style-name="MP16" draw:layer="backgroundobjects" draw:type="lines" svg:x1="2.4cm" svg:y1="7.777cm" svg:x2="2.6cm" svg:y2="7.777cm" draw:start-shape="id513" draw:start-glue-point="10" draw:end-shape="id514" draw:end-glue-point="6" svg:d="M2400 7777h276-351 275" svg:viewBox="0 0 352 1">
        <text:p/>
      </draw:connector>
      <draw:connector draw:style-name="Mgr10" draw:text-style-name="MP16" draw:layer="backgroundobjects" draw:type="lines" svg:x1="2.4cm" svg:y1="8.477cm" svg:x2="2.6cm" svg:y2="8.477cm" draw:start-shape="id515" draw:start-glue-point="10" draw:end-shape="id516" draw:end-glue-point="6" svg:d="M2400 8477h276-351 275" svg:viewBox="0 0 352 1">
        <text:p/>
      </draw:connector>
      <draw:connector draw:style-name="Mgr10" draw:text-style-name="MP16" draw:layer="backgroundobjects" draw:type="lines" svg:x1="3.5cm" svg:y1="9.577cm" svg:x2="1.5cm" svg:y2="9.577cm" draw:start-shape="id517" draw:start-glue-point="10" draw:end-shape="id518" draw:end-glue-point="6" svg:d="M3500 9577h-276-1449-275" svg:viewBox="0 0 2001 1">
        <text:p/>
      </draw:connector>
      <draw:connector draw:style-name="Mgr10" draw:text-style-name="MP16" draw:layer="backgroundobjects" draw:type="lines" svg:x1="3.052cm" svg:y1="9.077cm" svg:x2="2.052cm" svg:y2="9.077cm" draw:start-shape="id519" draw:start-glue-point="10" draw:end-shape="id520" draw:end-glue-point="6" svg:d="M3052 9077h-276-449-275" svg:viewBox="0 0 1001 1">
        <text:p/>
      </draw:connector>
      <draw:connector draw:style-name="Mgr10" draw:text-style-name="MP16" draw:layer="backgroundobjects" draw:type="lines" svg:x1="3.026cm" svg:y1="10.102cm" svg:x2="2.026cm" svg:y2="10.102cm" draw:start-shape="id521" draw:start-glue-point="10" draw:end-shape="id522" draw:end-glue-point="6" svg:d="M3026 10102h-276-449-275" svg:viewBox="0 0 1001 1">
        <text:p/>
      </draw:connector>
      <draw:connector draw:style-name="Mgr10" draw:text-style-name="MP16" draw:layer="backgroundobjects" draw:type="lines" svg:x1="2.626cm" svg:y1="10.702cm" svg:x2="2.426cm" svg:y2="10.702cm" draw:start-shape="id523" draw:start-glue-point="10" draw:end-shape="id524" draw:end-glue-point="6" svg:d="M2626 10702h-276 351-275" svg:viewBox="0 0 352 1">
        <text:p/>
      </draw:connector>
      <draw:connector draw:style-name="Mgr10" draw:text-style-name="MP16" draw:layer="backgroundobjects" draw:type="lines" svg:x1="2.626cm" svg:y1="11.402cm" svg:x2="2.426cm" svg:y2="11.402cm" draw:start-shape="id525" draw:start-glue-point="10" draw:end-shape="id526" draw:end-glue-point="6" svg:d="M2626 11402h-276 351-275" svg:viewBox="0 0 352 1">
        <text:p/>
      </draw:connector>
      <draw:connector draw:style-name="Mgr10" draw:text-style-name="MP16" draw:layer="backgroundobjects" draw:type="lines" svg:x1="1.526cm" svg:y1="12.502cm" svg:x2="3.526cm" svg:y2="12.502cm" draw:start-shape="id527" draw:start-glue-point="10" draw:end-shape="id528" draw:end-glue-point="6" svg:d="M1526 12502h276 1448 276" svg:viewBox="0 0 2001 1">
        <text:p/>
      </draw:connector>
      <draw:connector draw:style-name="Mgr10" draw:text-style-name="MP16" draw:layer="backgroundobjects" draw:type="lines" svg:x1="2.026cm" svg:y1="12.002cm" svg:x2="3.026cm" svg:y2="12.002cm" draw:start-shape="id529" draw:start-glue-point="10" draw:end-shape="id530" draw:end-glue-point="6" svg:d="M2026 12002h276 449 275" svg:viewBox="0 0 1001 1">
        <text:p/>
      </draw:connector>
      <draw:connector draw:style-name="Mgr10" draw:text-style-name="MP16" draw:layer="backgroundobjects" draw:type="lines" svg:x1="2.026cm" svg:y1="13.002cm" svg:x2="3.026cm" svg:y2="13.002cm" draw:start-shape="id531" draw:start-glue-point="10" draw:end-shape="id532" draw:end-glue-point="6" svg:d="M2026 13002h276 449 275" svg:viewBox="0 0 1001 1">
        <text:p/>
      </draw:connector>
      <draw:connector draw:style-name="Mgr10" draw:text-style-name="MP16" draw:layer="backgroundobjects" draw:type="lines" svg:x1="2.426cm" svg:y1="13.602cm" svg:x2="2.626cm" svg:y2="13.602cm" draw:start-shape="id533" draw:start-glue-point="10" draw:end-shape="id534" draw:end-glue-point="6" svg:d="M2426 13602h276-351 275" svg:viewBox="0 0 352 1">
        <text:p/>
      </draw:connector>
      <draw:connector draw:style-name="Mgr10" draw:text-style-name="MP16" draw:layer="backgroundobjects" draw:type="lines" svg:x1="2.426cm" svg:y1="14.302cm" svg:x2="2.626cm" svg:y2="14.302cm" draw:start-shape="id535" draw:start-glue-point="10" draw:end-shape="id536" draw:end-glue-point="6" svg:d="M2426 14302h276-351 275" svg:viewBox="0 0 352 1">
        <text:p/>
      </draw:connector>
      <draw:connector draw:style-name="Mgr10" draw:text-style-name="MP16" draw:layer="backgroundobjects" draw:type="lines" svg:x1="3.526cm" svg:y1="15.402cm" svg:x2="1.526cm" svg:y2="15.402cm" draw:start-shape="id537" draw:start-glue-point="10" draw:end-shape="id538" draw:end-glue-point="6" svg:d="M3526 15402h-276-1449-275" svg:viewBox="0 0 2001 1">
        <text:p/>
      </draw:connector>
      <draw:connector draw:style-name="Mgr10" draw:text-style-name="MP16" draw:layer="backgroundobjects" draw:type="lines" svg:x1="3.026cm" svg:y1="14.902cm" svg:x2="2.026cm" svg:y2="14.902cm" draw:start-shape="id539" draw:start-glue-point="10" draw:end-shape="id540" draw:end-glue-point="6" svg:d="M3026 14902h-276-449-275" svg:viewBox="0 0 1001 1">
        <text:p/>
      </draw:connector>
      <draw:custom-shape draw:style-name="Mgr13" draw:text-style-name="MP17" xml:id="id488" draw:id="id488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90" draw:id="id490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94" draw:id="id494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92" draw:id="id492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96" draw:id="id496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97" draw:id="id497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99" draw:id="id499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501" draw:id="id501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503" draw:id="id503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505" draw:id="id505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508" draw:id="id508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510" draw:id="id510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512" draw:id="id512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514" draw:id="id514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516" draw:id="id516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517" draw:id="id517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519" draw:id="id519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521" draw:id="id521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523" draw:id="id523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525" draw:id="id525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528" draw:id="id528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530" draw:id="id530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532" draw:id="id532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534" draw:id="id534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536" draw:id="id536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538" draw:id="id538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540" draw:id="id540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87" draw:id="id487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89" draw:id="id489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93" draw:id="id493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491" draw:id="id491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95" draw:id="id495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498" draw:id="id498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500" draw:id="id500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502" draw:id="id502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504" draw:id="id504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506" draw:id="id506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507" draw:id="id507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509" draw:id="id509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511" draw:id="id511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513" draw:id="id513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515" draw:id="id515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518" draw:id="id518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520" draw:id="id520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522" draw:id="id522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524" draw:id="id524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526" draw:id="id526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527" draw:id="id527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529" draw:id="id529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531" draw:id="id531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533" draw:id="id533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7" xml:id="id535" draw:id="id535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537" draw:id="id537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8" xml:id="id539" draw:id="id539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efault5_5f_-title" draw:layer="backgroundobjects" svg:width="17cm" svg:height="9.56cm" svg:x="2cm" svg:y="2.5cm" presentation:class="page"/>
        <draw:frame presentation:style-name="Default5_5f_-notes" draw:layer="backgroundobjects" svg:width="17cm" svg:height="14cm" svg:x="2cm" svg:y="13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4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1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5:05:55.365526017</meta:creation-date>
    <meta:editing-duration>PT1H37M25S</meta:editing-duration>
    <meta:editing-cycles>13</meta:editing-cycles>
    <meta:generator>LibreOffice/24.2.6.2$Linux_X86_64 LibreOffice_project/420$Build-2</meta:generator>
    <dc:title>Inspiration</dc:title>
    <dc:date>2024-10-14T12:29:59.399309305</dc:date>
    <meta:document-statistic meta:object-count="1035"/>
  </office:meta>
</office:document-meta>
</file>